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gam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093" calcext:value-type="float">
            <text:p>11093</text:p>
          </table:table-cell>
          <table:table-cell office:value-type="float" office:value="2509" calcext:value-type="float">
            <text:p>2509</text:p>
          </table:table-cell>
          <table:table-cell office:value-type="float" office:value="2379" calcext:value-type="float">
            <text:p>2379</text:p>
          </table:table-cell>
          <table:table-cell office:value-type="float" office:value="4774" calcext:value-type="float">
            <text:p>4774</text:p>
          </table:table-cell>
          <table:table-cell office:value-type="float" office:value="14683" calcext:value-type="float">
            <text:p>14683</text:p>
          </table:table-cell>
          <table:table-cell office:value-type="float" office:value="2540" calcext:value-type="float">
            <text:p>2540</text:p>
          </table:table-cell>
          <table:table-cell office:value-type="float" office:value="3614" calcext:value-type="float">
            <text:p>3614</text:p>
          </table:table-cell>
          <table:table-cell office:value-type="float" office:value="2432" calcext:value-type="float">
            <text:p>2432</text:p>
          </table:table-cell>
          <table:table-cell office:value-type="float" office:value="10904" calcext:value-type="float">
            <text:p>10904</text:p>
          </table:table-cell>
          <table:table-cell office:value-type="float" office:value="1188" calcext:value-type="float">
            <text:p>1188</text:p>
          </table:table-cell>
          <table:table-cell office:value-type="float" office:value="1249" calcext:value-type="float">
            <text:p>1249</text:p>
          </table:table-cell>
          <table:table-cell office:value-type="float" office:value="4845" calcext:value-type="float">
            <text:p>4845</text:p>
          </table:table-cell>
          <table:table-cell office:value-type="float" office:value="2498" calcext:value-type="float">
            <text:p>2498</text:p>
          </table:table-cell>
          <table:table-cell office:value-type="float" office:value="7478" calcext:value-type="float">
            <text:p>7478</text:p>
          </table:table-cell>
          <table:table-cell office:value-type="float" office:value="9837" calcext:value-type="float">
            <text:p>9837</text:p>
          </table:table-cell>
          <table:table-cell office:value-type="float" office:value="2470" calcext:value-type="float">
            <text:p>2470</text:p>
          </table:table-cell>
          <table:table-cell office:value-type="float" office:value="1202" calcext:value-type="float">
            <text:p>1202</text:p>
          </table:table-cell>
          <table:table-cell office:value-type="float" office:value="7218" calcext:value-type="float">
            <text:p>7218</text:p>
          </table:table-cell>
          <table:table-cell office:value-type="float" office:value="4867" calcext:value-type="float">
            <text:p>4867</text:p>
          </table:table-cell>
          <table:table-cell office:value-type="float" office:value="7284" calcext:value-type="float">
            <text:p>7284</text:p>
          </table:table-cell>
          <table:table-cell office:value-type="float" office:value="4817" calcext:value-type="float">
            <text:p>4817</text:p>
          </table:table-cell>
          <table:table-cell office:value-type="float" office:value="2378" calcext:value-type="float">
            <text:p>2378</text:p>
          </table:table-cell>
          <table:table-cell office:value-type="float" office:value="2419" calcext:value-type="float">
            <text:p>2419</text:p>
          </table:table-cell>
          <table:table-cell office:value-type="float" office:value="1248" calcext:value-type="float">
            <text:p>1248</text:p>
          </table:table-cell>
          <table:table-cell office:value-type="float" office:value="2397" calcext:value-type="float">
            <text:p>2397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0702" calcext:value-type="float">
            <text:p>10702</text:p>
          </table:table-cell>
          <table:table-cell office:value-type="float" office:value="43580" calcext:value-type="float">
            <text:p>43580</text:p>
          </table:table-cell>
          <table:table-cell office:value-type="float" office:value="10966" calcext:value-type="float">
            <text:p>10966</text:p>
          </table:table-cell>
          <table:table-cell office:value-type="float" office:value="10835" calcext:value-type="float">
            <text:p>10835</text:p>
          </table:table-cell>
          <table:table-cell office:value-type="float" office:value="21780" calcext:value-type="float">
            <text:p>21780</text:p>
          </table:table-cell>
          <table:table-cell office:value-type="float" office:value="65262" calcext:value-type="float">
            <text:p>65262</text:p>
          </table:table-cell>
          <table:table-cell office:value-type="float" office:value="10869" calcext:value-type="float">
            <text:p>10869</text:p>
          </table:table-cell>
          <table:table-cell office:value-type="float" office:value="16236" calcext:value-type="float">
            <text:p>16236</text:p>
          </table:table-cell>
          <table:table-cell office:value-type="float" office:value="11033" calcext:value-type="float">
            <text:p>11033</text:p>
          </table:table-cell>
          <table:table-cell office:value-type="float" office:value="48512" calcext:value-type="float">
            <text:p>48512</text:p>
          </table:table-cell>
          <table:table-cell office:value-type="float" office:value="5527" calcext:value-type="float">
            <text:p>5527</text:p>
          </table:table-cell>
          <table:table-cell office:value-type="float" office:value="5390" calcext:value-type="float">
            <text:p>5390</text:p>
          </table:table-cell>
          <table:table-cell office:value-type="float" office:value="21775" calcext:value-type="float">
            <text:p>21775</text:p>
          </table:table-cell>
          <table:table-cell office:value-type="float" office:value="10826" calcext:value-type="float">
            <text:p>10826</text:p>
          </table:table-cell>
          <table:table-cell office:value-type="float" office:value="32654" calcext:value-type="float">
            <text:p>32654</text:p>
          </table:table-cell>
          <table:table-cell office:value-type="float" office:value="43487" calcext:value-type="float">
            <text:p>43487</text:p>
          </table:table-cell>
          <table:table-cell office:value-type="float" office:value="10974" calcext:value-type="float">
            <text:p>10974</text:p>
          </table:table-cell>
          <table:table-cell office:value-type="float" office:value="5466" calcext:value-type="float">
            <text:p>5466</text:p>
          </table:table-cell>
          <table:table-cell office:value-type="float" office:value="32540" calcext:value-type="float">
            <text:p>32540</text:p>
          </table:table-cell>
          <table:table-cell office:value-type="float" office:value="21662" calcext:value-type="float">
            <text:p>21662</text:p>
          </table:table-cell>
          <table:table-cell office:value-type="float" office:value="32288" calcext:value-type="float">
            <text:p>32288</text:p>
          </table:table-cell>
          <table:table-cell office:value-type="float" office:value="21836" calcext:value-type="float">
            <text:p>21836</text:p>
          </table:table-cell>
          <table:table-cell office:value-type="float" office:value="11021" calcext:value-type="float">
            <text:p>11021</text:p>
          </table:table-cell>
          <table:table-cell office:value-type="float" office:value="11022" calcext:value-type="float">
            <text:p>11022</text:p>
          </table:table-cell>
          <table:table-cell office:value-type="float" office:value="5430" calcext:value-type="float">
            <text:p>5430</text:p>
          </table:table-cell>
          <table:table-cell office:value-type="float" office:value="11088" calcext:value-type="float">
            <text:p>11088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0921" calcext:value-type="float">
            <text:p>10921</text:p>
          </table:table-cell>
          <table:table-cell office:value-type="float" office:value="1226" calcext:value-type="float">
            <text:p>1226</text:p>
          </table:table-cell>
          <table:table-cell office:value-type="float" office:value="2375" calcext:value-type="float">
            <text:p>2375</text:p>
          </table:table-cell>
          <table:table-cell office:value-type="float" office:value="4960" calcext:value-type="float">
            <text:p>4960</text:p>
          </table:table-cell>
          <table:table-cell office:value-type="float" office:value="14394" calcext:value-type="float">
            <text:p>14394</text:p>
          </table:table-cell>
          <table:table-cell office:value-type="float" office:value="2472" calcext:value-type="float">
            <text:p>2472</text:p>
          </table:table-cell>
          <table:table-cell office:value-type="float" office:value="3548" calcext:value-type="float">
            <text:p>3548</text:p>
          </table:table-cell>
          <table:table-cell office:value-type="float" office:value="2357" calcext:value-type="float">
            <text:p>2357</text:p>
          </table:table-cell>
          <table:table-cell office:value-type="float" office:value="11121" calcext:value-type="float">
            <text:p>11121</text:p>
          </table:table-cell>
          <table:table-cell office:value-type="float" office:value="1213" calcext:value-type="float">
            <text:p>1213</text:p>
          </table:table-cell>
          <table:table-cell office:value-type="float" office:value="1185" calcext:value-type="float">
            <text:p>1185</text:p>
          </table:table-cell>
          <table:table-cell office:value-type="float" office:value="4789" calcext:value-type="float">
            <text:p>4789</text:p>
          </table:table-cell>
          <table:table-cell office:value-type="float" office:value="2443" calcext:value-type="float">
            <text:p>2443</text:p>
          </table:table-cell>
          <table:table-cell office:value-type="float" office:value="7231" calcext:value-type="float">
            <text:p>7231</text:p>
          </table:table-cell>
          <table:table-cell office:value-type="float" office:value="9706" calcext:value-type="float">
            <text:p>9706</text:p>
          </table:table-cell>
          <table:table-cell office:value-type="float" office:value="2388" calcext:value-type="float">
            <text:p>2388</text:p>
          </table:table-cell>
          <table:table-cell office:value-type="float" office:value="1209" calcext:value-type="float">
            <text:p>1209</text:p>
          </table:table-cell>
          <table:table-cell office:value-type="float" office:value="7037" calcext:value-type="float">
            <text:p>7037</text:p>
          </table:table-cell>
          <table:table-cell office:value-type="float" office:value="4862" calcext:value-type="float">
            <text:p>4862</text:p>
          </table:table-cell>
          <table:table-cell office:value-type="float" office:value="7249" calcext:value-type="float">
            <text:p>7249</text:p>
          </table:table-cell>
          <table:table-cell office:value-type="float" office:value="4832" calcext:value-type="float">
            <text:p>4832</text:p>
          </table:table-cell>
          <table:table-cell office:value-type="float" office:value="2409" calcext:value-type="float">
            <text:p>2409</text:p>
          </table:table-cell>
          <table:table-cell office:value-type="float" office:value="2496" calcext:value-type="float">
            <text:p>2496</text:p>
          </table:table-cell>
          <table:table-cell office:value-type="float" office:value="1191" calcext:value-type="float">
            <text:p>1191</text:p>
          </table:table-cell>
          <table:table-cell office:value-type="float" office:value="2455" calcext:value-type="float">
            <text:p>2455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1043" calcext:value-type="float">
            <text:p>11043</text:p>
          </table:table-cell>
          <table:table-cell office:value-type="float" office:value="2366" calcext:value-type="float">
            <text:p>2366</text:p>
          </table:table-cell>
          <table:table-cell office:value-type="float" office:value="1244" calcext:value-type="float">
            <text:p>1244</text:p>
          </table:table-cell>
          <table:table-cell office:value-type="float" office:value="4764" calcext:value-type="float">
            <text:p>4764</text:p>
          </table:table-cell>
          <table:table-cell office:value-type="float" office:value="14656" calcext:value-type="float">
            <text:p>14656</text:p>
          </table:table-cell>
          <table:table-cell office:value-type="float" office:value="2307" calcext:value-type="float">
            <text:p>2307</text:p>
          </table:table-cell>
          <table:table-cell office:value-type="float" office:value="3657" calcext:value-type="float">
            <text:p>3657</text:p>
          </table:table-cell>
          <table:table-cell office:value-type="float" office:value="2489" calcext:value-type="float">
            <text:p>2489</text:p>
          </table:table-cell>
          <table:table-cell office:value-type="float" office:value="10920" calcext:value-type="float">
            <text:p>10920</text:p>
          </table:table-cell>
          <table:table-cell office:value-type="float" office:value="1253" calcext:value-type="float">
            <text:p>1253</text:p>
          </table:table-cell>
          <table:table-cell office:value-type="float" office:value="1220" calcext:value-type="float">
            <text:p>1220</text:p>
          </table:table-cell>
          <table:table-cell office:value-type="float" office:value="4914" calcext:value-type="float">
            <text:p>4914</text:p>
          </table:table-cell>
          <table:table-cell office:value-type="float" office:value="2459" calcext:value-type="float">
            <text:p>2459</text:p>
          </table:table-cell>
          <table:table-cell office:value-type="float" office:value="7390" calcext:value-type="float">
            <text:p>7390</text:p>
          </table:table-cell>
          <table:table-cell office:value-type="float" office:value="9665" calcext:value-type="float">
            <text:p>9665</text:p>
          </table:table-cell>
          <table:table-cell office:value-type="float" office:value="2426" calcext:value-type="float">
            <text:p>2426</text:p>
          </table:table-cell>
          <table:table-cell office:value-type="float" office:value="1221" calcext:value-type="float">
            <text:p>1221</text:p>
          </table:table-cell>
          <table:table-cell office:value-type="float" office:value="7309" calcext:value-type="float">
            <text:p>7309</text:p>
          </table:table-cell>
          <table:table-cell office:value-type="float" office:value="4720" calcext:value-type="float">
            <text:p>4720</text:p>
          </table:table-cell>
          <table:table-cell office:value-type="float" office:value="7312" calcext:value-type="float">
            <text:p>7312</text:p>
          </table:table-cell>
          <table:table-cell office:value-type="float" office:value="4869" calcext:value-type="float">
            <text:p>4869</text:p>
          </table:table-cell>
          <table:table-cell office:value-type="float" office:value="2404" calcext:value-type="float">
            <text:p>2404</text:p>
          </table:table-cell>
          <table:table-cell office:value-type="float" office:value="2307" calcext:value-type="float">
            <text:p>2307</text:p>
          </table:table-cell>
          <table:table-cell office:value-type="float" office:value="1175" calcext:value-type="float">
            <text:p>1175</text:p>
          </table:table-cell>
          <table:table-cell office:value-type="float" office:value="2481" calcext:value-type="float">
            <text:p>2481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1997" calcext:value-type="float">
            <text:p>21997</text:p>
          </table:table-cell>
          <table:table-cell office:value-type="float" office:value="4934" calcext:value-type="float">
            <text:p>4934</text:p>
          </table:table-cell>
          <table:table-cell office:value-type="float" office:value="4789" calcext:value-type="float">
            <text:p>4789</text:p>
          </table:table-cell>
          <table:table-cell office:value-type="float" office:value="7290" calcext:value-type="float">
            <text:p>7290</text:p>
          </table:table-cell>
          <table:table-cell office:value-type="float" office:value="28868" calcext:value-type="float">
            <text:p>28868</text:p>
          </table:table-cell>
          <table:table-cell office:value-type="float" office:value="5013" calcext:value-type="float">
            <text:p>5013</text:p>
          </table:table-cell>
          <table:table-cell office:value-type="float" office:value="7123" calcext:value-type="float">
            <text:p>7123</text:p>
          </table:table-cell>
          <table:table-cell office:value-type="float" office:value="4998" calcext:value-type="float">
            <text:p>4998</text:p>
          </table:table-cell>
          <table:table-cell office:value-type="float" office:value="21770" calcext:value-type="float">
            <text:p>21770</text:p>
          </table:table-cell>
          <table:table-cell office:value-type="float" office:value="2390" calcext:value-type="float">
            <text:p>2390</text:p>
          </table:table-cell>
          <table:table-cell office:value-type="float" office:value="2406" calcext:value-type="float">
            <text:p>2406</text:p>
          </table:table-cell>
          <table:table-cell office:value-type="float" office:value="9704" calcext:value-type="float">
            <text:p>9704</text:p>
          </table:table-cell>
          <table:table-cell office:value-type="float" office:value="4820" calcext:value-type="float">
            <text:p>4820</text:p>
          </table:table-cell>
          <table:table-cell office:value-type="float" office:value="14561" calcext:value-type="float">
            <text:p>14561</text:p>
          </table:table-cell>
          <table:table-cell office:value-type="float" office:value="19276" calcext:value-type="float">
            <text:p>19276</text:p>
          </table:table-cell>
          <table:table-cell office:value-type="float" office:value="4817" calcext:value-type="float">
            <text:p>4817</text:p>
          </table:table-cell>
          <table:table-cell office:value-type="float" office:value="2423" calcext:value-type="float">
            <text:p>2423</text:p>
          </table:table-cell>
          <table:table-cell office:value-type="float" office:value="14552" calcext:value-type="float">
            <text:p>14552</text:p>
          </table:table-cell>
          <table:table-cell office:value-type="float" office:value="9772" calcext:value-type="float">
            <text:p>9772</text:p>
          </table:table-cell>
          <table:table-cell office:value-type="float" office:value="14701" calcext:value-type="float">
            <text:p>14701</text:p>
          </table:table-cell>
          <table:table-cell office:value-type="float" office:value="9643" calcext:value-type="float">
            <text:p>9643</text:p>
          </table:table-cell>
          <table:table-cell office:value-type="float" office:value="4940" calcext:value-type="float">
            <text:p>4940</text:p>
          </table:table-cell>
          <table:table-cell office:value-type="float" office:value="4710" calcext:value-type="float">
            <text:p>4710</text:p>
          </table:table-cell>
          <table:table-cell office:value-type="float" office:value="2387" calcext:value-type="float">
            <text:p>2387</text:p>
          </table:table-cell>
          <table:table-cell office:value-type="float" office:value="4728" calcext:value-type="float">
            <text:p>472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65157" calcext:value-type="float">
            <text:p>65157</text:p>
          </table:table-cell>
          <table:table-cell office:value-type="float" office:value="14451" calcext:value-type="float">
            <text:p>14451</text:p>
          </table:table-cell>
          <table:table-cell office:value-type="float" office:value="14647" calcext:value-type="float">
            <text:p>14647</text:p>
          </table:table-cell>
          <table:table-cell office:value-type="float" office:value="29051" calcext:value-type="float">
            <text:p>29051</text:p>
          </table:table-cell>
          <table:table-cell office:value-type="float" office:value="79906" calcext:value-type="float">
            <text:p>79906</text:p>
          </table:table-cell>
          <table:table-cell office:value-type="float" office:value="14650" calcext:value-type="float">
            <text:p>14650</text:p>
          </table:table-cell>
          <table:table-cell office:value-type="float" office:value="21951" calcext:value-type="float">
            <text:p>21951</text:p>
          </table:table-cell>
          <table:table-cell office:value-type="float" office:value="14568" calcext:value-type="float">
            <text:p>14568</text:p>
          </table:table-cell>
          <table:table-cell office:value-type="float" office:value="65682" calcext:value-type="float">
            <text:p>65682</text:p>
          </table:table-cell>
          <table:table-cell office:value-type="float" office:value="7268" calcext:value-type="float">
            <text:p>7268</text:p>
          </table:table-cell>
          <table:table-cell office:value-type="float" office:value="7383" calcext:value-type="float">
            <text:p>7383</text:p>
          </table:table-cell>
          <table:table-cell office:value-type="float" office:value="29164" calcext:value-type="float">
            <text:p>29164</text:p>
          </table:table-cell>
          <table:table-cell office:value-type="float" office:value="14609" calcext:value-type="float">
            <text:p>14609</text:p>
          </table:table-cell>
          <table:table-cell office:value-type="float" office:value="44015" calcext:value-type="float">
            <text:p>44015</text:p>
          </table:table-cell>
          <table:table-cell office:value-type="float" office:value="58125" calcext:value-type="float">
            <text:p>58125</text:p>
          </table:table-cell>
          <table:table-cell office:value-type="float" office:value="14276" calcext:value-type="float">
            <text:p>14276</text:p>
          </table:table-cell>
          <table:table-cell office:value-type="float" office:value="7287" calcext:value-type="float">
            <text:p>7287</text:p>
          </table:table-cell>
          <table:table-cell office:value-type="float" office:value="43656" calcext:value-type="float">
            <text:p>43656</text:p>
          </table:table-cell>
          <table:table-cell office:value-type="float" office:value="29316" calcext:value-type="float">
            <text:p>29316</text:p>
          </table:table-cell>
          <table:table-cell office:value-type="float" office:value="43868" calcext:value-type="float">
            <text:p>43868</text:p>
          </table:table-cell>
          <table:table-cell office:value-type="float" office:value="28841" calcext:value-type="float">
            <text:p>28841</text:p>
          </table:table-cell>
          <table:table-cell office:value-type="float" office:value="14643" calcext:value-type="float">
            <text:p>14643</text:p>
          </table:table-cell>
          <table:table-cell office:value-type="float" office:value="14526" calcext:value-type="float">
            <text:p>14526</text:p>
          </table:table-cell>
          <table:table-cell office:value-type="float" office:value="7398" calcext:value-type="float">
            <text:p>7398</text:p>
          </table:table-cell>
          <table:table-cell office:value-type="float" office:value="14641" calcext:value-type="float">
            <text:p>14641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934" calcext:value-type="float">
            <text:p>10934</text:p>
          </table:table-cell>
          <table:table-cell office:value-type="float" office:value="2451" calcext:value-type="float">
            <text:p>2451</text:p>
          </table:table-cell>
          <table:table-cell office:value-type="float" office:value="2460" calcext:value-type="float">
            <text:p>2460</text:p>
          </table:table-cell>
          <table:table-cell office:value-type="float" office:value="4888" calcext:value-type="float">
            <text:p>4888</text:p>
          </table:table-cell>
          <table:table-cell office:value-type="float" office:value="14510" calcext:value-type="float">
            <text:p>14510</text:p>
          </table:table-cell>
          <table:table-cell office:value-type="float" office:value="1213" calcext:value-type="float">
            <text:p>1213</text:p>
          </table:table-cell>
          <table:table-cell office:value-type="float" office:value="3722" calcext:value-type="float">
            <text:p>3722</text:p>
          </table:table-cell>
          <table:table-cell office:value-type="float" office:value="2413" calcext:value-type="float">
            <text:p>2413</text:p>
          </table:table-cell>
          <table:table-cell office:value-type="float" office:value="10794" calcext:value-type="float">
            <text:p>10794</text:p>
          </table:table-cell>
          <table:table-cell office:value-type="float" office:value="1211" calcext:value-type="float">
            <text:p>1211</text:p>
          </table:table-cell>
          <table:table-cell office:value-type="float" office:value="1196" calcext:value-type="float">
            <text:p>1196</text:p>
          </table:table-cell>
          <table:table-cell office:value-type="float" office:value="4780" calcext:value-type="float">
            <text:p>4780</text:p>
          </table:table-cell>
          <table:table-cell office:value-type="float" office:value="2412" calcext:value-type="float">
            <text:p>2412</text:p>
          </table:table-cell>
          <table:table-cell office:value-type="float" office:value="7261" calcext:value-type="float">
            <text:p>7261</text:p>
          </table:table-cell>
          <table:table-cell office:value-type="float" office:value="9675" calcext:value-type="float">
            <text:p>9675</text:p>
          </table:table-cell>
          <table:table-cell office:value-type="float" office:value="2472" calcext:value-type="float">
            <text:p>2472</text:p>
          </table:table-cell>
          <table:table-cell office:value-type="float" office:value="1267" calcext:value-type="float">
            <text:p>1267</text:p>
          </table:table-cell>
          <table:table-cell office:value-type="float" office:value="7165" calcext:value-type="float">
            <text:p>7165</text:p>
          </table:table-cell>
          <table:table-cell office:value-type="float" office:value="4838" calcext:value-type="float">
            <text:p>4838</text:p>
          </table:table-cell>
          <table:table-cell office:value-type="float" office:value="7385" calcext:value-type="float">
            <text:p>7385</text:p>
          </table:table-cell>
          <table:table-cell office:value-type="float" office:value="4935" calcext:value-type="float">
            <text:p>4935</text:p>
          </table:table-cell>
          <table:table-cell office:value-type="float" office:value="2440" calcext:value-type="float">
            <text:p>2440</text:p>
          </table:table-cell>
          <table:table-cell office:value-type="float" office:value="2359" calcext:value-type="float">
            <text:p>2359</text:p>
          </table:table-cell>
          <table:table-cell office:value-type="float" office:value="1207" calcext:value-type="float">
            <text:p>1207</text:p>
          </table:table-cell>
          <table:table-cell office:value-type="float" office:value="2389" calcext:value-type="float">
            <text:p>238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16451" calcext:value-type="float">
            <text:p>16451</text:p>
          </table:table-cell>
          <table:table-cell office:value-type="float" office:value="3558" calcext:value-type="float">
            <text:p>3558</text:p>
          </table:table-cell>
          <table:table-cell office:value-type="float" office:value="3626" calcext:value-type="float">
            <text:p>3626</text:p>
          </table:table-cell>
          <table:table-cell office:value-type="float" office:value="7297" calcext:value-type="float">
            <text:p>7297</text:p>
          </table:table-cell>
          <table:table-cell office:value-type="float" office:value="22032" calcext:value-type="float">
            <text:p>22032</text:p>
          </table:table-cell>
          <table:table-cell office:value-type="float" office:value="3604" calcext:value-type="float">
            <text:p>3604</text:p>
          </table:table-cell>
          <table:table-cell office:value-type="float" office:value="3723" calcext:value-type="float">
            <text:p>3723</text:p>
          </table:table-cell>
          <table:table-cell office:value-type="float" office:value="3602" calcext:value-type="float">
            <text:p>3602</text:p>
          </table:table-cell>
          <table:table-cell office:value-type="float" office:value="16437" calcext:value-type="float">
            <text:p>16437</text:p>
          </table:table-cell>
          <table:table-cell office:value-type="float" office:value="1834" calcext:value-type="float">
            <text:p>1834</text:p>
          </table:table-cell>
          <table:table-cell office:value-type="float" office:value="1771" calcext:value-type="float">
            <text:p>1771</text:p>
          </table:table-cell>
          <table:table-cell office:value-type="float" office:value="7482" calcext:value-type="float">
            <text:p>7482</text:p>
          </table:table-cell>
          <table:table-cell office:value-type="float" office:value="3585" calcext:value-type="float">
            <text:p>3585</text:p>
          </table:table-cell>
          <table:table-cell office:value-type="float" office:value="10917" calcext:value-type="float">
            <text:p>10917</text:p>
          </table:table-cell>
          <table:table-cell office:value-type="float" office:value="14562" calcext:value-type="float">
            <text:p>14562</text:p>
          </table:table-cell>
          <table:table-cell office:value-type="float" office:value="3626" calcext:value-type="float">
            <text:p>3626</text:p>
          </table:table-cell>
          <table:table-cell office:value-type="float" office:value="1745" calcext:value-type="float">
            <text:p>1745</text:p>
          </table:table-cell>
          <table:table-cell office:value-type="float" office:value="10952" calcext:value-type="float">
            <text:p>10952</text:p>
          </table:table-cell>
          <table:table-cell office:value-type="float" office:value="7239" calcext:value-type="float">
            <text:p>7239</text:p>
          </table:table-cell>
          <table:table-cell office:value-type="float" office:value="11011" calcext:value-type="float">
            <text:p>11011</text:p>
          </table:table-cell>
          <table:table-cell office:value-type="float" office:value="7183" calcext:value-type="float">
            <text:p>7183</text:p>
          </table:table-cell>
          <table:table-cell office:value-type="float" office:value="3634" calcext:value-type="float">
            <text:p>3634</text:p>
          </table:table-cell>
          <table:table-cell office:value-type="float" office:value="3627" calcext:value-type="float">
            <text:p>3627</text:p>
          </table:table-cell>
          <table:table-cell office:value-type="float" office:value="1731" calcext:value-type="float">
            <text:p>1731</text:p>
          </table:table-cell>
          <table:table-cell office:value-type="float" office:value="3571" calcext:value-type="float">
            <text:p>3571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0845" calcext:value-type="float">
            <text:p>10845</text:p>
          </table:table-cell>
          <table:table-cell office:value-type="float" office:value="2377" calcext:value-type="float">
            <text:p>2377</text:p>
          </table:table-cell>
          <table:table-cell office:value-type="float" office:value="2448" calcext:value-type="float">
            <text:p>2448</text:p>
          </table:table-cell>
          <table:table-cell office:value-type="float" office:value="4895" calcext:value-type="float">
            <text:p>4895</text:p>
          </table:table-cell>
          <table:table-cell office:value-type="float" office:value="14784" calcext:value-type="float">
            <text:p>14784</text:p>
          </table:table-cell>
          <table:table-cell office:value-type="float" office:value="2328" calcext:value-type="float">
            <text:p>2328</text:p>
          </table:table-cell>
          <table:table-cell office:value-type="float" office:value="3625" calcext:value-type="float">
            <text:p>3625</text:p>
          </table:table-cell>
          <table:table-cell office:value-type="float" office:value="1274" calcext:value-type="float">
            <text:p>1274</text:p>
          </table:table-cell>
          <table:table-cell office:value-type="float" office:value="10845" calcext:value-type="float">
            <text:p>10845</text:p>
          </table:table-cell>
          <table:table-cell office:value-type="float" office:value="1279" calcext:value-type="float">
            <text:p>1279</text:p>
          </table:table-cell>
          <table:table-cell office:value-type="float" office:value="1179" calcext:value-type="float">
            <text:p>1179</text:p>
          </table:table-cell>
          <table:table-cell office:value-type="float" office:value="4963" calcext:value-type="float">
            <text:p>4963</text:p>
          </table:table-cell>
          <table:table-cell office:value-type="float" office:value="2448" calcext:value-type="float">
            <text:p>2448</text:p>
          </table:table-cell>
          <table:table-cell office:value-type="float" office:value="7219" calcext:value-type="float">
            <text:p>7219</text:p>
          </table:table-cell>
          <table:table-cell office:value-type="float" office:value="9607" calcext:value-type="float">
            <text:p>9607</text:p>
          </table:table-cell>
          <table:table-cell office:value-type="float" office:value="2432" calcext:value-type="float">
            <text:p>2432</text:p>
          </table:table-cell>
          <table:table-cell office:value-type="float" office:value="1227" calcext:value-type="float">
            <text:p>1227</text:p>
          </table:table-cell>
          <table:table-cell office:value-type="float" office:value="7224" calcext:value-type="float">
            <text:p>7224</text:p>
          </table:table-cell>
          <table:table-cell office:value-type="float" office:value="4810" calcext:value-type="float">
            <text:p>4810</text:p>
          </table:table-cell>
          <table:table-cell office:value-type="float" office:value="7246" calcext:value-type="float">
            <text:p>7246</text:p>
          </table:table-cell>
          <table:table-cell office:value-type="float" office:value="4778" calcext:value-type="float">
            <text:p>4778</text:p>
          </table:table-cell>
          <table:table-cell office:value-type="float" office:value="2389" calcext:value-type="float">
            <text:p>2389</text:p>
          </table:table-cell>
          <table:table-cell office:value-type="float" office:value="2454" calcext:value-type="float">
            <text:p>2454</text:p>
          </table:table-cell>
          <table:table-cell office:value-type="float" office:value="1200" calcext:value-type="float">
            <text:p>1200</text:p>
          </table:table-cell>
          <table:table-cell office:value-type="float" office:value="2425" calcext:value-type="float">
            <text:p>242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0897" calcext:value-type="float">
            <text:p>10897</text:p>
          </table:table-cell>
          <table:table-cell office:value-type="float" office:value="49165" calcext:value-type="float">
            <text:p>49165</text:p>
          </table:table-cell>
          <table:table-cell office:value-type="float" office:value="10776" calcext:value-type="float">
            <text:p>10776</text:p>
          </table:table-cell>
          <table:table-cell office:value-type="float" office:value="10812" calcext:value-type="float">
            <text:p>10812</text:p>
          </table:table-cell>
          <table:table-cell office:value-type="float" office:value="22017" calcext:value-type="float">
            <text:p>22017</text:p>
          </table:table-cell>
          <table:table-cell office:value-type="float" office:value="65365" calcext:value-type="float">
            <text:p>65365</text:p>
          </table:table-cell>
          <table:table-cell office:value-type="float" office:value="10939" calcext:value-type="float">
            <text:p>10939</text:p>
          </table:table-cell>
          <table:table-cell office:value-type="float" office:value="16326" calcext:value-type="float">
            <text:p>16326</text:p>
          </table:table-cell>
          <table:table-cell office:value-type="float" office:value="10893" calcext:value-type="float">
            <text:p>10893</text:p>
          </table:table-cell>
          <table:table-cell office:value-type="float" office:value="43653" calcext:value-type="float">
            <text:p>43653</text:p>
          </table:table-cell>
          <table:table-cell office:value-type="float" office:value="5510" calcext:value-type="float">
            <text:p>5510</text:p>
          </table:table-cell>
          <table:table-cell office:value-type="float" office:value="5474" calcext:value-type="float">
            <text:p>5474</text:p>
          </table:table-cell>
          <table:table-cell office:value-type="float" office:value="21860" calcext:value-type="float">
            <text:p>21860</text:p>
          </table:table-cell>
          <table:table-cell office:value-type="float" office:value="10983" calcext:value-type="float">
            <text:p>10983</text:p>
          </table:table-cell>
          <table:table-cell office:value-type="float" office:value="32684" calcext:value-type="float">
            <text:p>32684</text:p>
          </table:table-cell>
          <table:table-cell office:value-type="float" office:value="43852" calcext:value-type="float">
            <text:p>43852</text:p>
          </table:table-cell>
          <table:table-cell office:value-type="float" office:value="10898" calcext:value-type="float">
            <text:p>10898</text:p>
          </table:table-cell>
          <table:table-cell office:value-type="float" office:value="5533" calcext:value-type="float">
            <text:p>5533</text:p>
          </table:table-cell>
          <table:table-cell office:value-type="float" office:value="32550" calcext:value-type="float">
            <text:p>32550</text:p>
          </table:table-cell>
          <table:table-cell office:value-type="float" office:value="21694" calcext:value-type="float">
            <text:p>21694</text:p>
          </table:table-cell>
          <table:table-cell office:value-type="float" office:value="32517" calcext:value-type="float">
            <text:p>32517</text:p>
          </table:table-cell>
          <table:table-cell office:value-type="float" office:value="21935" calcext:value-type="float">
            <text:p>21935</text:p>
          </table:table-cell>
          <table:table-cell office:value-type="float" office:value="10891" calcext:value-type="float">
            <text:p>10891</text:p>
          </table:table-cell>
          <table:table-cell office:value-type="float" office:value="11095" calcext:value-type="float">
            <text:p>11095</text:p>
          </table:table-cell>
          <table:table-cell office:value-type="float" office:value="5534" calcext:value-type="float">
            <text:p>5534</text:p>
          </table:table-cell>
          <table:table-cell office:value-type="float" office:value="11088" calcext:value-type="float">
            <text:p>11088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5529" calcext:value-type="float">
            <text:p>5529</text:p>
          </table:table-cell>
          <table:table-cell office:value-type="float" office:value="1228" calcext:value-type="float">
            <text:p>1228</text:p>
          </table:table-cell>
          <table:table-cell office:value-type="float" office:value="1209" calcext:value-type="float">
            <text:p>1209</text:p>
          </table:table-cell>
          <table:table-cell office:value-type="float" office:value="2377" calcext:value-type="float">
            <text:p>2377</text:p>
          </table:table-cell>
          <table:table-cell office:value-type="float" office:value="7282" calcext:value-type="float">
            <text:p>7282</text:p>
          </table:table-cell>
          <table:table-cell office:value-type="float" office:value="1276" calcext:value-type="float">
            <text:p>1276</text:p>
          </table:table-cell>
          <table:table-cell office:value-type="float" office:value="1816" calcext:value-type="float">
            <text:p>1816</text:p>
          </table:table-cell>
          <table:table-cell office:value-type="float" office:value="1223" calcext:value-type="float">
            <text:p>1223</text:p>
          </table:table-cell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2434" calcext:value-type="float">
            <text:p>2434</text:p>
          </table:table-cell>
          <table:table-cell office:value-type="float" office:value="1167" calcext:value-type="float">
            <text:p>1167</text:p>
          </table:table-cell>
          <table:table-cell office:value-type="float" office:value="3631" calcext:value-type="float">
            <text:p>3631</text:p>
          </table:table-cell>
          <table:table-cell office:value-type="float" office:value="4939" calcext:value-type="float">
            <text:p>4939</text:p>
          </table:table-cell>
          <table:table-cell office:value-type="float" office:value="1220" calcext:value-type="float">
            <text:p>1220</text:p>
          </table:table-cell>
          <table:table-cell office:value-type="float" office:value="619" calcext:value-type="float">
            <text:p>619</text:p>
          </table:table-cell>
          <table:table-cell office:value-type="float" office:value="3658" calcext:value-type="float">
            <text:p>3658</text:p>
          </table:table-cell>
          <table:table-cell office:value-type="float" office:value="2400" calcext:value-type="float">
            <text:p>2400</text:p>
          </table:table-cell>
          <table:table-cell office:value-type="float" office:value="3629" calcext:value-type="float">
            <text:p>3629</text:p>
          </table:table-cell>
          <table:table-cell office:value-type="float" office:value="2415" calcext:value-type="float">
            <text:p>2415</text:p>
          </table:table-cell>
          <table:table-cell office:value-type="float" office:value="1240" calcext:value-type="float">
            <text:p>1240</text:p>
          </table:table-cell>
          <table:table-cell office:value-type="float" office:value="1244" calcext:value-type="float">
            <text:p>1244</text:p>
          </table:table-cell>
          <table:table-cell office:value-type="float" office:value="589" calcext:value-type="float">
            <text:p>589</text:p>
          </table:table-cell>
          <table:table-cell office:value-type="float" office:value="1214" calcext:value-type="float">
            <text:p>121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373" calcext:value-type="float">
            <text:p>5373</text:p>
          </table:table-cell>
          <table:table-cell office:value-type="float" office:value="1216" calcext:value-type="float">
            <text:p>1216</text:p>
          </table:table-cell>
          <table:table-cell office:value-type="float" office:value="1230" calcext:value-type="float">
            <text:p>1230</text:p>
          </table:table-cell>
          <table:table-cell office:value-type="float" office:value="2397" calcext:value-type="float">
            <text:p>2397</text:p>
          </table:table-cell>
          <table:table-cell office:value-type="float" office:value="7279" calcext:value-type="float">
            <text:p>7279</text:p>
          </table:table-cell>
          <table:table-cell office:value-type="float" office:value="1279" calcext:value-type="float">
            <text:p>1279</text:p>
          </table:table-cell>
          <table:table-cell office:value-type="float" office:value="1770" calcext:value-type="float">
            <text:p>1770</text:p>
          </table:table-cell>
          <table:table-cell office:value-type="float" office:value="1188" calcext:value-type="float">
            <text:p>1188</text:p>
          </table:table-cell>
          <table:table-cell office:value-type="float" office:value="5370" calcext:value-type="float">
            <text:p>537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1258" calcext:value-type="float">
            <text:p>1258</text:p>
          </table:table-cell>
          <table:table-cell office:value-type="float" office:value="3633" calcext:value-type="float">
            <text:p>3633</text:p>
          </table:table-cell>
          <table:table-cell office:value-type="float" office:value="4860" calcext:value-type="float">
            <text:p>4860</text:p>
          </table:table-cell>
          <table:table-cell office:value-type="float" office:value="1294" calcext:value-type="float">
            <text:p>1294</text:p>
          </table:table-cell>
          <table:table-cell office:value-type="float" office:value="593" calcext:value-type="float">
            <text:p>593</text:p>
          </table:table-cell>
          <table:table-cell office:value-type="float" office:value="3588" calcext:value-type="float">
            <text:p>3588</text:p>
          </table:table-cell>
          <table:table-cell office:value-type="float" office:value="2495" calcext:value-type="float">
            <text:p>2495</text:p>
          </table:table-cell>
          <table:table-cell office:value-type="float" office:value="3615" calcext:value-type="float">
            <text:p>3615</text:p>
          </table:table-cell>
          <table:table-cell office:value-type="float" office:value="2451" calcext:value-type="float">
            <text:p>2451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office:value-type="float" office:value="618" calcext:value-type="float">
            <text:p>618</text:p>
          </table:table-cell>
          <table:table-cell office:value-type="float" office:value="1250" calcext:value-type="float">
            <text:p>125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2041" calcext:value-type="float">
            <text:p>22041</text:p>
          </table:table-cell>
          <table:table-cell office:value-type="float" office:value="4905" calcext:value-type="float">
            <text:p>4905</text:p>
          </table:table-cell>
          <table:table-cell office:value-type="float" office:value="4799" calcext:value-type="float">
            <text:p>4799</text:p>
          </table:table-cell>
          <table:table-cell office:value-type="float" office:value="9613" calcext:value-type="float">
            <text:p>9613</text:p>
          </table:table-cell>
          <table:table-cell office:value-type="float" office:value="29437" calcext:value-type="float">
            <text:p>29437</text:p>
          </table:table-cell>
          <table:table-cell office:value-type="float" office:value="4916" calcext:value-type="float">
            <text:p>4916</text:p>
          </table:table-cell>
          <table:table-cell office:value-type="float" office:value="7241" calcext:value-type="float">
            <text:p>7241</text:p>
          </table:table-cell>
          <table:table-cell office:value-type="float" office:value="4874" calcext:value-type="float">
            <text:p>4874</text:p>
          </table:table-cell>
          <table:table-cell office:value-type="float" office:value="21783" calcext:value-type="float">
            <text:p>21783</text:p>
          </table:table-cell>
          <table:table-cell office:value-type="float" office:value="2354" calcext:value-type="float">
            <text:p>2354</text:p>
          </table:table-cell>
          <table:table-cell office:value-type="float" office:value="2420" calcext:value-type="float">
            <text:p>2420</text:p>
          </table:table-cell>
          <table:table-cell office:value-type="float" office:value="7293" calcext:value-type="float">
            <text:p>7293</text:p>
          </table:table-cell>
          <table:table-cell office:value-type="float" office:value="4866" calcext:value-type="float">
            <text:p>4866</text:p>
          </table:table-cell>
          <table:table-cell office:value-type="float" office:value="14676" calcext:value-type="float">
            <text:p>14676</text:p>
          </table:table-cell>
          <table:table-cell office:value-type="float" office:value="19443" calcext:value-type="float">
            <text:p>19443</text:p>
          </table:table-cell>
          <table:table-cell office:value-type="float" office:value="4820" calcext:value-type="float">
            <text:p>4820</text:p>
          </table:table-cell>
          <table:table-cell office:value-type="float" office:value="2404" calcext:value-type="float">
            <text:p>2404</text:p>
          </table:table-cell>
          <table:table-cell office:value-type="float" office:value="14595" calcext:value-type="float">
            <text:p>14595</text:p>
          </table:table-cell>
          <table:table-cell office:value-type="float" office:value="9634" calcext:value-type="float">
            <text:p>9634</text:p>
          </table:table-cell>
          <table:table-cell office:value-type="float" office:value="14560" calcext:value-type="float">
            <text:p>14560</text:p>
          </table:table-cell>
          <table:table-cell office:value-type="float" office:value="9761" calcext:value-type="float">
            <text:p>9761</text:p>
          </table:table-cell>
          <table:table-cell office:value-type="float" office:value="4890" calcext:value-type="float">
            <text:p>4890</text:p>
          </table:table-cell>
          <table:table-cell office:value-type="float" office:value="4839" calcext:value-type="float">
            <text:p>4839</text:p>
          </table:table-cell>
          <table:table-cell office:value-type="float" office:value="2466" calcext:value-type="float">
            <text:p>2466</text:p>
          </table:table-cell>
          <table:table-cell office:value-type="float" office:value="4912" calcext:value-type="float">
            <text:p>4912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0909" calcext:value-type="float">
            <text:p>10909</text:p>
          </table:table-cell>
          <table:table-cell office:value-type="float" office:value="2430" calcext:value-type="float">
            <text:p>2430</text:p>
          </table:table-cell>
          <table:table-cell office:value-type="float" office:value="2535" calcext:value-type="float">
            <text:p>2535</text:p>
          </table:table-cell>
          <table:table-cell office:value-type="float" office:value="4769" calcext:value-type="float">
            <text:p>4769</text:p>
          </table:table-cell>
          <table:table-cell office:value-type="float" office:value="14410" calcext:value-type="float">
            <text:p>14410</text:p>
          </table:table-cell>
          <table:table-cell office:value-type="float" office:value="2429" calcext:value-type="float">
            <text:p>2429</text:p>
          </table:table-cell>
          <table:table-cell office:value-type="float" office:value="3639" calcext:value-type="float">
            <text:p>3639</text:p>
          </table:table-cell>
          <table:table-cell office:value-type="float" office:value="2430" calcext:value-type="float">
            <text:p>2430</text:p>
          </table:table-cell>
          <table:table-cell office:value-type="float" office:value="10952" calcext:value-type="float">
            <text:p>10952</text:p>
          </table:table-cell>
          <table:table-cell office:value-type="float" office:value="1172" calcext:value-type="float">
            <text:p>1172</text:p>
          </table:table-cell>
          <table:table-cell office:value-type="float" office:value="1203" calcext:value-type="float">
            <text:p>1203</text:p>
          </table:table-cell>
          <table:table-cell office:value-type="float" office:value="4891" calcext:value-type="float">
            <text:p>4891</text:p>
          </table:table-cell>
          <table:table-cell office:value-type="float" office:value="1185" calcext:value-type="float">
            <text:p>1185</text:p>
          </table:table-cell>
          <table:table-cell office:value-type="float" office:value="7296" calcext:value-type="float">
            <text:p>7296</text:p>
          </table:table-cell>
          <table:table-cell office:value-type="float" office:value="9847" calcext:value-type="float">
            <text:p>9847</text:p>
          </table:table-cell>
          <table:table-cell office:value-type="float" office:value="2359" calcext:value-type="float">
            <text:p>2359</text:p>
          </table:table-cell>
          <table:table-cell office:value-type="float" office:value="1221" calcext:value-type="float">
            <text:p>1221</text:p>
          </table:table-cell>
          <table:table-cell office:value-type="float" office:value="7284" calcext:value-type="float">
            <text:p>7284</text:p>
          </table:table-cell>
          <table:table-cell office:value-type="float" office:value="4865" calcext:value-type="float">
            <text:p>4865</text:p>
          </table:table-cell>
          <table:table-cell office:value-type="float" office:value="7167" calcext:value-type="float">
            <text:p>7167</text:p>
          </table:table-cell>
          <table:table-cell office:value-type="float" office:value="4839" calcext:value-type="float">
            <text:p>4839</text:p>
          </table:table-cell>
          <table:table-cell office:value-type="float" office:value="2473" calcext:value-type="float">
            <text:p>2473</text:p>
          </table:table-cell>
          <table:table-cell office:value-type="float" office:value="2433" calcext:value-type="float">
            <text:p>2433</text:p>
          </table:table-cell>
          <table:table-cell office:value-type="float" office:value="1167" calcext:value-type="float">
            <text:p>1167</text:p>
          </table:table-cell>
          <table:table-cell office:value-type="float" office:value="2478" calcext:value-type="float">
            <text:p>247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32860" calcext:value-type="float">
            <text:p>32860</text:p>
          </table:table-cell>
          <table:table-cell office:value-type="float" office:value="7335" calcext:value-type="float">
            <text:p>7335</text:p>
          </table:table-cell>
          <table:table-cell office:value-type="float" office:value="7290" calcext:value-type="float">
            <text:p>7290</text:p>
          </table:table-cell>
          <table:table-cell office:value-type="float" office:value="14620" calcext:value-type="float">
            <text:p>14620</text:p>
          </table:table-cell>
          <table:table-cell office:value-type="float" office:value="43517" calcext:value-type="float">
            <text:p>43517</text:p>
          </table:table-cell>
          <table:table-cell office:value-type="float" office:value="7300" calcext:value-type="float">
            <text:p>7300</text:p>
          </table:table-cell>
          <table:table-cell office:value-type="float" office:value="10858" calcext:value-type="float">
            <text:p>10858</text:p>
          </table:table-cell>
          <table:table-cell office:value-type="float" office:value="7329" calcext:value-type="float">
            <text:p>7329</text:p>
          </table:table-cell>
          <table:table-cell office:value-type="float" office:value="32686" calcext:value-type="float">
            <text:p>32686</text:p>
          </table:table-cell>
          <table:table-cell office:value-type="float" office:value="3678" calcext:value-type="float">
            <text:p>3678</text:p>
          </table:table-cell>
          <table:table-cell office:value-type="float" office:value="3653" calcext:value-type="float">
            <text:p>3653</text:p>
          </table:table-cell>
          <table:table-cell office:value-type="float" office:value="14423" calcext:value-type="float">
            <text:p>14423</text:p>
          </table:table-cell>
          <table:table-cell office:value-type="float" office:value="7380" calcext:value-type="float">
            <text:p>7380</text:p>
          </table:table-cell>
          <table:table-cell office:value-type="float" office:value="18060" calcext:value-type="float">
            <text:p>18060</text:p>
          </table:table-cell>
          <table:table-cell office:value-type="float" office:value="29161" calcext:value-type="float">
            <text:p>29161</text:p>
          </table:table-cell>
          <table:table-cell office:value-type="float" office:value="7035" calcext:value-type="float">
            <text:p>7035</text:p>
          </table:table-cell>
          <table:table-cell office:value-type="float" office:value="3687" calcext:value-type="float">
            <text:p>3687</text:p>
          </table:table-cell>
          <table:table-cell office:value-type="float" office:value="21928" calcext:value-type="float">
            <text:p>21928</text:p>
          </table:table-cell>
          <table:table-cell office:value-type="float" office:value="14707" calcext:value-type="float">
            <text:p>14707</text:p>
          </table:table-cell>
          <table:table-cell office:value-type="float" office:value="21744" calcext:value-type="float">
            <text:p>21744</text:p>
          </table:table-cell>
          <table:table-cell office:value-type="float" office:value="14463" calcext:value-type="float">
            <text:p>14463</text:p>
          </table:table-cell>
          <table:table-cell office:value-type="float" office:value="7233" calcext:value-type="float">
            <text:p>7233</text:p>
          </table:table-cell>
          <table:table-cell office:value-type="float" office:value="7154" calcext:value-type="float">
            <text:p>7154</text:p>
          </table:table-cell>
          <table:table-cell office:value-type="float" office:value="3605" calcext:value-type="float">
            <text:p>3605</text:p>
          </table:table-cell>
          <table:table-cell office:value-type="float" office:value="7182" calcext:value-type="float">
            <text:p>7182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float" office:value="43369" calcext:value-type="float">
            <text:p>43369</text:p>
          </table:table-cell>
          <table:table-cell office:value-type="float" office:value="9727" calcext:value-type="float">
            <text:p>9727</text:p>
          </table:table-cell>
          <table:table-cell office:value-type="float" office:value="9690" calcext:value-type="float">
            <text:p>9690</text:p>
          </table:table-cell>
          <table:table-cell office:value-type="float" office:value="19349" calcext:value-type="float">
            <text:p>19349</text:p>
          </table:table-cell>
          <table:table-cell office:value-type="float" office:value="58432" calcext:value-type="float">
            <text:p>58432</text:p>
          </table:table-cell>
          <table:table-cell office:value-type="float" office:value="9531" calcext:value-type="float">
            <text:p>9531</text:p>
          </table:table-cell>
          <table:table-cell office:value-type="float" office:value="14582" calcext:value-type="float">
            <text:p>14582</text:p>
          </table:table-cell>
          <table:table-cell office:value-type="float" office:value="9819" calcext:value-type="float">
            <text:p>9819</text:p>
          </table:table-cell>
          <table:table-cell office:value-type="float" office:value="43218" calcext:value-type="float">
            <text:p>43218</text:p>
          </table:table-cell>
          <table:table-cell office:value-type="float" office:value="4913" calcext:value-type="float">
            <text:p>4913</text:p>
          </table:table-cell>
          <table:table-cell office:value-type="float" office:value="4912" calcext:value-type="float">
            <text:p>4912</text:p>
          </table:table-cell>
          <table:table-cell office:value-type="float" office:value="19649" calcext:value-type="float">
            <text:p>19649</text:p>
          </table:table-cell>
          <table:table-cell office:value-type="float" office:value="9898" calcext:value-type="float">
            <text:p>9898</text:p>
          </table:table-cell>
          <table:table-cell office:value-type="float" office:value="29453" calcext:value-type="float">
            <text:p>29453</text:p>
          </table:table-cell>
          <table:table-cell office:value-type="float" office:value="33827" calcext:value-type="float">
            <text:p>33827</text:p>
          </table:table-cell>
          <table:table-cell office:value-type="float" office:value="9798" calcext:value-type="float">
            <text:p>9798</text:p>
          </table:table-cell>
          <table:table-cell office:value-type="float" office:value="4987" calcext:value-type="float">
            <text:p>4987</text:p>
          </table:table-cell>
          <table:table-cell office:value-type="float" office:value="29127" calcext:value-type="float">
            <text:p>29127</text:p>
          </table:table-cell>
          <table:table-cell office:value-type="float" office:value="19283" calcext:value-type="float">
            <text:p>19283</text:p>
          </table:table-cell>
          <table:table-cell office:value-type="float" office:value="29074" calcext:value-type="float">
            <text:p>29074</text:p>
          </table:table-cell>
          <table:table-cell office:value-type="float" office:value="19130" calcext:value-type="float">
            <text:p>19130</text:p>
          </table:table-cell>
          <table:table-cell office:value-type="float" office:value="9768" calcext:value-type="float">
            <text:p>9768</text:p>
          </table:table-cell>
          <table:table-cell office:value-type="float" office:value="9689" calcext:value-type="float">
            <text:p>9689</text:p>
          </table:table-cell>
          <table:table-cell office:value-type="float" office:value="4781" calcext:value-type="float">
            <text:p>4781</text:p>
          </table:table-cell>
          <table:table-cell office:value-type="float" office:value="9835" calcext:value-type="float">
            <text:p>9835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0762" calcext:value-type="float">
            <text:p>10762</text:p>
          </table:table-cell>
          <table:table-cell office:value-type="float" office:value="2401" calcext:value-type="float">
            <text:p>2401</text:p>
          </table:table-cell>
          <table:table-cell office:value-type="float" office:value="2300" calcext:value-type="float">
            <text:p>2300</text:p>
          </table:table-cell>
          <table:table-cell office:value-type="float" office:value="4888" calcext:value-type="float">
            <text:p>4888</text:p>
          </table:table-cell>
          <table:table-cell office:value-type="float" office:value="14455" calcext:value-type="float">
            <text:p>14455</text:p>
          </table:table-cell>
          <table:table-cell office:value-type="float" office:value="2386" calcext:value-type="float">
            <text:p>2386</text:p>
          </table:table-cell>
          <table:table-cell office:value-type="float" office:value="3616" calcext:value-type="float">
            <text:p>3616</text:p>
          </table:table-cell>
          <table:table-cell office:value-type="float" office:value="2432" calcext:value-type="float">
            <text:p>2432</text:p>
          </table:table-cell>
          <table:table-cell office:value-type="float" office:value="10800" calcext:value-type="float">
            <text:p>10800</text:p>
          </table:table-cell>
          <table:table-cell office:value-type="float" office:value="1211" calcext:value-type="float">
            <text:p>1211</text:p>
          </table:table-cell>
          <table:table-cell office:value-type="float" office:value="1199" calcext:value-type="float">
            <text:p>1199</text:p>
          </table:table-cell>
          <table:table-cell office:value-type="float" office:value="4850" calcext:value-type="float">
            <text:p>4850</text:p>
          </table:table-cell>
          <table:table-cell office:value-type="float" office:value="2368" calcext:value-type="float">
            <text:p>2368</text:p>
          </table:table-cell>
          <table:table-cell office:value-type="float" office:value="7227" calcext:value-type="float">
            <text:p>7227</text:p>
          </table:table-cell>
          <table:table-cell office:value-type="float" office:value="9691" calcext:value-type="float">
            <text:p>9691</text:p>
          </table:table-cell>
          <table:table-cell office:value-type="float" office:value="1213" calcext:value-type="float">
            <text:p>1213</text:p>
          </table:table-cell>
          <table:table-cell office:value-type="float" office:value="1202" calcext:value-type="float">
            <text:p>1202</text:p>
          </table:table-cell>
          <table:table-cell office:value-type="float" office:value="7296" calcext:value-type="float">
            <text:p>7296</text:p>
          </table:table-cell>
          <table:table-cell office:value-type="float" office:value="4954" calcext:value-type="float">
            <text:p>4954</text:p>
          </table:table-cell>
          <table:table-cell office:value-type="float" office:value="7212" calcext:value-type="float">
            <text:p>7212</text:p>
          </table:table-cell>
          <table:table-cell office:value-type="float" office:value="4877" calcext:value-type="float">
            <text:p>4877</text:p>
          </table:table-cell>
          <table:table-cell office:value-type="float" office:value="2399" calcext:value-type="float">
            <text:p>2399</text:p>
          </table:table-cell>
          <table:table-cell office:value-type="float" office:value="2365" calcext:value-type="float">
            <text:p>2365</text:p>
          </table:table-cell>
          <table:table-cell office:value-type="float" office:value="1269" calcext:value-type="float">
            <text:p>1269</text:p>
          </table:table-cell>
          <table:table-cell office:value-type="float" office:value="2405" calcext:value-type="float">
            <text:p>2405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499" calcext:value-type="float">
            <text:p>5499</text:p>
          </table:table-cell>
          <table:table-cell office:value-type="float" office:value="1220" calcext:value-type="float">
            <text:p>1220</text:p>
          </table:table-cell>
          <table:table-cell office:value-type="float" office:value="1228" calcext:value-type="float">
            <text:p>1228</text:p>
          </table:table-cell>
          <table:table-cell office:value-type="float" office:value="2418" calcext:value-type="float">
            <text:p>2418</text:p>
          </table:table-cell>
          <table:table-cell office:value-type="float" office:value="7264" calcext:value-type="float">
            <text:p>7264</text:p>
          </table:table-cell>
          <table:table-cell office:value-type="float" office:value="1236" calcext:value-type="float">
            <text:p>1236</text:p>
          </table:table-cell>
          <table:table-cell office:value-type="float" office:value="1818" calcext:value-type="float">
            <text:p>1818</text:p>
          </table:table-cell>
          <table:table-cell office:value-type="float" office:value="1264" calcext:value-type="float">
            <text:p>1264</text:p>
          </table:table-cell>
          <table:table-cell office:value-type="float" office:value="5373" calcext:value-type="float">
            <text:p>5373</text:p>
          </table:table-cell>
          <table:table-cell office:value-type="float" office:value="609" calcext:value-type="float">
            <text:p>609</text:p>
          </table:table-cell>
          <table:table-cell office:value-type="float" office:value="588" calcext:value-type="float">
            <text:p>588</text:p>
          </table:table-cell>
          <table:table-cell office:value-type="float" office:value="2443" calcext:value-type="float">
            <text:p>2443</text:p>
          </table:table-cell>
          <table:table-cell office:value-type="float" office:value="1153" calcext:value-type="float">
            <text:p>1153</text:p>
          </table:table-cell>
          <table:table-cell office:value-type="float" office:value="3558" calcext:value-type="float">
            <text:p>3558</text:p>
          </table:table-cell>
          <table:table-cell office:value-type="float" office:value="4892" calcext:value-type="float">
            <text:p>4892</text:p>
          </table:table-cell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3583" calcext:value-type="float">
            <text:p>3583</text:p>
          </table:table-cell>
          <table:table-cell office:value-type="float" office:value="2399" calcext:value-type="float">
            <text:p>2399</text:p>
          </table:table-cell>
          <table:table-cell office:value-type="float" office:value="3669" calcext:value-type="float">
            <text:p>3669</text:p>
          </table:table-cell>
          <table:table-cell office:value-type="float" office:value="2426" calcext:value-type="float">
            <text:p>2426</text:p>
          </table:table-cell>
          <table:table-cell office:value-type="float" office:value="1222" calcext:value-type="float">
            <text:p>1222</text:p>
          </table:table-cell>
          <table:table-cell office:value-type="float" office:value="1196" calcext:value-type="float">
            <text:p>1196</text:p>
          </table:table-cell>
          <table:table-cell office:value-type="float" office:value="597" calcext:value-type="float">
            <text:p>597</text:p>
          </table:table-cell>
          <table:table-cell office:value-type="float" office:value="1211" calcext:value-type="float">
            <text:p>121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32643" calcext:value-type="float">
            <text:p>32643</text:p>
          </table:table-cell>
          <table:table-cell office:value-type="float" office:value="7320" calcext:value-type="float">
            <text:p>7320</text:p>
          </table:table-cell>
          <table:table-cell office:value-type="float" office:value="7175" calcext:value-type="float">
            <text:p>7175</text:p>
          </table:table-cell>
          <table:table-cell office:value-type="float" office:value="14408" calcext:value-type="float">
            <text:p>14408</text:p>
          </table:table-cell>
          <table:table-cell office:value-type="float" office:value="43687" calcext:value-type="float">
            <text:p>43687</text:p>
          </table:table-cell>
          <table:table-cell office:value-type="float" office:value="7243" calcext:value-type="float">
            <text:p>7243</text:p>
          </table:table-cell>
          <table:table-cell office:value-type="float" office:value="10969" calcext:value-type="float">
            <text:p>10969</text:p>
          </table:table-cell>
          <table:table-cell office:value-type="float" office:value="7338" calcext:value-type="float">
            <text:p>7338</text:p>
          </table:table-cell>
          <table:table-cell office:value-type="float" office:value="32680" calcext:value-type="float">
            <text:p>32680</text:p>
          </table:table-cell>
          <table:table-cell office:value-type="float" office:value="3549" calcext:value-type="float">
            <text:p>3549</text:p>
          </table:table-cell>
          <table:table-cell office:value-type="float" office:value="3573" calcext:value-type="float">
            <text:p>3573</text:p>
          </table:table-cell>
          <table:table-cell office:value-type="float" office:value="14671" calcext:value-type="float">
            <text:p>14671</text:p>
          </table:table-cell>
          <table:table-cell office:value-type="float" office:value="7179" calcext:value-type="float">
            <text:p>7179</text:p>
          </table:table-cell>
          <table:table-cell office:value-type="float" office:value="21844" calcext:value-type="float">
            <text:p>21844</text:p>
          </table:table-cell>
          <table:table-cell office:value-type="float" office:value="29059" calcext:value-type="float">
            <text:p>29059</text:p>
          </table:table-cell>
          <table:table-cell office:value-type="float" office:value="7177" calcext:value-type="float">
            <text:p>7177</text:p>
          </table:table-cell>
          <table:table-cell office:value-type="float" office:value="3632" calcext:value-type="float">
            <text:p>3632</text:p>
          </table:table-cell>
          <table:table-cell office:value-type="float" office:value="18046" calcext:value-type="float">
            <text:p>18046</text:p>
          </table:table-cell>
          <table:table-cell office:value-type="float" office:value="14598" calcext:value-type="float">
            <text:p>14598</text:p>
          </table:table-cell>
          <table:table-cell office:value-type="float" office:value="21621" calcext:value-type="float">
            <text:p>21621</text:p>
          </table:table-cell>
          <table:table-cell office:value-type="float" office:value="14691" calcext:value-type="float">
            <text:p>14691</text:p>
          </table:table-cell>
          <table:table-cell office:value-type="float" office:value="7202" calcext:value-type="float">
            <text:p>7202</text:p>
          </table:table-cell>
          <table:table-cell office:value-type="float" office:value="7392" calcext:value-type="float">
            <text:p>7392</text:p>
          </table:table-cell>
          <table:table-cell office:value-type="float" office:value="3734" calcext:value-type="float">
            <text:p>3734</text:p>
          </table:table-cell>
          <table:table-cell office:value-type="float" office:value="7382" calcext:value-type="float">
            <text:p>7382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21937" calcext:value-type="float">
            <text:p>21937</text:p>
          </table:table-cell>
          <table:table-cell office:value-type="float" office:value="4935" calcext:value-type="float">
            <text:p>4935</text:p>
          </table:table-cell>
          <table:table-cell office:value-type="float" office:value="4680" calcext:value-type="float">
            <text:p>4680</text:p>
          </table:table-cell>
          <table:table-cell office:value-type="float" office:value="9577" calcext:value-type="float">
            <text:p>9577</text:p>
          </table:table-cell>
          <table:table-cell office:value-type="float" office:value="29000" calcext:value-type="float">
            <text:p>29000</text:p>
          </table:table-cell>
          <table:table-cell office:value-type="float" office:value="4861" calcext:value-type="float">
            <text:p>4861</text:p>
          </table:table-cell>
          <table:table-cell office:value-type="float" office:value="7274" calcext:value-type="float">
            <text:p>7274</text:p>
          </table:table-cell>
          <table:table-cell office:value-type="float" office:value="4793" calcext:value-type="float">
            <text:p>4793</text:p>
          </table:table-cell>
          <table:table-cell office:value-type="float" office:value="21863" calcext:value-type="float">
            <text:p>21863</text:p>
          </table:table-cell>
          <table:table-cell office:value-type="float" office:value="2417" calcext:value-type="float">
            <text:p>2417</text:p>
          </table:table-cell>
          <table:table-cell office:value-type="float" office:value="2497" calcext:value-type="float">
            <text:p>2497</text:p>
          </table:table-cell>
          <table:table-cell office:value-type="float" office:value="9769" calcext:value-type="float">
            <text:p>9769</text:p>
          </table:table-cell>
          <table:table-cell office:value-type="float" office:value="4872" calcext:value-type="float">
            <text:p>4872</text:p>
          </table:table-cell>
          <table:table-cell office:value-type="float" office:value="14609" calcext:value-type="float">
            <text:p>14609</text:p>
          </table:table-cell>
          <table:table-cell office:value-type="float" office:value="19366" calcext:value-type="float">
            <text:p>19366</text:p>
          </table:table-cell>
          <table:table-cell office:value-type="float" office:value="4886" calcext:value-type="float">
            <text:p>4886</text:p>
          </table:table-cell>
          <table:table-cell office:value-type="float" office:value="2437" calcext:value-type="float">
            <text:p>2437</text:p>
          </table:table-cell>
          <table:table-cell office:value-type="float" office:value="14568" calcext:value-type="float">
            <text:p>14568</text:p>
          </table:table-cell>
          <table:table-cell office:value-type="float" office:value="7074" calcext:value-type="float">
            <text:p>7074</text:p>
          </table:table-cell>
          <table:table-cell office:value-type="float" office:value="14397" calcext:value-type="float">
            <text:p>14397</text:p>
          </table:table-cell>
          <table:table-cell office:value-type="float" office:value="9938" calcext:value-type="float">
            <text:p>9938</text:p>
          </table:table-cell>
          <table:table-cell office:value-type="float" office:value="4843" calcext:value-type="float">
            <text:p>4843</text:p>
          </table:table-cell>
          <table:table-cell office:value-type="float" office:value="4814" calcext:value-type="float">
            <text:p>4814</text:p>
          </table:table-cell>
          <table:table-cell office:value-type="float" office:value="2480" calcext:value-type="float">
            <text:p>2480</text:p>
          </table:table-cell>
          <table:table-cell office:value-type="float" office:value="4798" calcext:value-type="float">
            <text:p>4798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32689" calcext:value-type="float">
            <text:p>32689</text:p>
          </table:table-cell>
          <table:table-cell office:value-type="float" office:value="7183" calcext:value-type="float">
            <text:p>7183</text:p>
          </table:table-cell>
          <table:table-cell office:value-type="float" office:value="7152" calcext:value-type="float">
            <text:p>7152</text:p>
          </table:table-cell>
          <table:table-cell office:value-type="float" office:value="14721" calcext:value-type="float">
            <text:p>14721</text:p>
          </table:table-cell>
          <table:table-cell office:value-type="float" office:value="43555" calcext:value-type="float">
            <text:p>43555</text:p>
          </table:table-cell>
          <table:table-cell office:value-type="float" office:value="7152" calcext:value-type="float">
            <text:p>7152</text:p>
          </table:table-cell>
          <table:table-cell office:value-type="float" office:value="11065" calcext:value-type="float">
            <text:p>11065</text:p>
          </table:table-cell>
          <table:table-cell office:value-type="float" office:value="7355" calcext:value-type="float">
            <text:p>7355</text:p>
          </table:table-cell>
          <table:table-cell office:value-type="float" office:value="32855" calcext:value-type="float">
            <text:p>32855</text:p>
          </table:table-cell>
          <table:table-cell office:value-type="float" office:value="3655" calcext:value-type="float">
            <text:p>3655</text:p>
          </table:table-cell>
          <table:table-cell office:value-type="float" office:value="3544" calcext:value-type="float">
            <text:p>3544</text:p>
          </table:table-cell>
          <table:table-cell office:value-type="float" office:value="14665" calcext:value-type="float">
            <text:p>14665</text:p>
          </table:table-cell>
          <table:table-cell office:value-type="float" office:value="7172" calcext:value-type="float">
            <text:p>7172</text:p>
          </table:table-cell>
          <table:table-cell office:value-type="float" office:value="21682" calcext:value-type="float">
            <text:p>21682</text:p>
          </table:table-cell>
          <table:table-cell office:value-type="float" office:value="28905" calcext:value-type="float">
            <text:p>28905</text:p>
          </table:table-cell>
          <table:table-cell office:value-type="float" office:value="7342" calcext:value-type="float">
            <text:p>7342</text:p>
          </table:table-cell>
          <table:table-cell office:value-type="float" office:value="3723" calcext:value-type="float">
            <text:p>3723</text:p>
          </table:table-cell>
          <table:table-cell office:value-type="float" office:value="21942" calcext:value-type="float">
            <text:p>21942</text:p>
          </table:table-cell>
          <table:table-cell office:value-type="float" office:value="14302" calcext:value-type="float">
            <text:p>14302</text:p>
          </table:table-cell>
          <table:table-cell office:value-type="float" office:value="18243" calcext:value-type="float">
            <text:p>18243</text:p>
          </table:table-cell>
          <table:table-cell office:value-type="float" office:value="14707" calcext:value-type="float">
            <text:p>14707</text:p>
          </table:table-cell>
          <table:table-cell office:value-type="float" office:value="7341" calcext:value-type="float">
            <text:p>7341</text:p>
          </table:table-cell>
          <table:table-cell office:value-type="float" office:value="7338" calcext:value-type="float">
            <text:p>7338</text:p>
          </table:table-cell>
          <table:table-cell office:value-type="float" office:value="3627" calcext:value-type="float">
            <text:p>3627</text:p>
          </table:table-cell>
          <table:table-cell office:value-type="float" office:value="7198" calcext:value-type="float">
            <text:p>7198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2019" calcext:value-type="float">
            <text:p>22019</text:p>
          </table:table-cell>
          <table:table-cell office:value-type="float" office:value="4928" calcext:value-type="float">
            <text:p>4928</text:p>
          </table:table-cell>
          <table:table-cell office:value-type="float" office:value="4822" calcext:value-type="float">
            <text:p>4822</text:p>
          </table:table-cell>
          <table:table-cell office:value-type="float" office:value="9715" calcext:value-type="float">
            <text:p>9715</text:p>
          </table:table-cell>
          <table:table-cell office:value-type="float" office:value="29070" calcext:value-type="float">
            <text:p>29070</text:p>
          </table:table-cell>
          <table:table-cell office:value-type="float" office:value="4883" calcext:value-type="float">
            <text:p>4883</text:p>
          </table:table-cell>
          <table:table-cell office:value-type="float" office:value="7111" calcext:value-type="float">
            <text:p>7111</text:p>
          </table:table-cell>
          <table:table-cell office:value-type="float" office:value="4885" calcext:value-type="float">
            <text:p>4885</text:p>
          </table:table-cell>
          <table:table-cell office:value-type="float" office:value="21663" calcext:value-type="float">
            <text:p>21663</text:p>
          </table:table-cell>
          <table:table-cell office:value-type="float" office:value="2498" calcext:value-type="float">
            <text:p>2498</text:p>
          </table:table-cell>
          <table:table-cell office:value-type="float" office:value="2508" calcext:value-type="float">
            <text:p>2508</text:p>
          </table:table-cell>
          <table:table-cell office:value-type="float" office:value="9639" calcext:value-type="float">
            <text:p>9639</text:p>
          </table:table-cell>
          <table:table-cell office:value-type="float" office:value="4832" calcext:value-type="float">
            <text:p>4832</text:p>
          </table:table-cell>
          <table:table-cell office:value-type="float" office:value="14590" calcext:value-type="float">
            <text:p>14590</text:p>
          </table:table-cell>
          <table:table-cell office:value-type="float" office:value="19322" calcext:value-type="float">
            <text:p>19322</text:p>
          </table:table-cell>
          <table:table-cell office:value-type="float" office:value="4777" calcext:value-type="float">
            <text:p>4777</text:p>
          </table:table-cell>
          <table:table-cell office:value-type="float" office:value="2415" calcext:value-type="float">
            <text:p>2415</text:p>
          </table:table-cell>
          <table:table-cell office:value-type="float" office:value="14594" calcext:value-type="float">
            <text:p>14594</text:p>
          </table:table-cell>
          <table:table-cell office:value-type="float" office:value="9556" calcext:value-type="float">
            <text:p>9556</text:p>
          </table:table-cell>
          <table:table-cell office:value-type="float" office:value="14412" calcext:value-type="float">
            <text:p>14412</text:p>
          </table:table-cell>
          <table:table-cell office:value-type="float" office:value="7180" calcext:value-type="float">
            <text:p>7180</text:p>
          </table:table-cell>
          <table:table-cell office:value-type="float" office:value="4925" calcext:value-type="float">
            <text:p>4925</text:p>
          </table:table-cell>
          <table:table-cell office:value-type="float" office:value="4902" calcext:value-type="float">
            <text:p>4902</text:p>
          </table:table-cell>
          <table:table-cell office:value-type="float" office:value="2397" calcext:value-type="float">
            <text:p>2397</text:p>
          </table:table-cell>
          <table:table-cell office:value-type="float" office:value="4911" calcext:value-type="float">
            <text:p>4911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0913" calcext:value-type="float">
            <text:p>10913</text:p>
          </table:table-cell>
          <table:table-cell office:value-type="float" office:value="2428" calcext:value-type="float">
            <text:p>2428</text:p>
          </table:table-cell>
          <table:table-cell office:value-type="float" office:value="2356" calcext:value-type="float">
            <text:p>2356</text:p>
          </table:table-cell>
          <table:table-cell office:value-type="float" office:value="4737" calcext:value-type="float">
            <text:p>4737</text:p>
          </table:table-cell>
          <table:table-cell office:value-type="float" office:value="14447" calcext:value-type="float">
            <text:p>14447</text:p>
          </table:table-cell>
          <table:table-cell office:value-type="float" office:value="2420" calcext:value-type="float">
            <text:p>2420</text:p>
          </table:table-cell>
          <table:table-cell office:value-type="float" office:value="3627" calcext:value-type="float">
            <text:p>3627</text:p>
          </table:table-cell>
          <table:table-cell office:value-type="float" office:value="2475" calcext:value-type="float">
            <text:p>2475</text:p>
          </table:table-cell>
          <table:table-cell office:value-type="float" office:value="11201" calcext:value-type="float">
            <text:p>11201</text:p>
          </table:table-cell>
          <table:table-cell office:value-type="float" office:value="1157" calcext:value-type="float">
            <text:p>1157</text:p>
          </table:table-cell>
          <table:table-cell office:value-type="float" office:value="1215" calcext:value-type="float">
            <text:p>1215</text:p>
          </table:table-cell>
          <table:table-cell office:value-type="float" office:value="4945" calcext:value-type="float">
            <text:p>4945</text:p>
          </table:table-cell>
          <table:table-cell office:value-type="float" office:value="2470" calcext:value-type="float">
            <text:p>2470</text:p>
          </table:table-cell>
          <table:table-cell office:value-type="float" office:value="7257" calcext:value-type="float">
            <text:p>7257</text:p>
          </table:table-cell>
          <table:table-cell office:value-type="float" office:value="9722" calcext:value-type="float">
            <text:p>9722</text:p>
          </table:table-cell>
          <table:table-cell office:value-type="float" office:value="2367" calcext:value-type="float">
            <text:p>2367</text:p>
          </table:table-cell>
          <table:table-cell office:value-type="float" office:value="1270" calcext:value-type="float">
            <text:p>1270</text:p>
          </table:table-cell>
          <table:table-cell office:value-type="float" office:value="7202" calcext:value-type="float">
            <text:p>7202</text:p>
          </table:table-cell>
          <table:table-cell office:value-type="float" office:value="4903" calcext:value-type="float">
            <text:p>4903</text:p>
          </table:table-cell>
          <table:table-cell office:value-type="float" office:value="7235" calcext:value-type="float">
            <text:p>7235</text:p>
          </table:table-cell>
          <table:table-cell office:value-type="float" office:value="4859" calcext:value-type="float">
            <text:p>4859</text:p>
          </table:table-cell>
          <table:table-cell office:value-type="float" office:value="1154" calcext:value-type="float">
            <text:p>1154</text:p>
          </table:table-cell>
          <table:table-cell office:value-type="float" office:value="2444" calcext:value-type="float">
            <text:p>2444</text:p>
          </table:table-cell>
          <table:table-cell office:value-type="float" office:value="1197" calcext:value-type="float">
            <text:p>1197</text:p>
          </table:table-cell>
          <table:table-cell office:value-type="float" office:value="2406" calcext:value-type="float">
            <text:p>240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0786" calcext:value-type="float">
            <text:p>10786</text:p>
          </table:table-cell>
          <table:table-cell office:value-type="float" office:value="2403" calcext:value-type="float">
            <text:p>2403</text:p>
          </table:table-cell>
          <table:table-cell office:value-type="float" office:value="2393" calcext:value-type="float">
            <text:p>2393</text:p>
          </table:table-cell>
          <table:table-cell office:value-type="float" office:value="4914" calcext:value-type="float">
            <text:p>4914</text:p>
          </table:table-cell>
          <table:table-cell office:value-type="float" office:value="14496" calcext:value-type="float">
            <text:p>14496</text:p>
          </table:table-cell>
          <table:table-cell office:value-type="float" office:value="2515" calcext:value-type="float">
            <text:p>2515</text:p>
          </table:table-cell>
          <table:table-cell office:value-type="float" office:value="3651" calcext:value-type="float">
            <text:p>3651</text:p>
          </table:table-cell>
          <table:table-cell office:value-type="float" office:value="2387" calcext:value-type="float">
            <text:p>2387</text:p>
          </table:table-cell>
          <table:table-cell office:value-type="float" office:value="10990" calcext:value-type="float">
            <text:p>10990</text:p>
          </table:table-cell>
          <table:table-cell office:value-type="float" office:value="1276" calcext:value-type="float">
            <text:p>1276</text:p>
          </table:table-cell>
          <table:table-cell office:value-type="float" office:value="1206" calcext:value-type="float">
            <text:p>1206</text:p>
          </table:table-cell>
          <table:table-cell office:value-type="float" office:value="4830" calcext:value-type="float">
            <text:p>4830</text:p>
          </table:table-cell>
          <table:table-cell office:value-type="float" office:value="2400" calcext:value-type="float">
            <text:p>2400</text:p>
          </table:table-cell>
          <table:table-cell office:value-type="float" office:value="7202" calcext:value-type="float">
            <text:p>7202</text:p>
          </table:table-cell>
          <table:table-cell office:value-type="float" office:value="9584" calcext:value-type="float">
            <text:p>9584</text:p>
          </table:table-cell>
          <table:table-cell office:value-type="float" office:value="2467" calcext:value-type="float">
            <text:p>2467</text:p>
          </table:table-cell>
          <table:table-cell office:value-type="float" office:value="1151" calcext:value-type="float">
            <text:p>1151</text:p>
          </table:table-cell>
          <table:table-cell office:value-type="float" office:value="7209" calcext:value-type="float">
            <text:p>7209</text:p>
          </table:table-cell>
          <table:table-cell office:value-type="float" office:value="4842" calcext:value-type="float">
            <text:p>4842</text:p>
          </table:table-cell>
          <table:table-cell office:value-type="float" office:value="7272" calcext:value-type="float">
            <text:p>7272</text:p>
          </table:table-cell>
          <table:table-cell office:value-type="float" office:value="4776" calcext:value-type="float">
            <text:p>4776</text:p>
          </table:table-cell>
          <table:table-cell office:value-type="float" office:value="2498" calcext:value-type="float">
            <text:p>2498</text:p>
          </table:table-cell>
          <table:table-cell office:value-type="float" office:value="1189" calcext:value-type="float">
            <text:p>1189</text:p>
          </table:table-cell>
          <table:table-cell office:value-type="float" office:value="1203" calcext:value-type="float">
            <text:p>1203</text:p>
          </table:table-cell>
          <table:table-cell office:value-type="float" office:value="2333" calcext:value-type="float">
            <text:p>233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495" calcext:value-type="float">
            <text:p>5495</text:p>
          </table:table-cell>
          <table:table-cell office:value-type="float" office:value="1183" calcext:value-type="float">
            <text:p>1183</text:p>
          </table:table-cell>
          <table:table-cell office:value-type="float" office:value="1168" calcext:value-type="float">
            <text:p>1168</text:p>
          </table:table-cell>
          <table:table-cell office:value-type="float" office:value="2448" calcext:value-type="float">
            <text:p>2448</text:p>
          </table:table-cell>
          <table:table-cell office:value-type="float" office:value="7343" calcext:value-type="float">
            <text:p>7343</text:p>
          </table:table-cell>
          <table:table-cell office:value-type="float" office:value="1183" calcext:value-type="float">
            <text:p>1183</text:p>
          </table:table-cell>
          <table:table-cell office:value-type="float" office:value="1839" calcext:value-type="float">
            <text:p>1839</text:p>
          </table:table-cell>
          <table:table-cell office:value-type="float" office:value="1237" calcext:value-type="float">
            <text:p>1237</text:p>
          </table:table-cell>
          <table:table-cell office:value-type="float" office:value="5368" calcext:value-type="float">
            <text:p>5368</text:p>
          </table:table-cell>
          <table:table-cell office:value-type="float" office:value="608" calcext:value-type="float">
            <text:p>608</text:p>
          </table:table-cell>
          <table:table-cell office:value-type="float" office:value="595" calcext:value-type="float">
            <text:p>595</text:p>
          </table:table-cell>
          <table:table-cell office:value-type="float" office:value="2439" calcext:value-type="float">
            <text:p>2439</text:p>
          </table:table-cell>
          <table:table-cell office:value-type="float" office:value="1174" calcext:value-type="float">
            <text:p>1174</text:p>
          </table:table-cell>
          <table:table-cell office:value-type="float" office:value="3675" calcext:value-type="float">
            <text:p>3675</text:p>
          </table:table-cell>
          <table:table-cell office:value-type="float" office:value="4730" calcext:value-type="float">
            <text:p>4730</text:p>
          </table:table-cell>
          <table:table-cell office:value-type="float" office:value="1170" calcext:value-type="float">
            <text:p>1170</text:p>
          </table:table-cell>
          <table:table-cell office:value-type="float" office:value="606" calcext:value-type="float">
            <text:p>606</text:p>
          </table:table-cell>
          <table:table-cell office:value-type="float" office:value="3605" calcext:value-type="float">
            <text:p>3605</text:p>
          </table:table-cell>
          <table:table-cell office:value-type="float" office:value="2439" calcext:value-type="float">
            <text:p>2439</text:p>
          </table:table-cell>
          <table:table-cell office:value-type="float" office:value="3497" calcext:value-type="float">
            <text:p>3497</text:p>
          </table:table-cell>
          <table:table-cell office:value-type="float" office:value="2526" calcext:value-type="float">
            <text:p>2526</text:p>
          </table:table-cell>
          <table:table-cell office:value-type="float" office:value="1154" calcext:value-type="float">
            <text:p>1154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0856" calcext:value-type="float">
            <text:p>10856</text:p>
          </table:table-cell>
          <table:table-cell office:value-type="float" office:value="2468" calcext:value-type="float">
            <text:p>2468</text:p>
          </table:table-cell>
          <table:table-cell office:value-type="float" office:value="2500" calcext:value-type="float">
            <text:p>2500</text:p>
          </table:table-cell>
          <table:table-cell office:value-type="float" office:value="4970" calcext:value-type="float">
            <text:p>4970</text:p>
          </table:table-cell>
          <table:table-cell office:value-type="float" office:value="14735" calcext:value-type="float">
            <text:p>14735</text:p>
          </table:table-cell>
          <table:table-cell office:value-type="float" office:value="2472" calcext:value-type="float">
            <text:p>2472</text:p>
          </table:table-cell>
          <table:table-cell office:value-type="float" office:value="3537" calcext:value-type="float">
            <text:p>3537</text:p>
          </table:table-cell>
          <table:table-cell office:value-type="float" office:value="2403" calcext:value-type="float">
            <text:p>2403</text:p>
          </table:table-cell>
          <table:table-cell office:value-type="float" office:value="10862" calcext:value-type="float">
            <text:p>10862</text:p>
          </table:table-cell>
          <table:table-cell office:value-type="float" office:value="1219" calcext:value-type="float">
            <text:p>1219</text:p>
          </table:table-cell>
          <table:table-cell office:value-type="float" office:value="1230" calcext:value-type="float">
            <text:p>1230</text:p>
          </table:table-cell>
          <table:table-cell office:value-type="float" office:value="4764" calcext:value-type="float">
            <text:p>4764</text:p>
          </table:table-cell>
          <table:table-cell office:value-type="float" office:value="2471" calcext:value-type="float">
            <text:p>2471</text:p>
          </table:table-cell>
          <table:table-cell office:value-type="float" office:value="7031" calcext:value-type="float">
            <text:p>7031</text:p>
          </table:table-cell>
          <table:table-cell office:value-type="float" office:value="9686" calcext:value-type="float">
            <text:p>9686</text:p>
          </table:table-cell>
          <table:table-cell office:value-type="float" office:value="2407" calcext:value-type="float">
            <text:p>2407</text:p>
          </table:table-cell>
          <table:table-cell office:value-type="float" office:value="1201" calcext:value-type="float">
            <text:p>1201</text:p>
          </table:table-cell>
          <table:table-cell office:value-type="float" office:value="7202" calcext:value-type="float">
            <text:p>7202</text:p>
          </table:table-cell>
          <table:table-cell office:value-type="float" office:value="4844" calcext:value-type="float">
            <text:p>4844</text:p>
          </table:table-cell>
          <table:table-cell office:value-type="float" office:value="7267" calcext:value-type="float">
            <text:p>7267</text:p>
          </table:table-cell>
          <table:table-cell office:value-type="float" office:value="4872" calcext:value-type="float">
            <text:p>4872</text:p>
          </table:table-cell>
          <table:table-cell office:value-type="float" office:value="2434" calcext:value-type="float">
            <text:p>2434</text:p>
          </table:table-cell>
          <table:table-cell office:value-type="float" office:value="2383" calcext:value-type="float">
            <text:p>2383</text:p>
          </table:table-cell>
          <table:table-cell office:value-type="float" office:value="1180" calcext:value-type="float">
            <text:p>1180</text:p>
          </table:table-cell>
          <table:table-cell office:value-type="float" office:value="1209" calcext:value-type="float">
            <text:p>120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5383" calcext:value-type="float">
            <text:p>5383</text:p>
          </table:table-cell>
          <table:table-cell office:value-type="float" office:value="1265" calcext:value-type="float">
            <text:p>1265</text:p>
          </table:table-cell>
          <table:table-cell office:value-type="float" office:value="1218" calcext:value-type="float">
            <text:p>1218</text:p>
          </table:table-cell>
          <table:table-cell office:value-type="float" office:value="2400" calcext:value-type="float">
            <text:p>2400</text:p>
          </table:table-cell>
          <table:table-cell office:value-type="float" office:value="7366" calcext:value-type="float">
            <text:p>7366</text:p>
          </table:table-cell>
          <table:table-cell office:value-type="float" office:value="1171" calcext:value-type="float">
            <text:p>1171</text:p>
          </table:table-cell>
          <table:table-cell office:value-type="float" office:value="1837" calcext:value-type="float">
            <text:p>1837</text:p>
          </table:table-cell>
          <table:table-cell office:value-type="float" office:value="1204" calcext:value-type="float">
            <text:p>1204</text:p>
          </table:table-cell>
          <table:table-cell office:value-type="float" office:value="5618" calcext:value-type="float">
            <text:p>5618</text:p>
          </table:table-cell>
          <table:table-cell office:value-type="float" office:value="557" calcext:value-type="float">
            <text:p>557</text:p>
          </table:table-cell>
          <table:table-cell office:value-type="float" office:value="610" calcext:value-type="float">
            <text:p>610</text:p>
          </table:table-cell>
          <table:table-cell office:value-type="float" office:value="2437" calcext:value-type="float">
            <text:p>2437</text:p>
          </table:table-cell>
          <table:table-cell office:value-type="float" office:value="1232" calcext:value-type="float">
            <text:p>1232</text:p>
          </table:table-cell>
          <table:table-cell office:value-type="float" office:value="3706" calcext:value-type="float">
            <text:p>3706</text:p>
          </table:table-cell>
          <table:table-cell office:value-type="float" office:value="4774" calcext:value-type="float">
            <text:p>4774</text:p>
          </table:table-cell>
          <table:table-cell office:value-type="float" office:value="1223" calcext:value-type="float">
            <text:p>1223</text:p>
          </table:table-cell>
          <table:table-cell office:value-type="float" office:value="597" calcext:value-type="float">
            <text:p>597</text:p>
          </table:table-cell>
          <table:table-cell office:value-type="float" office:value="3657" calcext:value-type="float">
            <text:p>3657</text:p>
          </table:table-cell>
          <table:table-cell office:value-type="float" office:value="2424" calcext:value-type="float">
            <text:p>2424</text:p>
          </table:table-cell>
          <table:table-cell office:value-type="float" office:value="3645" calcext:value-type="float">
            <text:p>3645</text:p>
          </table:table-cell>
          <table:table-cell office:value-type="float" office:value="2525" calcext:value-type="float">
            <text:p>2525</text:p>
          </table:table-cell>
          <table:table-cell office:value-type="float" office:value="1159" calcext:value-type="float">
            <text:p>1159</text:p>
          </table:table-cell>
          <table:table-cell office:value-type="float" office:value="1237" calcext:value-type="float">
            <text:p>1237</text:p>
          </table:table-cell>
          <table:table-cell office:value-type="float" office:value="620" calcext:value-type="float">
            <text:p>62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wins" table:style-name="ta1">
        <table:table-column table:style-name="co4" table:number-columns-repeated="27" table:default-cell-style-name="Default"/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63" calcext:value-type="float">
            <text:p>1663</text:p>
          </table:table-cell>
          <table:table-cell office:value-type="float" office:value="852" calcext:value-type="float">
            <text:p>852</text:p>
          </table:table-cell>
          <table:table-cell office:value-type="float" office:value="931" calcext:value-type="float">
            <text:p>931</text:p>
          </table:table-cell>
          <table:table-cell office:value-type="float" office:value="1109" calcext:value-type="float">
            <text:p>1109</text:p>
          </table:table-cell>
          <table:table-cell office:value-type="float" office:value="2236" calcext:value-type="float">
            <text:p>2236</text:p>
          </table:table-cell>
          <table:table-cell office:value-type="float" office:value="1252" calcext:value-type="float">
            <text:p>1252</text:p>
          </table:table-cell>
          <table:table-cell office:value-type="float" office:value="665" calcext:value-type="float">
            <text:p>665</text:p>
          </table:table-cell>
          <table:table-cell office:value-type="float" office:value="1387" calcext:value-type="float">
            <text:p>1387</text:p>
          </table:table-cell>
          <table:table-cell office:value-type="float" office:value="1482" calcext:value-type="float">
            <text:p>1482</text:p>
          </table:table-cell>
          <table:table-cell office:value-type="float" office:value="1031" calcext:value-type="float">
            <text:p>1031</text:p>
          </table:table-cell>
          <table:table-cell office:value-type="float" office:value="843" calcext:value-type="float">
            <text:p>843</text:p>
          </table:table-cell>
          <table:table-cell office:value-type="float" office:value="552" calcext:value-type="float">
            <text:p>552</text:p>
          </table:table-cell>
          <table:table-cell office:value-type="float" office:value="958" calcext:value-type="float">
            <text:p>958</text:p>
          </table:table-cell>
          <table:table-cell office:value-type="float" office:value="849" calcext:value-type="float">
            <text:p>849</text:p>
          </table:table-cell>
          <table:table-cell office:value-type="float" office:value="1343" calcext:value-type="float">
            <text:p>1343</text:p>
          </table:table-cell>
          <table:table-cell office:value-type="float" office:value="873" calcext:value-type="float">
            <text:p>873</text:p>
          </table:table-cell>
          <table:table-cell office:value-type="float" office:value="971" calcext:value-type="float">
            <text:p>971</text:p>
          </table:table-cell>
          <table:table-cell office:value-type="float" office:value="896" calcext:value-type="float">
            <text:p>896</text:p>
          </table:table-cell>
          <table:table-cell office:value-type="float" office:value="767" calcext:value-type="float">
            <text:p>767</text:p>
          </table:table-cell>
          <table:table-cell office:value-type="float" office:value="758" calcext:value-type="float">
            <text:p>758</text:p>
          </table:table-cell>
          <table:table-cell office:value-type="float" office:value="571" calcext:value-type="float">
            <text:p>571</text:p>
          </table:table-cell>
          <table:table-cell office:value-type="float" office:value="951" calcext:value-type="float">
            <text:p>951</text:p>
          </table:table-cell>
          <table:table-cell office:value-type="float" office:value="1147" calcext:value-type="float">
            <text:p>1147</text:p>
          </table:table-cell>
          <table:table-cell office:value-type="float" office:value="1100" calcext:value-type="float">
            <text:p>1100</text:p>
          </table:table-cell>
          <table:table-cell office:value-type="float" office:value="1413" calcext:value-type="float">
            <text:p>141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3607" calcext:value-type="float">
            <text:p>3607</text:p>
          </table:table-cell>
          <table:table-cell office:value-type="float" office:value="3113" calcext:value-type="float">
            <text:p>3113</text:p>
          </table:table-cell>
          <table:table-cell office:value-type="float" office:value="3599" calcext:value-type="float">
            <text:p>3599</text:p>
          </table:table-cell>
          <table:table-cell office:value-type="float" office:value="4344" calcext:value-type="float">
            <text:p>4344</text:p>
          </table:table-cell>
          <table:table-cell office:value-type="float" office:value="8433" calcext:value-type="float">
            <text:p>8433</text:p>
          </table:table-cell>
          <table:table-cell office:value-type="float" office:value="4222" calcext:value-type="float">
            <text:p>4222</text:p>
          </table:table-cell>
          <table:table-cell office:value-type="float" office:value="2580" calcext:value-type="float">
            <text:p>2580</text:p>
          </table:table-cell>
          <table:table-cell office:value-type="float" office:value="5243" calcext:value-type="float">
            <text:p>5243</text:p>
          </table:table-cell>
          <table:table-cell office:value-type="float" office:value="5317" calcext:value-type="float">
            <text:p>5317</text:p>
          </table:table-cell>
          <table:table-cell office:value-type="float" office:value="4321" calcext:value-type="float">
            <text:p>4321</text:p>
          </table:table-cell>
          <table:table-cell office:value-type="float" office:value="3358" calcext:value-type="float">
            <text:p>3358</text:p>
          </table:table-cell>
          <table:table-cell office:value-type="float" office:value="2340" calcext:value-type="float">
            <text:p>2340</text:p>
          </table:table-cell>
          <table:table-cell office:value-type="float" office:value="3682" calcext:value-type="float">
            <text:p>3682</text:p>
          </table:table-cell>
          <table:table-cell office:value-type="float" office:value="3583" calcext:value-type="float">
            <text:p>3583</text:p>
          </table:table-cell>
          <table:table-cell office:value-type="float" office:value="4112" calcext:value-type="float">
            <text:p>4112</text:p>
          </table:table-cell>
          <table:table-cell office:value-type="float" office:value="3198" calcext:value-type="float">
            <text:p>3198</text:p>
          </table:table-cell>
          <table:table-cell office:value-type="float" office:value="2954" calcext:value-type="float">
            <text:p>2954</text:p>
          </table:table-cell>
          <table:table-cell office:value-type="float" office:value="3893" calcext:value-type="float">
            <text:p>3893</text:p>
          </table:table-cell>
          <table:table-cell office:value-type="float" office:value="3101" calcext:value-type="float">
            <text:p>3101</text:p>
          </table:table-cell>
          <table:table-cell office:value-type="float" office:value="3286" calcext:value-type="float">
            <text:p>3286</text:p>
          </table:table-cell>
          <table:table-cell office:value-type="float" office:value="2265" calcext:value-type="float">
            <text:p>2265</text:p>
          </table:table-cell>
          <table:table-cell office:value-type="float" office:value="3789" calcext:value-type="float">
            <text:p>3789</text:p>
          </table:table-cell>
          <table:table-cell office:value-type="float" office:value="4560" calcext:value-type="float">
            <text:p>4560</text:p>
          </table:table-cell>
          <table:table-cell office:value-type="float" office:value="4269" calcext:value-type="float">
            <text:p>4269</text:p>
          </table:table-cell>
          <table:table-cell office:value-type="float" office:value="5430" calcext:value-type="float">
            <text:p>5430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01" calcext:value-type="float">
            <text:p>3001</text:p>
          </table:table-cell>
          <table:table-cell office:value-type="float" office:value="416" calcext:value-type="float">
            <text:p>416</text:p>
          </table:table-cell>
          <table:table-cell office:value-type="float" office:value="865" calcext:value-type="float">
            <text:p>865</text:p>
          </table:table-cell>
          <table:table-cell office:value-type="float" office:value="1597" calcext:value-type="float">
            <text:p>1597</text:p>
          </table:table-cell>
          <table:table-cell office:value-type="float" office:value="4202" calcext:value-type="float">
            <text:p>4202</text:p>
          </table:table-cell>
          <table:table-cell office:value-type="float" office:value="962" calcext:value-type="float">
            <text:p>962</text:p>
          </table:table-cell>
          <table:table-cell office:value-type="float" office:value="967" calcext:value-type="float">
            <text:p>967</text:p>
          </table:table-cell>
          <table:table-cell office:value-type="float" office:value="1147" calcext:value-type="float">
            <text:p>1147</text:p>
          </table:table-cell>
          <table:table-cell office:value-type="float" office:value="2803" calcext:value-type="float">
            <text:p>2803</text:p>
          </table:table-cell>
          <table:table-cell office:value-type="float" office:value="898" calcext:value-type="float">
            <text:p>898</text:p>
          </table:table-cell>
          <table:table-cell office:value-type="float" office:value="723" calcext:value-type="float">
            <text:p>723</text:p>
          </table:table-cell>
          <table:table-cell office:value-type="float" office:value="1124" calcext:value-type="float">
            <text:p>1124</text:p>
          </table:table-cell>
          <table:table-cell office:value-type="float" office:value="1057" calcext:value-type="float">
            <text:p>1057</text:p>
          </table:table-cell>
          <table:table-cell office:value-type="float" office:value="1563" calcext:value-type="float">
            <text:p>1563</text:p>
          </table:table-cell>
          <table:table-cell office:value-type="float" office:value="2633" calcext:value-type="float">
            <text:p>2633</text:p>
          </table:table-cell>
          <table:table-cell office:value-type="float" office:value="685" calcext:value-type="float">
            <text:p>685</text:p>
          </table:table-cell>
          <table:table-cell office:value-type="float" office:value="543" calcext:value-type="float">
            <text:p>543</text:p>
          </table:table-cell>
          <table:table-cell office:value-type="float" office:value="1793" calcext:value-type="float">
            <text:p>1793</text:p>
          </table:table-cell>
          <table:table-cell office:value-type="float" office:value="1328" calcext:value-type="float">
            <text:p>1328</text:p>
          </table:table-cell>
          <table:table-cell office:value-type="float" office:value="1570" calcext:value-type="float">
            <text:p>1570</text:p>
          </table:table-cell>
          <table:table-cell office:value-type="float" office:value="1196" calcext:value-type="float">
            <text:p>1196</text:p>
          </table:table-cell>
          <table:table-cell office:value-type="float" office:value="781" calcext:value-type="float">
            <text:p>781</text:p>
          </table:table-cell>
          <table:table-cell office:value-type="float" office:value="1059" calcext:value-type="float">
            <text:p>1059</text:p>
          </table:table-cell>
          <table:table-cell office:value-type="float" office:value="874" calcext:value-type="float">
            <text:p>874</text:p>
          </table:table-cell>
          <table:table-cell office:value-type="float" office:value="1373" calcext:value-type="float">
            <text:p>1373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595" calcext:value-type="float">
            <text:p>3595</text:p>
          </table:table-cell>
          <table:table-cell office:value-type="float" office:value="926" calcext:value-type="float">
            <text:p>926</text:p>
          </table:table-cell>
          <table:table-cell office:value-type="float" office:value="468" calcext:value-type="float">
            <text:p>468</text:p>
          </table:table-cell>
          <table:table-cell office:value-type="float" office:value="1628" calcext:value-type="float">
            <text:p>1628</text:p>
          </table:table-cell>
          <table:table-cell office:value-type="float" office:value="4807" calcext:value-type="float">
            <text:p>4807</text:p>
          </table:table-cell>
          <table:table-cell office:value-type="float" office:value="1076" calcext:value-type="float">
            <text:p>1076</text:p>
          </table:table-cell>
          <table:table-cell office:value-type="float" office:value="929" calcext:value-type="float">
            <text:p>929</text:p>
          </table:table-cell>
          <table:table-cell office:value-type="float" office:value="1657" calcext:value-type="float">
            <text:p>1657</text:p>
          </table:table-cell>
          <table:table-cell office:value-type="float" office:value="3305" calcext:value-type="float">
            <text:p>3305</text:p>
          </table:table-cell>
          <table:table-cell office:value-type="float" office:value="859" calcext:value-type="float">
            <text:p>859</text:p>
          </table:table-cell>
          <table:table-cell office:value-type="float" office:value="854" calcext:value-type="float">
            <text:p>854</text:p>
          </table:table-cell>
          <table:table-cell office:value-type="float" office:value="1386" calcext:value-type="float">
            <text:p>1386</text:p>
          </table:table-cell>
          <table:table-cell office:value-type="float" office:value="1112" calcext:value-type="float">
            <text:p>1112</text:p>
          </table:table-cell>
          <table:table-cell office:value-type="float" office:value="2106" calcext:value-type="float">
            <text:p>2106</text:p>
          </table:table-cell>
          <table:table-cell office:value-type="float" office:value="2932" calcext:value-type="float">
            <text:p>2932</text:p>
          </table:table-cell>
          <table:table-cell office:value-type="float" office:value="1040" calcext:value-type="float">
            <text:p>1040</text:p>
          </table:table-cell>
          <table:table-cell office:value-type="float" office:value="605" calcext:value-type="float">
            <text:p>605</text:p>
          </table:table-cell>
          <table:table-cell office:value-type="float" office:value="2089" calcext:value-type="float">
            <text:p>2089</text:p>
          </table:table-cell>
          <table:table-cell office:value-type="float" office:value="1482" calcext:value-type="float">
            <text:p>1482</text:p>
          </table:table-cell>
          <table:table-cell office:value-type="float" office:value="1926" calcext:value-type="float">
            <text:p>1926</text:p>
          </table:table-cell>
          <table:table-cell office:value-type="float" office:value="1361" calcext:value-type="float">
            <text:p>1361</text:p>
          </table:table-cell>
          <table:table-cell office:value-type="float" office:value="946" calcext:value-type="float">
            <text:p>946</text:p>
          </table:table-cell>
          <table:table-cell office:value-type="float" office:value="998" calcext:value-type="float">
            <text:p>998</text:p>
          </table:table-cell>
          <table:table-cell office:value-type="float" office:value="887" calcext:value-type="float">
            <text:p>887</text:p>
          </table:table-cell>
          <table:table-cell office:value-type="float" office:value="1531" calcext:value-type="float">
            <text:p>153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311" calcext:value-type="float">
            <text:p>4311</text:p>
          </table:table-cell>
          <table:table-cell office:value-type="float" office:value="1600" calcext:value-type="float">
            <text:p>1600</text:p>
          </table:table-cell>
          <table:table-cell office:value-type="float" office:value="1663" calcext:value-type="float">
            <text:p>1663</text:p>
          </table:table-cell>
          <table:table-cell office:value-type="float" office:value="1480" calcext:value-type="float">
            <text:p>1480</text:p>
          </table:table-cell>
          <table:table-cell office:value-type="float" office:value="7027" calcext:value-type="float">
            <text:p>7027</text:p>
          </table:table-cell>
          <table:table-cell office:value-type="float" office:value="2102" calcext:value-type="float">
            <text:p>2102</text:p>
          </table:table-cell>
          <table:table-cell office:value-type="float" office:value="1562" calcext:value-type="float">
            <text:p>1562</text:p>
          </table:table-cell>
          <table:table-cell office:value-type="float" office:value="2458" calcext:value-type="float">
            <text:p>2458</text:p>
          </table:table-cell>
          <table:table-cell office:value-type="float" office:value="4068" calcext:value-type="float">
            <text:p>4068</text:p>
          </table:table-cell>
          <table:table-cell office:value-type="float" office:value="1670" calcext:value-type="float">
            <text:p>1670</text:p>
          </table:table-cell>
          <table:table-cell office:value-type="float" office:value="1379" calcext:value-type="float">
            <text:p>1379</text:p>
          </table:table-cell>
          <table:table-cell office:value-type="float" office:value="1472" calcext:value-type="float">
            <text:p>1472</text:p>
          </table:table-cell>
          <table:table-cell office:value-type="float" office:value="1644" calcext:value-type="float">
            <text:p>1644</text:p>
          </table:table-cell>
          <table:table-cell office:value-type="float" office:value="2194" calcext:value-type="float">
            <text:p>2194</text:p>
          </table:table-cell>
          <table:table-cell office:value-type="float" office:value="3371" calcext:value-type="float">
            <text:p>3371</text:p>
          </table:table-cell>
          <table:table-cell office:value-type="float" office:value="1570" calcext:value-type="float">
            <text:p>1570</text:p>
          </table:table-cell>
          <table:table-cell office:value-type="float" office:value="1114" calcext:value-type="float">
            <text:p>1114</text:p>
          </table:table-cell>
          <table:table-cell office:value-type="float" office:value="2449" calcext:value-type="float">
            <text:p>2449</text:p>
          </table:table-cell>
          <table:table-cell office:value-type="float" office:value="1794" calcext:value-type="float">
            <text:p>1794</text:p>
          </table:table-cell>
          <table:table-cell office:value-type="float" office:value="1974" calcext:value-type="float">
            <text:p>1974</text:p>
          </table:table-cell>
          <table:table-cell office:value-type="float" office:value="1582" calcext:value-type="float">
            <text:p>1582</text:p>
          </table:table-cell>
          <table:table-cell office:value-type="float" office:value="1738" calcext:value-type="float">
            <text:p>1738</text:p>
          </table:table-cell>
          <table:table-cell office:value-type="float" office:value="2121" calcext:value-type="float">
            <text:p>2121</text:p>
          </table:table-cell>
          <table:table-cell office:value-type="float" office:value="1764" calcext:value-type="float">
            <text:p>1764</text:p>
          </table:table-cell>
          <table:table-cell office:value-type="float" office:value="2625" calcext:value-type="float">
            <text:p>2625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8422" calcext:value-type="float">
            <text:p>8422</text:p>
          </table:table-cell>
          <table:table-cell office:value-type="float" office:value="4236" calcext:value-type="float">
            <text:p>4236</text:p>
          </table:table-cell>
          <table:table-cell office:value-type="float" office:value="4930" calcext:value-type="float">
            <text:p>4930</text:p>
          </table:table-cell>
          <table:table-cell office:value-type="float" office:value="6901" calcext:value-type="float">
            <text:p>6901</text:p>
          </table:table-cell>
          <table:table-cell office:value-type="float" office:value="8019" calcext:value-type="float">
            <text:p>8019</text:p>
          </table:table-cell>
          <table:table-cell office:value-type="float" office:value="5871" calcext:value-type="float">
            <text:p>5871</text:p>
          </table:table-cell>
          <table:table-cell office:value-type="float" office:value="3466" calcext:value-type="float">
            <text:p>3466</text:p>
          </table:table-cell>
          <table:table-cell office:value-type="float" office:value="6886" calcext:value-type="float">
            <text:p>6886</text:p>
          </table:table-cell>
          <table:table-cell office:value-type="float" office:value="7935" calcext:value-type="float">
            <text:p>7935</text:p>
          </table:table-cell>
          <table:table-cell office:value-type="float" office:value="5482" calcext:value-type="float">
            <text:p>5482</text:p>
          </table:table-cell>
          <table:table-cell office:value-type="float" office:value="4672" calcext:value-type="float">
            <text:p>4672</text:p>
          </table:table-cell>
          <table:table-cell office:value-type="float" office:value="3357" calcext:value-type="float">
            <text:p>3357</text:p>
          </table:table-cell>
          <table:table-cell office:value-type="float" office:value="4619" calcext:value-type="float">
            <text:p>4619</text:p>
          </table:table-cell>
          <table:table-cell office:value-type="float" office:value="4770" calcext:value-type="float">
            <text:p>4770</text:p>
          </table:table-cell>
          <table:table-cell office:value-type="float" office:value="6285" calcext:value-type="float">
            <text:p>6285</text:p>
          </table:table-cell>
          <table:table-cell office:value-type="float" office:value="4381" calcext:value-type="float">
            <text:p>4381</text:p>
          </table:table-cell>
          <table:table-cell office:value-type="float" office:value="3306" calcext:value-type="float">
            <text:p>3306</text:p>
          </table:table-cell>
          <table:table-cell office:value-type="float" office:value="5730" calcext:value-type="float">
            <text:p>5730</text:p>
          </table:table-cell>
          <table:table-cell office:value-type="float" office:value="4538" calcext:value-type="float">
            <text:p>4538</text:p>
          </table:table-cell>
          <table:table-cell office:value-type="float" office:value="4512" calcext:value-type="float">
            <text:p>4512</text:p>
          </table:table-cell>
          <table:table-cell office:value-type="float" office:value="3330" calcext:value-type="float">
            <text:p>3330</text:p>
          </table:table-cell>
          <table:table-cell office:value-type="float" office:value="5573" calcext:value-type="float">
            <text:p>5573</text:p>
          </table:table-cell>
          <table:table-cell office:value-type="float" office:value="6018" calcext:value-type="float">
            <text:p>6018</text:p>
          </table:table-cell>
          <table:table-cell office:value-type="float" office:value="6061" calcext:value-type="float">
            <text:p>6061</text:p>
          </table:table-cell>
          <table:table-cell office:value-type="float" office:value="6920" calcext:value-type="float">
            <text:p>6920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321" calcext:value-type="float">
            <text:p>4321</text:p>
          </table:table-cell>
          <table:table-cell office:value-type="float" office:value="937" calcext:value-type="float">
            <text:p>937</text:p>
          </table:table-cell>
          <table:table-cell office:value-type="float" office:value="1108" calcext:value-type="float">
            <text:p>1108</text:p>
          </table:table-cell>
          <table:table-cell office:value-type="float" office:value="2043" calcext:value-type="float">
            <text:p>2043</text:p>
          </table:table-cell>
          <table:table-cell office:value-type="float" office:value="5853" calcext:value-type="float">
            <text:p>5853</text:p>
          </table:table-cell>
          <table:table-cell office:value-type="float" office:value="770" calcext:value-type="float">
            <text:p>770</text:p>
          </table:table-cell>
          <table:table-cell office:value-type="float" office:value="1284" calcext:value-type="float">
            <text:p>1284</text:p>
          </table:table-cell>
          <table:table-cell office:value-type="float" office:value="1281" calcext:value-type="float">
            <text:p>1281</text:p>
          </table:table-cell>
          <table:table-cell office:value-type="float" office:value="4205" calcext:value-type="float">
            <text:p>4205</text:p>
          </table:table-cell>
          <table:table-cell office:value-type="float" office:value="854" calcext:value-type="float">
            <text:p>854</text:p>
          </table:table-cell>
          <table:table-cell office:value-type="float" office:value="771" calcext:value-type="float">
            <text:p>771</text:p>
          </table:table-cell>
          <table:table-cell office:value-type="float" office:value="1700" calcext:value-type="float">
            <text:p>1700</text:p>
          </table:table-cell>
          <table:table-cell office:value-type="float" office:value="1099" calcext:value-type="float">
            <text:p>1099</text:p>
          </table:table-cell>
          <table:table-cell office:value-type="float" office:value="2405" calcext:value-type="float">
            <text:p>2405</text:p>
          </table:table-cell>
          <table:table-cell office:value-type="float" office:value="3446" calcext:value-type="float">
            <text:p>3446</text:p>
          </table:table-cell>
          <table:table-cell office:value-type="float" office:value="880" calcext:value-type="float">
            <text:p>880</text:p>
          </table:table-cell>
          <table:table-cell office:value-type="float" office:value="708" calcext:value-type="float">
            <text:p>708</text:p>
          </table:table-cell>
          <table:table-cell office:value-type="float" office:value="2688" calcext:value-type="float">
            <text:p>2688</text:p>
          </table:table-cell>
          <table:table-cell office:value-type="float" office:value="1828" calcext:value-type="float">
            <text:p>1828</text:p>
          </table:table-cell>
          <table:table-cell office:value-type="float" office:value="2467" calcext:value-type="float">
            <text:p>2467</text:p>
          </table:table-cell>
          <table:table-cell office:value-type="float" office:value="1785" calcext:value-type="float">
            <text:p>1785</text:p>
          </table:table-cell>
          <table:table-cell office:value-type="float" office:value="919" calcext:value-type="float">
            <text:p>919</text:p>
          </table:table-cell>
          <table:table-cell office:value-type="float" office:value="1276" calcext:value-type="float">
            <text:p>1276</text:p>
          </table:table-cell>
          <table:table-cell office:value-type="float" office:value="973" calcext:value-type="float">
            <text:p>973</text:p>
          </table:table-cell>
          <table:table-cell office:value-type="float" office:value="1515" calcext:value-type="float">
            <text:p>151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89" calcext:value-type="float">
            <text:p>2689</text:p>
          </table:table-cell>
          <table:table-cell office:value-type="float" office:value="929" calcext:value-type="float">
            <text:p>929</text:p>
          </table:table-cell>
          <table:table-cell office:value-type="float" office:value="967" calcext:value-type="float">
            <text:p>967</text:p>
          </table:table-cell>
          <table:table-cell office:value-type="float" office:value="1512" calcext:value-type="float">
            <text:p>1512</text:p>
          </table:table-cell>
          <table:table-cell office:value-type="float" office:value="3485" calcext:value-type="float">
            <text:p>3485</text:p>
          </table:table-cell>
          <table:table-cell office:value-type="float" office:value="1286" calcext:value-type="float">
            <text:p>1286</text:p>
          </table:table-cell>
          <table:table-cell office:value-type="float" office:value="561" calcext:value-type="float">
            <text:p>561</text:p>
          </table:table-cell>
          <table:table-cell office:value-type="float" office:value="1624" calcext:value-type="float">
            <text:p>1624</text:p>
          </table:table-cell>
          <table:table-cell office:value-type="float" office:value="2604" calcext:value-type="float">
            <text:p>2604</text:p>
          </table:table-cell>
          <table:table-cell office:value-type="float" office:value="1277" calcext:value-type="float">
            <text:p>1277</text:p>
          </table:table-cell>
          <table:table-cell office:value-type="float" office:value="908" calcext:value-type="float">
            <text:p>908</text:p>
          </table:table-cell>
          <table:table-cell office:value-type="float" office:value="929" calcext:value-type="float">
            <text:p>929</text:p>
          </table:table-cell>
          <table:table-cell office:value-type="float" office:value="1017" calcext:value-type="float">
            <text:p>1017</text:p>
          </table:table-cell>
          <table:table-cell office:value-type="float" office:value="1770" calcext:value-type="float">
            <text:p>1770</text:p>
          </table:table-cell>
          <table:table-cell office:value-type="float" office:value="2046" calcext:value-type="float">
            <text:p>2046</text:p>
          </table:table-cell>
          <table:table-cell office:value-type="float" office:value="974" calcext:value-type="float">
            <text:p>974</text:p>
          </table:table-cell>
          <table:table-cell office:value-type="float" office:value="712" calcext:value-type="float">
            <text:p>712</text:p>
          </table:table-cell>
          <table:table-cell office:value-type="float" office:value="1500" calcext:value-type="float">
            <text:p>1500</text:p>
          </table:table-cell>
          <table:table-cell office:value-type="float" office:value="1139" calcext:value-type="float">
            <text:p>1139</text:p>
          </table:table-cell>
          <table:table-cell office:value-type="float" office:value="1170" calcext:value-type="float">
            <text:p>1170</text:p>
          </table:table-cell>
          <table:table-cell office:value-type="float" office:value="941" calcext:value-type="float">
            <text:p>941</text:p>
          </table:table-cell>
          <table:table-cell office:value-type="float" office:value="1082" calcext:value-type="float">
            <text:p>1082</text:p>
          </table:table-cell>
          <table:table-cell office:value-type="float" office:value="1325" calcext:value-type="float">
            <text:p>1325</text:p>
          </table:table-cell>
          <table:table-cell office:value-type="float" office:value="1221" calcext:value-type="float">
            <text:p>1221</text:p>
          </table:table-cell>
          <table:table-cell office:value-type="float" office:value="1871" calcext:value-type="float">
            <text:p>187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208" calcext:value-type="float">
            <text:p>5208</text:p>
          </table:table-cell>
          <table:table-cell office:value-type="float" office:value="1141" calcext:value-type="float">
            <text:p>1141</text:p>
          </table:table-cell>
          <table:table-cell office:value-type="float" office:value="1613" calcext:value-type="float">
            <text:p>1613</text:p>
          </table:table-cell>
          <table:table-cell office:value-type="float" office:value="2371" calcext:value-type="float">
            <text:p>2371</text:p>
          </table:table-cell>
          <table:table-cell office:value-type="float" office:value="7003" calcext:value-type="float">
            <text:p>7003</text:p>
          </table:table-cell>
          <table:table-cell office:value-type="float" office:value="1304" calcext:value-type="float">
            <text:p>1304</text:p>
          </table:table-cell>
          <table:table-cell office:value-type="float" office:value="1687" calcext:value-type="float">
            <text:p>1687</text:p>
          </table:table-cell>
          <table:table-cell office:value-type="float" office:value="602" calcext:value-type="float">
            <text:p>602</text:p>
          </table:table-cell>
          <table:table-cell office:value-type="float" office:value="4632" calcext:value-type="float">
            <text:p>4632</text:p>
          </table:table-cell>
          <table:table-cell office:value-type="float" office:value="947" calcext:value-type="float">
            <text:p>947</text:p>
          </table:table-cell>
          <table:table-cell office:value-type="float" office:value="818" calcext:value-type="float">
            <text:p>818</text:p>
          </table:table-cell>
          <table:table-cell office:value-type="float" office:value="1986" calcext:value-type="float">
            <text:p>1986</text:p>
          </table:table-cell>
          <table:table-cell office:value-type="float" office:value="1420" calcext:value-type="float">
            <text:p>1420</text:p>
          </table:table-cell>
          <table:table-cell office:value-type="float" office:value="2855" calcext:value-type="float">
            <text:p>2855</text:p>
          </table:table-cell>
          <table:table-cell office:value-type="float" office:value="4236" calcext:value-type="float">
            <text:p>4236</text:p>
          </table:table-cell>
          <table:table-cell office:value-type="float" office:value="1371" calcext:value-type="float">
            <text:p>1371</text:p>
          </table:table-cell>
          <table:table-cell office:value-type="float" office:value="700" calcext:value-type="float">
            <text:p>700</text:p>
          </table:table-cell>
          <table:table-cell office:value-type="float" office:value="3014" calcext:value-type="float">
            <text:p>3014</text:p>
          </table:table-cell>
          <table:table-cell office:value-type="float" office:value="2362" calcext:value-type="float">
            <text:p>2362</text:p>
          </table:table-cell>
          <table:table-cell office:value-type="float" office:value="2945" calcext:value-type="float">
            <text:p>2945</text:p>
          </table:table-cell>
          <table:table-cell office:value-type="float" office:value="1991" calcext:value-type="float">
            <text:p>1991</text:p>
          </table:table-cell>
          <table:table-cell office:value-type="float" office:value="1072" calcext:value-type="float">
            <text:p>1072</text:p>
          </table:table-cell>
          <table:table-cell office:value-type="float" office:value="1542" calcext:value-type="float">
            <text:p>1542</text:p>
          </table:table-cell>
          <table:table-cell office:value-type="float" office:value="920" calcext:value-type="float">
            <text:p>920</text:p>
          </table:table-cell>
          <table:table-cell office:value-type="float" office:value="1704" calcext:value-type="float">
            <text:p>170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218" calcext:value-type="float">
            <text:p>5218</text:p>
          </table:table-cell>
          <table:table-cell office:value-type="float" office:value="2808" calcext:value-type="float">
            <text:p>2808</text:p>
          </table:table-cell>
          <table:table-cell office:value-type="float" office:value="3288" calcext:value-type="float">
            <text:p>3288</text:p>
          </table:table-cell>
          <table:table-cell office:value-type="float" office:value="4146" calcext:value-type="float">
            <text:p>4146</text:p>
          </table:table-cell>
          <table:table-cell office:value-type="float" office:value="8166" calcext:value-type="float">
            <text:p>8166</text:p>
          </table:table-cell>
          <table:table-cell office:value-type="float" office:value="4226" calcext:value-type="float">
            <text:p>4226</text:p>
          </table:table-cell>
          <table:table-cell office:value-type="float" office:value="2599" calcext:value-type="float">
            <text:p>2599</text:p>
          </table:table-cell>
          <table:table-cell office:value-type="float" office:value="4642" calcext:value-type="float">
            <text:p>4642</text:p>
          </table:table-cell>
          <table:table-cell office:value-type="float" office:value="2637" calcext:value-type="float">
            <text:p>2637</text:p>
          </table:table-cell>
          <table:table-cell office:value-type="float" office:value="4138" calcext:value-type="float">
            <text:p>4138</text:p>
          </table:table-cell>
          <table:table-cell office:value-type="float" office:value="3177" calcext:value-type="float">
            <text:p>3177</text:p>
          </table:table-cell>
          <table:table-cell office:value-type="float" office:value="2187" calcext:value-type="float">
            <text:p>2187</text:p>
          </table:table-cell>
          <table:table-cell office:value-type="float" office:value="3344" calcext:value-type="float">
            <text:p>3344</text:p>
          </table:table-cell>
          <table:table-cell office:value-type="float" office:value="3674" calcext:value-type="float">
            <text:p>3674</text:p>
          </table:table-cell>
          <table:table-cell office:value-type="float" office:value="3946" calcext:value-type="float">
            <text:p>3946</text:p>
          </table:table-cell>
          <table:table-cell office:value-type="float" office:value="2899" calcext:value-type="float">
            <text:p>2899</text:p>
          </table:table-cell>
          <table:table-cell office:value-type="float" office:value="3571" calcext:value-type="float">
            <text:p>3571</text:p>
          </table:table-cell>
          <table:table-cell office:value-type="float" office:value="3284" calcext:value-type="float">
            <text:p>3284</text:p>
          </table:table-cell>
          <table:table-cell office:value-type="float" office:value="3008" calcext:value-type="float">
            <text:p>3008</text:p>
          </table:table-cell>
          <table:table-cell office:value-type="float" office:value="2801" calcext:value-type="float">
            <text:p>2801</text:p>
          </table:table-cell>
          <table:table-cell office:value-type="float" office:value="2033" calcext:value-type="float">
            <text:p>2033</text:p>
          </table:table-cell>
          <table:table-cell office:value-type="float" office:value="3659" calcext:value-type="float">
            <text:p>3659</text:p>
          </table:table-cell>
          <table:table-cell office:value-type="float" office:value="3948" calcext:value-type="float">
            <text:p>3948</text:p>
          </table:table-cell>
          <table:table-cell office:value-type="float" office:value="4219" calcext:value-type="float">
            <text:p>4219</text:p>
          </table:table-cell>
          <table:table-cell office:value-type="float" office:value="4700" calcext:value-type="float">
            <text:p>4700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357" calcext:value-type="float">
            <text:p>4357</text:p>
          </table:table-cell>
          <table:table-cell office:value-type="float" office:value="933" calcext:value-type="float">
            <text:p>933</text:p>
          </table:table-cell>
          <table:table-cell office:value-type="float" office:value="822" calcext:value-type="float">
            <text:p>822</text:p>
          </table:table-cell>
          <table:table-cell office:value-type="float" office:value="1635" calcext:value-type="float">
            <text:p>1635</text:p>
          </table:table-cell>
          <table:table-cell office:value-type="float" office:value="5523" calcext:value-type="float">
            <text:p>5523</text:p>
          </table:table-cell>
          <table:table-cell office:value-type="float" office:value="882" calcext:value-type="float">
            <text:p>882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630" calcext:value-type="float">
            <text:p>1630</text:p>
          </table:table-cell>
          <table:table-cell office:value-type="float" office:value="816" calcext:value-type="float">
            <text:p>816</text:p>
          </table:table-cell>
          <table:table-cell office:value-type="float" office:value="2516" calcext:value-type="float">
            <text:p>2516</text:p>
          </table:table-cell>
          <table:table-cell office:value-type="float" office:value="3715" calcext:value-type="float">
            <text:p>3715</text:p>
          </table:table-cell>
          <table:table-cell office:value-type="float" office:value="832" calcext:value-type="float">
            <text:p>832</text:p>
          </table:table-cell>
          <table:table-cell office:value-type="float" office:value="429" calcext:value-type="float">
            <text:p>429</text:p>
          </table:table-cell>
          <table:table-cell office:value-type="float" office:value="2444" calcext:value-type="float">
            <text:p>2444</text:p>
          </table:table-cell>
          <table:table-cell office:value-type="float" office:value="1717" calcext:value-type="float">
            <text:p>1717</text:p>
          </table:table-cell>
          <table:table-cell office:value-type="float" office:value="2415" calcext:value-type="float">
            <text:p>2415</text:p>
          </table:table-cell>
          <table:table-cell office:value-type="float" office:value="1809" calcext:value-type="float">
            <text:p>1809</text:p>
          </table:table-cell>
          <table:table-cell office:value-type="float" office:value="875" calcext:value-type="float">
            <text:p>875</text:p>
          </table:table-cell>
          <table:table-cell office:value-type="float" office:value="938" calcext:value-type="float">
            <text:p>938</text:p>
          </table:table-cell>
          <table:table-cell office:value-type="float" office:value="497" calcext:value-type="float">
            <text:p>497</text:p>
          </table:table-cell>
          <table:table-cell office:value-type="float" office:value="997" calcext:value-type="float">
            <text:p>99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331" calcext:value-type="float">
            <text:p>3331</text:p>
          </table:table-cell>
          <table:table-cell office:value-type="float" office:value="719" calcext:value-type="float">
            <text:p>719</text:p>
          </table:table-cell>
          <table:table-cell office:value-type="float" office:value="865" calcext:value-type="float">
            <text:p>865</text:p>
          </table:table-cell>
          <table:table-cell office:value-type="float" office:value="1395" calcext:value-type="float">
            <text:p>1395</text:p>
          </table:table-cell>
          <table:table-cell office:value-type="float" office:value="4560" calcext:value-type="float">
            <text:p>4560</text:p>
          </table:table-cell>
          <table:table-cell office:value-type="float" office:value="822" calcext:value-type="float">
            <text:p>822</text:p>
          </table:table-cell>
          <table:table-cell office:value-type="float" office:value="886" calcext:value-type="float">
            <text:p>886</text:p>
          </table:table-cell>
          <table:table-cell office:value-type="float" office:value="842" calcext:value-type="float">
            <text:p>842</text:p>
          </table:table-cell>
          <table:table-cell office:value-type="float" office:value="3098" calcext:value-type="float">
            <text:p>3098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764" calcext:value-type="float">
            <text:p>764</text:p>
          </table:table-cell>
          <table:table-cell office:value-type="float" office:value="1988" calcext:value-type="float">
            <text:p>1988</text:p>
          </table:table-cell>
          <table:table-cell office:value-type="float" office:value="2805" calcext:value-type="float">
            <text:p>2805</text:p>
          </table:table-cell>
          <table:table-cell office:value-type="float" office:value="825" calcext:value-type="float">
            <text:p>825</text:p>
          </table:table-cell>
          <table:table-cell office:value-type="float" office:value="354" calcext:value-type="float">
            <text:p>354</text:p>
          </table:table-cell>
          <table:table-cell office:value-type="float" office:value="2005" calcext:value-type="float">
            <text:p>2005</text:p>
          </table:table-cell>
          <table:table-cell office:value-type="float" office:value="1465" calcext:value-type="float">
            <text:p>1465</text:p>
          </table:table-cell>
          <table:table-cell office:value-type="float" office:value="1807" calcext:value-type="float">
            <text:p>1807</text:p>
          </table:table-cell>
          <table:table-cell office:value-type="float" office:value="1381" calcext:value-type="float">
            <text:p>1381</text:p>
          </table:table-cell>
          <table:table-cell office:value-type="float" office:value="650" calcext:value-type="float">
            <text:p>650</text:p>
          </table:table-cell>
          <table:table-cell office:value-type="float" office:value="830" calcext:value-type="float">
            <text:p>830</text:p>
          </table:table-cell>
          <table:table-cell office:value-type="float" office:value="468" calcext:value-type="float">
            <text:p>468</text:p>
          </table:table-cell>
          <table:table-cell office:value-type="float" office:value="946" calcext:value-type="float">
            <text:p>94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04" calcext:value-type="float">
            <text:p>2404</text:p>
          </table:table-cell>
          <table:table-cell office:value-type="float" office:value="1201" calcext:value-type="float">
            <text:p>1201</text:p>
          </table:table-cell>
          <table:table-cell office:value-type="float" office:value="1283" calcext:value-type="float">
            <text:p>1283</text:p>
          </table:table-cell>
          <table:table-cell office:value-type="float" office:value="1502" calcext:value-type="float">
            <text:p>1502</text:p>
          </table:table-cell>
          <table:table-cell office:value-type="float" office:value="3378" calcext:value-type="float">
            <text:p>3378</text:p>
          </table:table-cell>
          <table:table-cell office:value-type="float" office:value="1820" calcext:value-type="float">
            <text:p>1820</text:p>
          </table:table-cell>
          <table:table-cell office:value-type="float" office:value="866" calcext:value-type="float">
            <text:p>866</text:p>
          </table:table-cell>
          <table:table-cell office:value-type="float" office:value="1951" calcext:value-type="float">
            <text:p>1951</text:p>
          </table:table-cell>
          <table:table-cell office:value-type="float" office:value="2075" calcext:value-type="float">
            <text:p>2075</text:p>
          </table:table-cell>
          <table:table-cell office:value-type="float" office:value="1591" calcext:value-type="float">
            <text:p>1591</text:p>
          </table:table-cell>
          <table:table-cell office:value-type="float" office:value="1250" calcext:value-type="float">
            <text:p>1250</text:p>
          </table:table-cell>
          <table:table-cell office:value-type="float" office:value="355" calcext:value-type="float">
            <text:p>355</text:p>
          </table:table-cell>
          <table:table-cell office:value-type="float" office:value="1223" calcext:value-type="float">
            <text:p>1223</text:p>
          </table:table-cell>
          <table:table-cell office:value-type="float" office:value="1078" calcext:value-type="float">
            <text:p>1078</text:p>
          </table:table-cell>
          <table:table-cell office:value-type="float" office:value="1616" calcext:value-type="float">
            <text:p>1616</text:p>
          </table:table-cell>
          <table:table-cell office:value-type="float" office:value="1189" calcext:value-type="float">
            <text:p>1189</text:p>
          </table:table-cell>
          <table:table-cell office:value-type="float" office:value="999" calcext:value-type="float">
            <text:p>999</text:p>
          </table:table-cell>
          <table:table-cell office:value-type="float" office:value="1057" calcext:value-type="float">
            <text:p>1057</text:p>
          </table:table-cell>
          <table:table-cell office:value-type="float" office:value="968" calcext:value-type="float">
            <text:p>968</text:p>
          </table:table-cell>
          <table:table-cell office:value-type="float" office:value="996" calcext:value-type="float">
            <text:p>996</text:p>
          </table:table-cell>
          <table:table-cell office:value-type="float" office:value="851" calcext:value-type="float">
            <text:p>851</text:p>
          </table:table-cell>
          <table:table-cell office:value-type="float" office:value="1411" calcext:value-type="float">
            <text:p>1411</text:p>
          </table:table-cell>
          <table:table-cell office:value-type="float" office:value="1627" calcext:value-type="float">
            <text:p>1627</text:p>
          </table:table-cell>
          <table:table-cell office:value-type="float" office:value="1740" calcext:value-type="float">
            <text:p>1740</text:p>
          </table:table-cell>
          <table:table-cell office:value-type="float" office:value="2366" calcext:value-type="float">
            <text:p>2366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593" calcext:value-type="float">
            <text:p>3593</text:p>
          </table:table-cell>
          <table:table-cell office:value-type="float" office:value="1024" calcext:value-type="float">
            <text:p>1024</text:p>
          </table:table-cell>
          <table:table-cell office:value-type="float" office:value="1117" calcext:value-type="float">
            <text:p>1117</text:p>
          </table:table-cell>
          <table:table-cell office:value-type="float" office:value="1613" calcext:value-type="float">
            <text:p>1613</text:p>
          </table:table-cell>
          <table:table-cell office:value-type="float" office:value="4529" calcext:value-type="float">
            <text:p>4529</text:p>
          </table:table-cell>
          <table:table-cell office:value-type="float" office:value="1058" calcext:value-type="float">
            <text:p>1058</text:p>
          </table:table-cell>
          <table:table-cell office:value-type="float" office:value="1036" calcext:value-type="float">
            <text:p>1036</text:p>
          </table:table-cell>
          <table:table-cell office:value-type="float" office:value="1393" calcext:value-type="float">
            <text:p>1393</text:p>
          </table:table-cell>
          <table:table-cell office:value-type="float" office:value="3347" calcext:value-type="float">
            <text:p>3347</text:p>
          </table:table-cell>
          <table:table-cell office:value-type="float" office:value="827" calcext:value-type="float">
            <text:p>827</text:p>
          </table:table-cell>
          <table:table-cell office:value-type="float" office:value="743" calcext:value-type="float">
            <text:p>743</text:p>
          </table:table-cell>
          <table:table-cell office:value-type="float" office:value="1224" calcext:value-type="float">
            <text:p>1224</text:p>
          </table:table-cell>
          <table:table-cell office:value-type="float" office:value="462" calcext:value-type="float">
            <text:p>462</text:p>
          </table:table-cell>
          <table:table-cell office:value-type="float" office:value="1924" calcext:value-type="float">
            <text:p>1924</text:p>
          </table:table-cell>
          <table:table-cell office:value-type="float" office:value="2937" calcext:value-type="float">
            <text:p>2937</text:p>
          </table:table-cell>
          <table:table-cell office:value-type="float" office:value="1019" calcext:value-type="float">
            <text:p>1019</text:p>
          </table:table-cell>
          <table:table-cell office:value-type="float" office:value="601" calcext:value-type="float">
            <text:p>601</text:p>
          </table:table-cell>
          <table:table-cell office:value-type="float" office:value="1998" calcext:value-type="float">
            <text:p>1998</text:p>
          </table:table-cell>
          <table:table-cell office:value-type="float" office:value="1570" calcext:value-type="float">
            <text:p>1570</text:p>
          </table:table-cell>
          <table:table-cell office:value-type="float" office:value="1710" calcext:value-type="float">
            <text:p>1710</text:p>
          </table:table-cell>
          <table:table-cell office:value-type="float" office:value="1409" calcext:value-type="float">
            <text:p>1409</text:p>
          </table:table-cell>
          <table:table-cell office:value-type="float" office:value="902" calcext:value-type="float">
            <text:p>902</text:p>
          </table:table-cell>
          <table:table-cell office:value-type="float" office:value="1064" calcext:value-type="float">
            <text:p>1064</text:p>
          </table:table-cell>
          <table:table-cell office:value-type="float" office:value="888" calcext:value-type="float">
            <text:p>888</text:p>
          </table:table-cell>
          <table:table-cell office:value-type="float" office:value="1571" calcext:value-type="float">
            <text:p>157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577" calcext:value-type="float">
            <text:p>3577</text:p>
          </table:table-cell>
          <table:table-cell office:value-type="float" office:value="1555" calcext:value-type="float">
            <text:p>1555</text:p>
          </table:table-cell>
          <table:table-cell office:value-type="float" office:value="2103" calcext:value-type="float">
            <text:p>2103</text:p>
          </table:table-cell>
          <table:table-cell office:value-type="float" office:value="2237" calcext:value-type="float">
            <text:p>2237</text:p>
          </table:table-cell>
          <table:table-cell office:value-type="float" office:value="4793" calcext:value-type="float">
            <text:p>4793</text:p>
          </table:table-cell>
          <table:table-cell office:value-type="float" office:value="2316" calcext:value-type="float">
            <text:p>2316</text:p>
          </table:table-cell>
          <table:table-cell office:value-type="float" office:value="1750" calcext:value-type="float">
            <text:p>1750</text:p>
          </table:table-cell>
          <table:table-cell office:value-type="float" office:value="2957" calcext:value-type="float">
            <text:p>2957</text:p>
          </table:table-cell>
          <table:table-cell office:value-type="float" office:value="3595" calcext:value-type="float">
            <text:p>3595</text:p>
          </table:table-cell>
          <table:table-cell office:value-type="float" office:value="2536" calcext:value-type="float">
            <text:p>2536</text:p>
          </table:table-cell>
          <table:table-cell office:value-type="float" office:value="2013" calcext:value-type="float">
            <text:p>2013</text:p>
          </table:table-cell>
          <table:table-cell office:value-type="float" office:value="1108" calcext:value-type="float">
            <text:p>1108</text:p>
          </table:table-cell>
          <table:table-cell office:value-type="float" office:value="1887" calcext:value-type="float">
            <text:p>1887</text:p>
          </table:table-cell>
          <table:table-cell office:value-type="float" office:value="860" calcext:value-type="float">
            <text:p>860</text:p>
          </table:table-cell>
          <table:table-cell office:value-type="float" office:value="2539" calcext:value-type="float">
            <text:p>2539</text:p>
          </table:table-cell>
          <table:table-cell office:value-type="float" office:value="1660" calcext:value-type="float">
            <text:p>1660</text:p>
          </table:table-cell>
          <table:table-cell office:value-type="float" office:value="1611" calcext:value-type="float">
            <text:p>1611</text:p>
          </table:table-cell>
          <table:table-cell office:value-type="float" office:value="1766" calcext:value-type="float">
            <text:p>1766</text:p>
          </table:table-cell>
          <table:table-cell office:value-type="float" office:value="1560" calcext:value-type="float">
            <text:p>1560</text:p>
          </table:table-cell>
          <table:table-cell office:value-type="float" office:value="1634" calcext:value-type="float">
            <text:p>1634</text:p>
          </table:table-cell>
          <table:table-cell office:value-type="float" office:value="1308" calcext:value-type="float">
            <text:p>1308</text:p>
          </table:table-cell>
          <table:table-cell office:value-type="float" office:value="1936" calcext:value-type="float">
            <text:p>1936</text:p>
          </table:table-cell>
          <table:table-cell office:value-type="float" office:value="2416" calcext:value-type="float">
            <text:p>2416</text:p>
          </table:table-cell>
          <table:table-cell office:value-type="float" office:value="2590" calcext:value-type="float">
            <text:p>2590</text:p>
          </table:table-cell>
          <table:table-cell office:value-type="float" office:value="3348" calcext:value-type="float">
            <text:p>3348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162" calcext:value-type="float">
            <text:p>4162</text:p>
          </table:table-cell>
          <table:table-cell office:value-type="float" office:value="2558" calcext:value-type="float">
            <text:p>2558</text:p>
          </table:table-cell>
          <table:table-cell office:value-type="float" office:value="3015" calcext:value-type="float">
            <text:p>3015</text:p>
          </table:table-cell>
          <table:table-cell office:value-type="float" office:value="3462" calcext:value-type="float">
            <text:p>3462</text:p>
          </table:table-cell>
          <table:table-cell office:value-type="float" office:value="6245" calcext:value-type="float">
            <text:p>6245</text:p>
          </table:table-cell>
          <table:table-cell office:value-type="float" office:value="3455" calcext:value-type="float">
            <text:p>3455</text:p>
          </table:table-cell>
          <table:table-cell office:value-type="float" office:value="1951" calcext:value-type="float">
            <text:p>1951</text:p>
          </table:table-cell>
          <table:table-cell office:value-type="float" office:value="4367" calcext:value-type="float">
            <text:p>4367</text:p>
          </table:table-cell>
          <table:table-cell office:value-type="float" office:value="4006" calcext:value-type="float">
            <text:p>4006</text:p>
          </table:table-cell>
          <table:table-cell office:value-type="float" office:value="3678" calcext:value-type="float">
            <text:p>3678</text:p>
          </table:table-cell>
          <table:table-cell office:value-type="float" office:value="2905" calcext:value-type="float">
            <text:p>2905</text:p>
          </table:table-cell>
          <table:table-cell office:value-type="float" office:value="1692" calcext:value-type="float">
            <text:p>1692</text:p>
          </table:table-cell>
          <table:table-cell office:value-type="float" office:value="2929" calcext:value-type="float">
            <text:p>2929</text:p>
          </table:table-cell>
          <table:table-cell office:value-type="float" office:value="2505" calcext:value-type="float">
            <text:p>2505</text:p>
          </table:table-cell>
          <table:table-cell office:value-type="float" office:value="2103" calcext:value-type="float">
            <text:p>2103</text:p>
          </table:table-cell>
          <table:table-cell office:value-type="float" office:value="2636" calcext:value-type="float">
            <text:p>2636</text:p>
          </table:table-cell>
          <table:table-cell office:value-type="float" office:value="2187" calcext:value-type="float">
            <text:p>2187</text:p>
          </table:table-cell>
          <table:table-cell office:value-type="float" office:value="2680" calcext:value-type="float">
            <text:p>2680</text:p>
          </table:table-cell>
          <table:table-cell office:value-type="float" office:value="2380" calcext:value-type="float">
            <text:p>2380</text:p>
          </table:table-cell>
          <table:table-cell office:value-type="float" office:value="2321" calcext:value-type="float">
            <text:p>2321</text:p>
          </table:table-cell>
          <table:table-cell office:value-type="float" office:value="1712" calcext:value-type="float">
            <text:p>1712</text:p>
          </table:table-cell>
          <table:table-cell office:value-type="float" office:value="2857" calcext:value-type="float">
            <text:p>2857</text:p>
          </table:table-cell>
          <table:table-cell office:value-type="float" office:value="3767" calcext:value-type="float">
            <text:p>3767</text:p>
          </table:table-cell>
          <table:table-cell office:value-type="float" office:value="3721" calcext:value-type="float">
            <text:p>3721</text:p>
          </table:table-cell>
          <table:table-cell office:value-type="float" office:value="4582" calcext:value-type="float">
            <text:p>4582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90" calcext:value-type="float">
            <text:p>3090</text:p>
          </table:table-cell>
          <table:table-cell office:value-type="float" office:value="705" calcext:value-type="float">
            <text:p>705</text:p>
          </table:table-cell>
          <table:table-cell office:value-type="float" office:value="947" calcext:value-type="float">
            <text:p>947</text:p>
          </table:table-cell>
          <table:table-cell office:value-type="float" office:value="1567" calcext:value-type="float">
            <text:p>1567</text:p>
          </table:table-cell>
          <table:table-cell office:value-type="float" office:value="4524" calcext:value-type="float">
            <text:p>4524</text:p>
          </table:table-cell>
          <table:table-cell office:value-type="float" office:value="871" calcext:value-type="float">
            <text:p>871</text:p>
          </table:table-cell>
          <table:table-cell office:value-type="float" office:value="965" calcext:value-type="float">
            <text:p>965</text:p>
          </table:table-cell>
          <table:table-cell office:value-type="float" office:value="1359" calcext:value-type="float">
            <text:p>1359</text:p>
          </table:table-cell>
          <table:table-cell office:value-type="float" office:value="2850" calcext:value-type="float">
            <text:p>2850</text:p>
          </table:table-cell>
          <table:table-cell office:value-type="float" office:value="835" calcext:value-type="float">
            <text:p>835</text:p>
          </table:table-cell>
          <table:table-cell office:value-type="float" office:value="730" calcext:value-type="float">
            <text:p>730</text:p>
          </table:table-cell>
          <table:table-cell office:value-type="float" office:value="1160" calcext:value-type="float">
            <text:p>1160</text:p>
          </table:table-cell>
          <table:table-cell office:value-type="float" office:value="1062" calcext:value-type="float">
            <text:p>1062</text:p>
          </table:table-cell>
          <table:table-cell office:value-type="float" office:value="1742" calcext:value-type="float">
            <text:p>1742</text:p>
          </table:table-cell>
          <table:table-cell office:value-type="float" office:value="2622" calcext:value-type="float">
            <text:p>2622</text:p>
          </table:table-cell>
          <table:table-cell office:value-type="float" office:value="446" calcext:value-type="float">
            <text:p>446</text:p>
          </table:table-cell>
          <table:table-cell office:value-type="float" office:value="603" calcext:value-type="float">
            <text:p>603</text:p>
          </table:table-cell>
          <table:table-cell office:value-type="float" office:value="1998" calcext:value-type="float">
            <text:p>1998</text:p>
          </table:table-cell>
          <table:table-cell office:value-type="float" office:value="1526" calcext:value-type="float">
            <text:p>1526</text:p>
          </table:table-cell>
          <table:table-cell office:value-type="float" office:value="1695" calcext:value-type="float">
            <text:p>1695</text:p>
          </table:table-cell>
          <table:table-cell office:value-type="float" office:value="1291" calcext:value-type="float">
            <text:p>1291</text:p>
          </table:table-cell>
          <table:table-cell office:value-type="float" office:value="837" calcext:value-type="float">
            <text:p>837</text:p>
          </table:table-cell>
          <table:table-cell office:value-type="float" office:value="1095" calcext:value-type="float">
            <text:p>1095</text:p>
          </table:table-cell>
          <table:table-cell office:value-type="float" office:value="962" calcext:value-type="float">
            <text:p>962</text:p>
          </table:table-cell>
          <table:table-cell office:value-type="float" office:value="1517" calcext:value-type="float">
            <text:p>1517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013" calcext:value-type="float">
            <text:p>3013</text:p>
          </table:table-cell>
          <table:table-cell office:value-type="float" office:value="535" calcext:value-type="float">
            <text:p>535</text:p>
          </table:table-cell>
          <table:table-cell office:value-type="float" office:value="595" calcext:value-type="float">
            <text:p>595</text:p>
          </table:table-cell>
          <table:table-cell office:value-type="float" office:value="1134" calcext:value-type="float">
            <text:p>1134</text:p>
          </table:table-cell>
          <table:table-cell office:value-type="float" office:value="3194" calcext:value-type="float">
            <text:p>3194</text:p>
          </table:table-cell>
          <table:table-cell office:value-type="float" office:value="653" calcext:value-type="float">
            <text:p>653</text:p>
          </table:table-cell>
          <table:table-cell office:value-type="float" office:value="726" calcext:value-type="float">
            <text:p>726</text:p>
          </table:table-cell>
          <table:table-cell office:value-type="float" office:value="695" calcext:value-type="float">
            <text:p>695</text:p>
          </table:table-cell>
          <table:table-cell office:value-type="float" office:value="3417" calcext:value-type="float">
            <text:p>3417</text:p>
          </table:table-cell>
          <table:table-cell office:value-type="float" office:value="433" calcext:value-type="float">
            <text:p>433</text:p>
          </table:table-cell>
          <table:table-cell office:value-type="float" office:value="365" calcext:value-type="float">
            <text:p>365</text:p>
          </table:table-cell>
          <table:table-cell office:value-type="float" office:value="963" calcext:value-type="float">
            <text:p>963</text:p>
          </table:table-cell>
          <table:table-cell office:value-type="float" office:value="541" calcext:value-type="float">
            <text:p>541</text:p>
          </table:table-cell>
          <table:table-cell office:value-type="float" office:value="1601" calcext:value-type="float">
            <text:p>1601</text:p>
          </table:table-cell>
          <table:table-cell office:value-type="float" office:value="2099" calcext:value-type="float">
            <text:p>2099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1167" calcext:value-type="float">
            <text:p>1167</text:p>
          </table:table-cell>
          <table:table-cell office:value-type="float" office:value="1851" calcext:value-type="float">
            <text:p>1851</text:p>
          </table:table-cell>
          <table:table-cell office:value-type="float" office:value="1821" calcext:value-type="float">
            <text:p>1821</text:p>
          </table:table-cell>
          <table:table-cell office:value-type="float" office:value="570" calcext:value-type="float">
            <text:p>570</text:p>
          </table:table-cell>
          <table:table-cell office:value-type="float" office:value="628" calcext:value-type="float">
            <text:p>628</text:p>
          </table:table-cell>
          <table:table-cell office:value-type="float" office:value="452" calcext:value-type="float">
            <text:p>452</text:p>
          </table:table-cell>
          <table:table-cell office:value-type="float" office:value="718" calcext:value-type="float">
            <text:p>71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790" calcext:value-type="float">
            <text:p>3790</text:p>
          </table:table-cell>
          <table:table-cell office:value-type="float" office:value="1850" calcext:value-type="float">
            <text:p>1850</text:p>
          </table:table-cell>
          <table:table-cell office:value-type="float" office:value="2059" calcext:value-type="float">
            <text:p>2059</text:p>
          </table:table-cell>
          <table:table-cell office:value-type="float" office:value="2398" calcext:value-type="float">
            <text:p>2398</text:p>
          </table:table-cell>
          <table:table-cell office:value-type="float" office:value="5762" calcext:value-type="float">
            <text:p>5762</text:p>
          </table:table-cell>
          <table:table-cell office:value-type="float" office:value="2796" calcext:value-type="float">
            <text:p>2796</text:p>
          </table:table-cell>
          <table:table-cell office:value-type="float" office:value="1500" calcext:value-type="float">
            <text:p>1500</text:p>
          </table:table-cell>
          <table:table-cell office:value-type="float" office:value="3049" calcext:value-type="float">
            <text:p>3049</text:p>
          </table:table-cell>
          <table:table-cell office:value-type="float" office:value="3354" calcext:value-type="float">
            <text:p>3354</text:p>
          </table:table-cell>
          <table:table-cell office:value-type="float" office:value="2357" calcext:value-type="float">
            <text:p>2357</text:p>
          </table:table-cell>
          <table:table-cell office:value-type="float" office:value="1957" calcext:value-type="float">
            <text:p>1957</text:p>
          </table:table-cell>
          <table:table-cell office:value-type="float" office:value="1117" calcext:value-type="float">
            <text:p>1117</text:p>
          </table:table-cell>
          <table:table-cell office:value-type="float" office:value="1903" calcext:value-type="float">
            <text:p>1903</text:p>
          </table:table-cell>
          <table:table-cell office:value-type="float" office:value="1712" calcext:value-type="float">
            <text:p>1712</text:p>
          </table:table-cell>
          <table:table-cell office:value-type="float" office:value="2830" calcext:value-type="float">
            <text:p>2830</text:p>
          </table:table-cell>
          <table:table-cell office:value-type="float" office:value="1917" calcext:value-type="float">
            <text:p>1917</text:p>
          </table:table-cell>
          <table:table-cell office:value-type="float" office:value="1570" calcext:value-type="float">
            <text:p>1570</text:p>
          </table:table-cell>
          <table:table-cell office:value-type="float" office:value="998" calcext:value-type="float">
            <text:p>998</text:p>
          </table:table-cell>
          <table:table-cell office:value-type="float" office:value="1641" calcext:value-type="float">
            <text:p>1641</text:p>
          </table:table-cell>
          <table:table-cell office:value-type="float" office:value="1817" calcext:value-type="float">
            <text:p>1817</text:p>
          </table:table-cell>
          <table:table-cell office:value-type="float" office:value="1386" calcext:value-type="float">
            <text:p>1386</text:p>
          </table:table-cell>
          <table:table-cell office:value-type="float" office:value="2189" calcext:value-type="float">
            <text:p>2189</text:p>
          </table:table-cell>
          <table:table-cell office:value-type="float" office:value="2703" calcext:value-type="float">
            <text:p>2703</text:p>
          </table:table-cell>
          <table:table-cell office:value-type="float" office:value="2615" calcext:value-type="float">
            <text:p>2615</text:p>
          </table:table-cell>
          <table:table-cell office:value-type="float" office:value="3466" calcext:value-type="float">
            <text:p>3466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42" calcext:value-type="float">
            <text:p>3042</text:p>
          </table:table-cell>
          <table:table-cell office:value-type="float" office:value="1333" calcext:value-type="float">
            <text:p>1333</text:p>
          </table:table-cell>
          <table:table-cell office:value-type="float" office:value="1438" calcext:value-type="float">
            <text:p>1438</text:p>
          </table:table-cell>
          <table:table-cell office:value-type="float" office:value="1794" calcext:value-type="float">
            <text:p>1794</text:p>
          </table:table-cell>
          <table:table-cell office:value-type="float" office:value="4278" calcext:value-type="float">
            <text:p>4278</text:p>
          </table:table-cell>
          <table:table-cell office:value-type="float" office:value="1898" calcext:value-type="float">
            <text:p>1898</text:p>
          </table:table-cell>
          <table:table-cell office:value-type="float" office:value="1158" calcext:value-type="float">
            <text:p>1158</text:p>
          </table:table-cell>
          <table:table-cell office:value-type="float" office:value="2437" calcext:value-type="float">
            <text:p>2437</text:p>
          </table:table-cell>
          <table:table-cell office:value-type="float" office:value="3000" calcext:value-type="float">
            <text:p>3000</text:p>
          </table:table-cell>
          <table:table-cell office:value-type="float" office:value="1701" calcext:value-type="float">
            <text:p>1701</text:p>
          </table:table-cell>
          <table:table-cell office:value-type="float" office:value="1453" calcext:value-type="float">
            <text:p>1453</text:p>
          </table:table-cell>
          <table:table-cell office:value-type="float" office:value="976" calcext:value-type="float">
            <text:p>976</text:p>
          </table:table-cell>
          <table:table-cell office:value-type="float" office:value="1519" calcext:value-type="float">
            <text:p>1519</text:p>
          </table:table-cell>
          <table:table-cell office:value-type="float" office:value="1565" calcext:value-type="float">
            <text:p>1565</text:p>
          </table:table-cell>
          <table:table-cell office:value-type="float" office:value="2338" calcext:value-type="float">
            <text:p>2338</text:p>
          </table:table-cell>
          <table:table-cell office:value-type="float" office:value="1423" calcext:value-type="float">
            <text:p>1423</text:p>
          </table:table-cell>
          <table:table-cell office:value-type="float" office:value="1166" calcext:value-type="float">
            <text:p>1166</text:p>
          </table:table-cell>
          <table:table-cell office:value-type="float" office:value="1703" calcext:value-type="float">
            <text:p>1703</text:p>
          </table:table-cell>
          <table:table-cell office:value-type="float" office:value="594" calcext:value-type="float">
            <text:p>594</text:p>
          </table:table-cell>
          <table:table-cell office:value-type="float" office:value="1487" calcext:value-type="float">
            <text:p>1487</text:p>
          </table:table-cell>
          <table:table-cell office:value-type="float" office:value="1162" calcext:value-type="float">
            <text:p>1162</text:p>
          </table:table-cell>
          <table:table-cell office:value-type="float" office:value="1558" calcext:value-type="float">
            <text:p>1558</text:p>
          </table:table-cell>
          <table:table-cell office:value-type="float" office:value="1979" calcext:value-type="float">
            <text:p>1979</text:p>
          </table:table-cell>
          <table:table-cell office:value-type="float" office:value="1795" calcext:value-type="float">
            <text:p>1795</text:p>
          </table:table-cell>
          <table:table-cell office:value-type="float" office:value="2397" calcext:value-type="float">
            <text:p>2397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411" calcext:value-type="float">
            <text:p>3411</text:p>
          </table:table-cell>
          <table:table-cell office:value-type="float" office:value="1535" calcext:value-type="float">
            <text:p>1535</text:p>
          </table:table-cell>
          <table:table-cell office:value-type="float" office:value="1791" calcext:value-type="float">
            <text:p>1791</text:p>
          </table:table-cell>
          <table:table-cell office:value-type="float" office:value="1980" calcext:value-type="float">
            <text:p>1980</text:p>
          </table:table-cell>
          <table:table-cell office:value-type="float" office:value="4507" calcext:value-type="float">
            <text:p>4507</text:p>
          </table:table-cell>
          <table:table-cell office:value-type="float" office:value="2323" calcext:value-type="float">
            <text:p>2323</text:p>
          </table:table-cell>
          <table:table-cell office:value-type="float" office:value="1252" calcext:value-type="float">
            <text:p>1252</text:p>
          </table:table-cell>
          <table:table-cell office:value-type="float" office:value="3141" calcext:value-type="float">
            <text:p>3141</text:p>
          </table:table-cell>
          <table:table-cell office:value-type="float" office:value="2959" calcext:value-type="float">
            <text:p>2959</text:p>
          </table:table-cell>
          <table:table-cell office:value-type="float" office:value="2393" calcext:value-type="float">
            <text:p>2393</text:p>
          </table:table-cell>
          <table:table-cell office:value-type="float" office:value="1743" calcext:value-type="float">
            <text:p>1743</text:p>
          </table:table-cell>
          <table:table-cell office:value-type="float" office:value="982" calcext:value-type="float">
            <text:p>982</text:p>
          </table:table-cell>
          <table:table-cell office:value-type="float" office:value="1723" calcext:value-type="float">
            <text:p>1723</text:p>
          </table:table-cell>
          <table:table-cell office:value-type="float" office:value="1654" calcext:value-type="float">
            <text:p>1654</text:p>
          </table:table-cell>
          <table:table-cell office:value-type="float" office:value="2284" calcext:value-type="float">
            <text:p>2284</text:p>
          </table:table-cell>
          <table:table-cell office:value-type="float" office:value="1674" calcext:value-type="float">
            <text:p>1674</text:p>
          </table:table-cell>
          <table:table-cell office:value-type="float" office:value="1872" calcext:value-type="float">
            <text:p>1872</text:p>
          </table:table-cell>
          <table:table-cell office:value-type="float" office:value="1711" calcext:value-type="float">
            <text:p>1711</text:p>
          </table:table-cell>
          <table:table-cell office:value-type="float" office:value="1508" calcext:value-type="float">
            <text:p>1508</text:p>
          </table:table-cell>
          <table:table-cell office:value-type="float" office:value="805" calcext:value-type="float">
            <text:p>805</text:p>
          </table:table-cell>
          <table:table-cell office:value-type="float" office:value="1213" calcext:value-type="float">
            <text:p>1213</text:p>
          </table:table-cell>
          <table:table-cell office:value-type="float" office:value="1824" calcext:value-type="float">
            <text:p>1824</text:p>
          </table:table-cell>
          <table:table-cell office:value-type="float" office:value="2303" calcext:value-type="float">
            <text:p>2303</text:p>
          </table:table-cell>
          <table:table-cell office:value-type="float" office:value="2589" calcext:value-type="float">
            <text:p>2589</text:p>
          </table:table-cell>
          <table:table-cell office:value-type="float" office:value="3207" calcext:value-type="float">
            <text:p>3207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346" calcext:value-type="float">
            <text:p>2346</text:p>
          </table:table-cell>
          <table:table-cell office:value-type="float" office:value="1218" calcext:value-type="float">
            <text:p>1218</text:p>
          </table:table-cell>
          <table:table-cell office:value-type="float" office:value="1360" calcext:value-type="float">
            <text:p>1360</text:p>
          </table:table-cell>
          <table:table-cell office:value-type="float" office:value="1605" calcext:value-type="float">
            <text:p>1605</text:p>
          </table:table-cell>
          <table:table-cell office:value-type="float" office:value="3351" calcext:value-type="float">
            <text:p>3351</text:p>
          </table:table-cell>
          <table:table-cell office:value-type="float" office:value="1763" calcext:value-type="float">
            <text:p>1763</text:p>
          </table:table-cell>
          <table:table-cell office:value-type="float" office:value="979" calcext:value-type="float">
            <text:p>979</text:p>
          </table:table-cell>
          <table:table-cell office:value-type="float" office:value="2031" calcext:value-type="float">
            <text:p>2031</text:p>
          </table:table-cell>
          <table:table-cell office:value-type="float" office:value="2010" calcext:value-type="float">
            <text:p>2010</text:p>
          </table:table-cell>
          <table:table-cell office:value-type="float" office:value="1899" calcext:value-type="float">
            <text:p>1899</text:p>
          </table:table-cell>
          <table:table-cell office:value-type="float" office:value="1392" calcext:value-type="float">
            <text:p>1392</text:p>
          </table:table-cell>
          <table:table-cell office:value-type="float" office:value="826" calcext:value-type="float">
            <text:p>826</text:p>
          </table:table-cell>
          <table:table-cell office:value-type="float" office:value="1355" calcext:value-type="float">
            <text:p>1355</text:p>
          </table:table-cell>
          <table:table-cell office:value-type="float" office:value="1204" calcext:value-type="float">
            <text:p>1204</text:p>
          </table:table-cell>
          <table:table-cell office:value-type="float" office:value="1689" calcext:value-type="float">
            <text:p>1689</text:p>
          </table:table-cell>
          <table:table-cell office:value-type="float" office:value="1309" calcext:value-type="float">
            <text:p>1309</text:p>
          </table:table-cell>
          <table:table-cell office:value-type="float" office:value="1776" calcext:value-type="float">
            <text:p>1776</text:p>
          </table:table-cell>
          <table:table-cell office:value-type="float" office:value="1381" calcext:value-type="float">
            <text:p>1381</text:p>
          </table:table-cell>
          <table:table-cell office:value-type="float" office:value="1172" calcext:value-type="float">
            <text:p>1172</text:p>
          </table:table-cell>
          <table:table-cell office:value-type="float" office:value="1181" calcext:value-type="float">
            <text:p>1181</text:p>
          </table:table-cell>
          <table:table-cell office:value-type="float" office:value="393" calcext:value-type="float">
            <text:p>393</text:p>
          </table:table-cell>
          <table:table-cell office:value-type="float" office:value="1283" calcext:value-type="float">
            <text:p>1283</text:p>
          </table:table-cell>
          <table:table-cell office:value-type="float" office:value="1434" calcext:value-type="float">
            <text:p>1434</text:p>
          </table:table-cell>
          <table:table-cell office:value-type="float" office:value="1771" calcext:value-type="float">
            <text:p>1771</text:p>
          </table:table-cell>
          <table:table-cell office:value-type="float" office:value="2141" calcext:value-type="float">
            <text:p>2141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829" calcext:value-type="float">
            <text:p>3829</text:p>
          </table:table-cell>
          <table:table-cell office:value-type="float" office:value="796" calcext:value-type="float">
            <text:p>796</text:p>
          </table:table-cell>
          <table:table-cell office:value-type="float" office:value="908" calcext:value-type="float">
            <text:p>908</text:p>
          </table:table-cell>
          <table:table-cell office:value-type="float" office:value="1610" calcext:value-type="float">
            <text:p>1610</text:p>
          </table:table-cell>
          <table:table-cell office:value-type="float" office:value="5507" calcext:value-type="float">
            <text:p>5507</text:p>
          </table:table-cell>
          <table:table-cell office:value-type="float" office:value="857" calcext:value-type="float">
            <text:p>857</text:p>
          </table:table-cell>
          <table:table-cell office:value-type="float" office:value="1011" calcext:value-type="float">
            <text:p>1011</text:p>
          </table:table-cell>
          <table:table-cell office:value-type="float" office:value="1174" calcext:value-type="float">
            <text:p>1174</text:p>
          </table:table-cell>
          <table:table-cell office:value-type="float" office:value="3921" calcext:value-type="float">
            <text:p>3921</text:p>
          </table:table-cell>
          <table:table-cell office:value-type="float" office:value="798" calcext:value-type="float">
            <text:p>798</text:p>
          </table:table-cell>
          <table:table-cell office:value-type="float" office:value="688" calcext:value-type="float">
            <text:p>688</text:p>
          </table:table-cell>
          <table:table-cell office:value-type="float" office:value="1405" calcext:value-type="float">
            <text:p>1405</text:p>
          </table:table-cell>
          <table:table-cell office:value-type="float" office:value="895" calcext:value-type="float">
            <text:p>895</text:p>
          </table:table-cell>
          <table:table-cell office:value-type="float" office:value="1889" calcext:value-type="float">
            <text:p>1889</text:p>
          </table:table-cell>
          <table:table-cell office:value-type="float" office:value="2836" calcext:value-type="float">
            <text:p>2836</text:p>
          </table:table-cell>
          <table:table-cell office:value-type="float" office:value="811" calcext:value-type="float">
            <text:p>811</text:p>
          </table:table-cell>
          <table:table-cell office:value-type="float" office:value="573" calcext:value-type="float">
            <text:p>573</text:p>
          </table:table-cell>
          <table:table-cell office:value-type="float" office:value="2234" calcext:value-type="float">
            <text:p>2234</text:p>
          </table:table-cell>
          <table:table-cell office:value-type="float" office:value="1566" calcext:value-type="float">
            <text:p>1566</text:p>
          </table:table-cell>
          <table:table-cell office:value-type="float" office:value="1827" calcext:value-type="float">
            <text:p>1827</text:p>
          </table:table-cell>
          <table:table-cell office:value-type="float" office:value="1291" calcext:value-type="float">
            <text:p>1291</text:p>
          </table:table-cell>
          <table:table-cell office:value-type="float" office:value="369" calcext:value-type="float">
            <text:p>369</text:p>
          </table:table-cell>
          <table:table-cell office:value-type="float" office:value="1040" calcext:value-type="float">
            <text:p>1040</text:p>
          </table:table-cell>
          <table:table-cell office:value-type="float" office:value="869" calcext:value-type="float">
            <text:p>869</text:p>
          </table:table-cell>
          <table:table-cell office:value-type="float" office:value="1439" calcext:value-type="float">
            <text:p>143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475" calcext:value-type="float">
            <text:p>4475</text:p>
          </table:table-cell>
          <table:table-cell office:value-type="float" office:value="1001" calcext:value-type="float">
            <text:p>1001</text:p>
          </table:table-cell>
          <table:table-cell office:value-type="float" office:value="1018" calcext:value-type="float">
            <text:p>1018</text:p>
          </table:table-cell>
          <table:table-cell office:value-type="float" office:value="2158" calcext:value-type="float">
            <text:p>2158</text:p>
          </table:table-cell>
          <table:table-cell office:value-type="float" office:value="6040" calcext:value-type="float">
            <text:p>6040</text:p>
          </table:table-cell>
          <table:table-cell office:value-type="float" office:value="1314" calcext:value-type="float">
            <text:p>1314</text:p>
          </table:table-cell>
          <table:table-cell office:value-type="float" office:value="1317" calcext:value-type="float">
            <text:p>1317</text:p>
          </table:table-cell>
          <table:table-cell office:value-type="float" office:value="1492" calcext:value-type="float">
            <text:p>1492</text:p>
          </table:table-cell>
          <table:table-cell office:value-type="float" office:value="3964" calcext:value-type="float">
            <text:p>3964</text:p>
          </table:table-cell>
          <table:table-cell office:value-type="float" office:value="962" calcext:value-type="float">
            <text:p>962</text:p>
          </table:table-cell>
          <table:table-cell office:value-type="float" office:value="792" calcext:value-type="float">
            <text:p>792</text:p>
          </table:table-cell>
          <table:table-cell office:value-type="float" office:value="1662" calcext:value-type="float">
            <text:p>1662</text:p>
          </table:table-cell>
          <table:table-cell office:value-type="float" office:value="1045" calcext:value-type="float">
            <text:p>1045</text:p>
          </table:table-cell>
          <table:table-cell office:value-type="float" office:value="2509" calcext:value-type="float">
            <text:p>2509</text:p>
          </table:table-cell>
          <table:table-cell office:value-type="float" office:value="3647" calcext:value-type="float">
            <text:p>3647</text:p>
          </table:table-cell>
          <table:table-cell office:value-type="float" office:value="1118" calcext:value-type="float">
            <text:p>1118</text:p>
          </table:table-cell>
          <table:table-cell office:value-type="float" office:value="641" calcext:value-type="float">
            <text:p>641</text:p>
          </table:table-cell>
          <table:table-cell office:value-type="float" office:value="2567" calcext:value-type="float">
            <text:p>2567</text:p>
          </table:table-cell>
          <table:table-cell office:value-type="float" office:value="1985" calcext:value-type="float">
            <text:p>1985</text:p>
          </table:table-cell>
          <table:table-cell office:value-type="float" office:value="2379" calcext:value-type="float">
            <text:p>2379</text:p>
          </table:table-cell>
          <table:table-cell office:value-type="float" office:value="1434" calcext:value-type="float">
            <text:p>1434</text:p>
          </table:table-cell>
          <table:table-cell office:value-type="float" office:value="1017" calcext:value-type="float">
            <text:p>1017</text:p>
          </table:table-cell>
          <table:table-cell office:value-type="float" office:value="475" calcext:value-type="float">
            <text:p>475</text:p>
          </table:table-cell>
          <table:table-cell office:value-type="float" office:value="908" calcext:value-type="float">
            <text:p>908</text:p>
          </table:table-cell>
          <table:table-cell office:value-type="float" office:value="1497" calcext:value-type="float">
            <text:p>149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388" calcext:value-type="float">
            <text:p>4388</text:p>
          </table:table-cell>
          <table:table-cell office:value-type="float" office:value="837" calcext:value-type="float">
            <text:p>837</text:p>
          </table:table-cell>
          <table:table-cell office:value-type="float" office:value="858" calcext:value-type="float">
            <text:p>858</text:p>
          </table:table-cell>
          <table:table-cell office:value-type="float" office:value="1821" calcext:value-type="float">
            <text:p>1821</text:p>
          </table:table-cell>
          <table:table-cell office:value-type="float" office:value="6038" calcext:value-type="float">
            <text:p>6038</text:p>
          </table:table-cell>
          <table:table-cell office:value-type="float" office:value="916" calcext:value-type="float">
            <text:p>916</text:p>
          </table:table-cell>
          <table:table-cell office:value-type="float" office:value="1225" calcext:value-type="float">
            <text:p>1225</text:p>
          </table:table-cell>
          <table:table-cell office:value-type="float" office:value="946" calcext:value-type="float">
            <text:p>946</text:p>
          </table:table-cell>
          <table:table-cell office:value-type="float" office:value="4101" calcext:value-type="float">
            <text:p>4101</text:p>
          </table:table-cell>
          <table:table-cell office:value-type="float" office:value="501" calcext:value-type="float">
            <text:p>501</text:p>
          </table:table-cell>
          <table:table-cell office:value-type="float" office:value="447" calcext:value-type="float">
            <text:p>447</text:p>
          </table:table-cell>
          <table:table-cell office:value-type="float" office:value="1768" calcext:value-type="float">
            <text:p>1768</text:p>
          </table:table-cell>
          <table:table-cell office:value-type="float" office:value="899" calcext:value-type="float">
            <text:p>899</text:p>
          </table:table-cell>
          <table:table-cell office:value-type="float" office:value="2625" calcext:value-type="float">
            <text:p>2625</text:p>
          </table:table-cell>
          <table:table-cell office:value-type="float" office:value="3694" calcext:value-type="float">
            <text:p>3694</text:p>
          </table:table-cell>
          <table:table-cell office:value-type="float" office:value="890" calcext:value-type="float">
            <text:p>890</text:p>
          </table:table-cell>
          <table:table-cell office:value-type="float" office:value="469" calcext:value-type="float">
            <text:p>469</text:p>
          </table:table-cell>
          <table:table-cell office:value-type="float" office:value="2540" calcext:value-type="float">
            <text:p>2540</text:p>
          </table:table-cell>
          <table:table-cell office:value-type="float" office:value="1777" calcext:value-type="float">
            <text:p>1777</text:p>
          </table:table-cell>
          <table:table-cell office:value-type="float" office:value="2440" calcext:value-type="float">
            <text:p>2440</text:p>
          </table:table-cell>
          <table:table-cell office:value-type="float" office:value="1905" calcext:value-type="float">
            <text:p>1905</text:p>
          </table:table-cell>
          <table:table-cell office:value-type="float" office:value="879" calcext:value-type="float">
            <text:p>879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354" calcext:value-type="float">
            <text:p>5354</text:p>
          </table:table-cell>
          <table:table-cell office:value-type="float" office:value="1424" calcext:value-type="float">
            <text:p>1424</text:p>
          </table:table-cell>
          <table:table-cell office:value-type="float" office:value="1581" calcext:value-type="float">
            <text:p>1581</text:p>
          </table:table-cell>
          <table:table-cell office:value-type="float" office:value="2782" calcext:value-type="float">
            <text:p>2782</text:p>
          </table:table-cell>
          <table:table-cell office:value-type="float" office:value="6966" calcext:value-type="float">
            <text:p>6966</text:p>
          </table:table-cell>
          <table:table-cell office:value-type="float" office:value="1551" calcext:value-type="float">
            <text:p>1551</text:p>
          </table:table-cell>
          <table:table-cell office:value-type="float" office:value="1813" calcext:value-type="float">
            <text:p>1813</text:p>
          </table:table-cell>
          <table:table-cell office:value-type="float" office:value="1639" calcext:value-type="float">
            <text:p>1639</text:p>
          </table:table-cell>
          <table:table-cell office:value-type="float" office:value="4760" calcext:value-type="float">
            <text:p>4760</text:p>
          </table:table-cell>
          <table:table-cell office:value-type="float" office:value="990" calcext:value-type="float">
            <text:p>990</text:p>
          </table:table-cell>
          <table:table-cell office:value-type="float" office:value="926" calcext:value-type="float">
            <text:p>926</text:p>
          </table:table-cell>
          <table:table-cell office:value-type="float" office:value="2347" calcext:value-type="float">
            <text:p>2347</text:p>
          </table:table-cell>
          <table:table-cell office:value-type="float" office:value="1564" calcext:value-type="float">
            <text:p>1564</text:p>
          </table:table-cell>
          <table:table-cell office:value-type="float" office:value="3408" calcext:value-type="float">
            <text:p>3408</text:p>
          </table:table-cell>
          <table:table-cell office:value-type="float" office:value="4502" calcext:value-type="float">
            <text:p>4502</text:p>
          </table:table-cell>
          <table:table-cell office:value-type="float" office:value="1559" calcext:value-type="float">
            <text:p>1559</text:p>
          </table:table-cell>
          <table:table-cell office:value-type="float" office:value="745" calcext:value-type="float">
            <text:p>745</text:p>
          </table:table-cell>
          <table:table-cell office:value-type="float" office:value="3448" calcext:value-type="float">
            <text:p>3448</text:p>
          </table:table-cell>
          <table:table-cell office:value-type="float" office:value="2370" calcext:value-type="float">
            <text:p>2370</text:p>
          </table:table-cell>
          <table:table-cell office:value-type="float" office:value="3180" calcext:value-type="float">
            <text:p>3180</text:p>
          </table:table-cell>
          <table:table-cell office:value-type="float" office:value="2125" calcext:value-type="float">
            <text:p>2125</text:p>
          </table:table-cell>
          <table:table-cell office:value-type="float" office:value="1426" calcext:value-type="float">
            <text:p>1426</text:p>
          </table:table-cell>
          <table:table-cell office:value-type="float" office:value="1538" calcext:value-type="float">
            <text:p>1538</text:p>
          </table:table-cell>
          <table:table-cell office:value-type="float" office:value="1015" calcext:value-type="float">
            <text:p>1015</text:p>
          </table:table-cell>
          <table:table-cell office:value-type="float" office:value="587" calcext:value-type="float">
            <text:p>587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70" calcext:value-type="float">
            <text:p>5070</text:p>
          </table:table-cell>
          <table:table-cell office:value-type="float" office:value="1134" calcext:value-type="float">
            <text:p>1134</text:p>
          </table:table-cell>
          <table:table-cell office:value-type="float" office:value="1103" calcext:value-type="float">
            <text:p>1103</text:p>
          </table:table-cell>
          <table:table-cell office:value-type="float" office:value="2111" calcext:value-type="float">
            <text:p>2111</text:p>
          </table:table-cell>
          <table:table-cell office:value-type="float" office:value="7016" calcext:value-type="float">
            <text:p>7016</text:p>
          </table:table-cell>
          <table:table-cell office:value-type="float" office:value="1057" calcext:value-type="float">
            <text:p>1057</text:p>
          </table:table-cell>
          <table:table-cell office:value-type="float" office:value="1604" calcext:value-type="float">
            <text:p>1604</text:p>
          </table:table-cell>
          <table:table-cell office:value-type="float" office:value="1073" calcext:value-type="float">
            <text:p>1073</text:p>
          </table:table-cell>
          <table:table-cell office:value-type="float" office:value="5360" calcext:value-type="float">
            <text:p>5360</text:p>
          </table:table-cell>
          <table:table-cell office:value-type="float" office:value="505" calcext:value-type="float">
            <text:p>505</text:p>
          </table:table-cell>
          <table:table-cell office:value-type="float" office:value="555" calcext:value-type="float">
            <text:p>555</text:p>
          </table:table-cell>
          <table:table-cell office:value-type="float" office:value="2100" calcext:value-type="float">
            <text:p>2100</text:p>
          </table:table-cell>
          <table:table-cell office:value-type="float" office:value="1109" calcext:value-type="float">
            <text:p>1109</text:p>
          </table:table-cell>
          <table:table-cell office:value-type="float" office:value="3233" calcext:value-type="float">
            <text:p>3233</text:p>
          </table:table-cell>
          <table:table-cell office:value-type="float" office:value="4492" calcext:value-type="float">
            <text:p>4492</text:p>
          </table:table-cell>
          <table:table-cell office:value-type="float" office:value="1115" calcext:value-type="float">
            <text:p>1115</text:p>
          </table:table-cell>
          <table:table-cell office:value-type="float" office:value="530" calcext:value-type="float">
            <text:p>530</text:p>
          </table:table-cell>
          <table:table-cell office:value-type="float" office:value="3182" calcext:value-type="float">
            <text:p>3182</text:p>
          </table:table-cell>
          <table:table-cell office:value-type="float" office:value="2138" calcext:value-type="float">
            <text:p>2138</text:p>
          </table:table-cell>
          <table:table-cell office:value-type="float" office:value="3175" calcext:value-type="float">
            <text:p>3175</text:p>
          </table:table-cell>
          <table:table-cell office:value-type="float" office:value="2323" calcext:value-type="float">
            <text:p>2323</text:p>
          </table:table-cell>
          <table:table-cell office:value-type="float" office:value="997" calcext:value-type="float">
            <text:p>997</text:p>
          </table:table-cell>
          <table:table-cell office:value-type="float" office:value="1120" calcext:value-type="float">
            <text:p>1120</text:p>
          </table:table-cell>
          <table:table-cell office:value-type="float" office:value="571" calcext:value-type="float">
            <text:p>571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atio" table:style-name="ta1">
        <table:table-column table:style-name="co6" table:default-cell-style-name="Default"/>
        <table:table-column table:style-name="co7" table:number-columns-repeated="13" table:default-cell-style-name="ce2"/>
        <table:table-column table:style-name="co7" table:number-columns-repeated="14" table:default-cell-style-name="ce1"/>
        <table:table-row table:style-name="ro1">
          <table:table-cell/>
          <table:table-cell table:style-name="Default" office:value-type="string" calcext:value-type="string">
            <text:p>Blank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table:style-name="ce1" table:formula="of:=[$wins.A1]/[$games.A1]" office:value-type="percentage" office:value="0.104391052195526" calcext:value-type="percentage">
            <text:p>10.44%</text:p>
          </table:table-cell>
          <table:table-cell table:style-name="ce1" table:formula="of:=([$wins.B1]+INDIRECT(&quot;$wins.A&quot;&amp;[.C29]))/([$games.B1]+INDIRECT(&quot;$games.A&quot;&amp;[.C29]))" office:value-type="percentage" office:value="0.146180316586373" calcext:value-type="percentage">
            <text:p>14.62%</text:p>
          </table:table-cell>
          <table:table-cell table:style-name="ce1" table:formula="of:=([$wins.C1]+INDIRECT(&quot;$wins.A&quot;&amp;[.D29]))/([$games.C1]+INDIRECT(&quot;$games.A&quot;&amp;[.D29]))" office:value-type="percentage" office:value="0.344488977955912" calcext:value-type="percentage">
            <text:p>34.45%</text:p>
          </table:table-cell>
          <table:table-cell table:style-name="ce1" table:formula="of:=([$wins.D1]+INDIRECT(&quot;$wins.A&quot;&amp;[.E29]))/([$games.D1]+INDIRECT(&quot;$games.A&quot;&amp;[.E29]))" office:value-type="percentage" office:value="0.386030949393559" calcext:value-type="percentage">
            <text:p>38.60%</text:p>
          </table:table-cell>
          <table:table-cell table:style-name="ce1" table:formula="of:=([$wins.E1]+INDIRECT(&quot;$wins.A&quot;&amp;[.F29]))/([$games.E1]+INDIRECT(&quot;$games.A&quot;&amp;[.F29]))" office:value-type="percentage" office:value="0.23345379452762" calcext:value-type="percentage">
            <text:p>23.35%</text:p>
          </table:table-cell>
          <table:table-cell table:style-name="ce1" table:formula="of:=([$wins.F1]+INDIRECT(&quot;$wins.A&quot;&amp;[.G29]))/([$games.F1]+INDIRECT(&quot;$games.A&quot;&amp;[.G29]))" office:value-type="percentage" office:value="0.154706143799788" calcext:value-type="percentage">
            <text:p>15.47%</text:p>
          </table:table-cell>
          <table:table-cell table:style-name="ce1" table:formula="of:=([$wins.G1]+INDIRECT(&quot;$wins.A&quot;&amp;[.H29]))/([$games.G1]+INDIRECT(&quot;$games.A&quot;&amp;[.H29]))" office:value-type="percentage" office:value="0.488866396761134" calcext:value-type="percentage">
            <text:p>48.89%</text:p>
          </table:table-cell>
          <table:table-cell table:style-name="ce1" table:formula="of:=([$wins.H1]+INDIRECT(&quot;$wins.A&quot;&amp;[.I29]))/([$games.H1]+INDIRECT(&quot;$games.A&quot;&amp;[.I29]))" office:value-type="percentage" office:value="0.192852233676976" calcext:value-type="percentage">
            <text:p>19.29%</text:p>
          </table:table-cell>
          <table:table-cell table:style-name="ce1" table:formula="of:=([$wins.I1]+INDIRECT(&quot;$wins.A&quot;&amp;[.J29]))/([$games.I1]+INDIRECT(&quot;$games.A&quot;&amp;[.J29]))" office:value-type="percentage" office:value="0.566061106523534" calcext:value-type="percentage">
            <text:p>56.61%</text:p>
          </table:table-cell>
          <table:table-cell table:style-name="ce1" table:formula="of:=([$wins.J1]+INDIRECT(&quot;$wins.A&quot;&amp;[.K29]))/([$games.J1]+INDIRECT(&quot;$games.A&quot;&amp;[.K29]))" office:value-type="percentage" office:value="0.139764230998578" calcext:value-type="percentage">
            <text:p>13.98%</text:p>
          </table:table-cell>
          <table:table-cell table:style-name="ce1" table:formula="of:=([$wins.K1]+INDIRECT(&quot;$wins.A&quot;&amp;[.L29]))/([$games.K1]+INDIRECT(&quot;$games.A&quot;&amp;[.L29]))" office:value-type="percentage" office:value="0.870981038746908" calcext:value-type="percentage">
            <text:p>87.10%</text:p>
          </table:table-cell>
          <table:table-cell table:style-name="ce1" table:formula="of:=([$wins.L1]+INDIRECT(&quot;$wins.A&quot;&amp;[.M29]))/([$games.L1]+INDIRECT(&quot;$games.A&quot;&amp;[.M29]))" office:value-type="percentage" office:value="0.68052696582956" calcext:value-type="percentage">
            <text:p>68.05%</text:p>
          </table:table-cell>
          <table:table-cell table:style-name="ce1" table:formula="of:=([$wins.M1]+INDIRECT(&quot;$wins.A&quot;&amp;[.N29]))/([$games.M1]+INDIRECT(&quot;$games.A&quot;&amp;[.N29]))" office:value-type="percentage" office:value="0.11617873651772" calcext:value-type="percentage">
            <text:p>11.62%</text:p>
          </table:table-cell>
          <table:table-cell table:formula="of:=([$wins.N1]+INDIRECT(&quot;$wins.A&quot;&amp;[.O29]))/([$games.N1]+INDIRECT(&quot;$games.A&quot;&amp;[.O29]))" office:value-type="percentage" office:value="0.37924071082391" calcext:value-type="percentage">
            <text:p>37.92%</text:p>
          </table:table-cell>
          <table:table-cell table:formula="of:=([$wins.O1]+INDIRECT(&quot;$wins.A&quot;&amp;[.P29]))/([$games.O1]+INDIRECT(&quot;$games.A&quot;&amp;[.P29]))" office:value-type="percentage" office:value="0.113169143089762" calcext:value-type="percentage">
            <text:p>11.32%</text:p>
          </table:table-cell>
          <table:table-cell table:formula="of:=([$wins.P1]+INDIRECT(&quot;$wins.A&quot;&amp;[.Q29]))/([$games.P1]+INDIRECT(&quot;$games.A&quot;&amp;[.Q29]))" office:value-type="percentage" office:value="0.134172015404365" calcext:value-type="percentage">
            <text:p>13.42%</text:p>
          </table:table-cell>
          <table:table-cell table:formula="of:=([$wins.Q1]+INDIRECT(&quot;$wins.A&quot;&amp;[.R29]))/([$games.Q1]+INDIRECT(&quot;$games.A&quot;&amp;[.R29]))" office:value-type="percentage" office:value="0.358037156704362" calcext:value-type="percentage">
            <text:p>35.80%</text:p>
          </table:table-cell>
          <table:table-cell table:formula="of:=([$wins.R1]+INDIRECT(&quot;$wins.A&quot;&amp;[.S29]))/([$games.R1]+INDIRECT(&quot;$games.A&quot;&amp;[.S29]))" office:value-type="percentage" office:value="0.810910582444627" calcext:value-type="percentage">
            <text:p>81.09%</text:p>
          </table:table-cell>
          <table:table-cell table:formula="of:=([$wins.S1]+INDIRECT(&quot;$wins.A&quot;&amp;[.T29]))/([$games.S1]+INDIRECT(&quot;$games.A&quot;&amp;[.T29]))" office:value-type="percentage" office:value="0.12537148386205" calcext:value-type="percentage">
            <text:p>12.54%</text:p>
          </table:table-cell>
          <table:table-cell table:formula="of:=([$wins.T1]+INDIRECT(&quot;$wins.A&quot;&amp;[.U29]))/([$games.T1]+INDIRECT(&quot;$games.A&quot;&amp;[.U29]))" office:value-type="percentage" office:value="0.146005794701987" calcext:value-type="percentage">
            <text:p>14.60%</text:p>
          </table:table-cell>
          <table:table-cell table:formula="of:=([$wins.U1]+INDIRECT(&quot;$wins.A&quot;&amp;[.V29]))/([$games.U1]+INDIRECT(&quot;$games.A&quot;&amp;[.V29]))" office:value-type="percentage" office:value="0.106154057017544" calcext:value-type="percentage">
            <text:p>10.62%</text:p>
          </table:table-cell>
          <table:table-cell table:formula="of:=([$wins.V1]+INDIRECT(&quot;$wins.A&quot;&amp;[.W29]))/([$games.V1]+INDIRECT(&quot;$games.A&quot;&amp;[.W29]))" office:value-type="percentage" office:value="0.118215460526316" calcext:value-type="percentage">
            <text:p>11.82%</text:p>
          </table:table-cell>
          <table:table-cell table:formula="of:=([$wins.W1]+INDIRECT(&quot;$wins.A&quot;&amp;[.X29]))/([$games.W1]+INDIRECT(&quot;$games.A&quot;&amp;[.X29]))" office:value-type="percentage" office:value="0.40253269669919" calcext:value-type="percentage">
            <text:p>40.25%</text:p>
          </table:table-cell>
          <table:table-cell table:formula="of:=([$wins.X1]+INDIRECT(&quot;$wins.A&quot;&amp;[.Y29]))/([$games.X1]+INDIRECT(&quot;$games.A&quot;&amp;[.Y29]))" office:value-type="percentage" office:value="0.47935634130849" calcext:value-type="percentage">
            <text:p>47.94%</text:p>
          </table:table-cell>
          <table:table-cell table:formula="of:=([$wins.Y1]+INDIRECT(&quot;$wins.A&quot;&amp;[.Z29]))/([$games.Y1]+INDIRECT(&quot;$games.A&quot;&amp;[.Z29]))" office:value-type="percentage" office:value="0.87687931735067" calcext:value-type="percentage">
            <text:p>87.69%</text:p>
          </table:table-cell>
          <table:table-cell table:formula="of:=([$wins.Z1]+INDIRECT(&quot;$wins.A&quot;&amp;[.AA29]))/([$games.Z1]+INDIRECT(&quot;$games.A&quot;&amp;[.AA29]))" office:value-type="percentage" office:value="0.586800573888092" calcext:value-type="percentage">
            <text:p>58.68%</text:p>
          </table:table-cell>
          <table:table-cell table:formula="of:=([$wins.AA1]+INDIRECT(&quot;$wins.A&quot;&amp;[.AB29]))/([$games.AA1]+INDIRECT(&quot;$games.A&quot;&amp;[.AB29]))" office:value-type="percentage" office:value="0.981459089076985" calcext:value-type="percentage">
            <text:p>98.15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1" table:formula="of:=[$wins.B2]/[$games.B2]" office:value-type="percentage" office:value="0.0827673244607618" calcext:value-type="percentage">
            <text:p>8.28%</text:p>
          </table:table-cell>
          <table:table-cell table:style-name="ce1" table:formula="of:=([$wins.C2]+INDIRECT(&quot;$wins.B&quot;&amp;[.D$29]))/([$games.C2]+INDIRECT(&quot;$games.B&quot;&amp;[.D$29]))" office:value-type="percentage" office:value="0.279343902773336" calcext:value-type="percentage">
            <text:p>27.93%</text:p>
          </table:table-cell>
          <table:table-cell table:style-name="ce1" table:formula="of:=([$wins.D2]+INDIRECT(&quot;$wins.B&quot;&amp;[.E$29]))/([$games.D2]+INDIRECT(&quot;$games.B&quot;&amp;[.E$29]))" office:value-type="percentage" office:value="0.328823475637627" calcext:value-type="percentage">
            <text:p>32.88%</text:p>
          </table:table-cell>
          <table:table-cell table:style-name="ce1" table:formula="of:=([$wins.E2]+INDIRECT(&quot;$wins.B&quot;&amp;[.F$29]))/([$games.E2]+INDIRECT(&quot;$games.B&quot;&amp;[.F$29]))" office:value-type="percentage" office:value="0.197706558238344" calcext:value-type="percentage">
            <text:p>19.77%</text:p>
          </table:table-cell>
          <table:table-cell table:style-name="ce1" table:formula="of:=([$wins.F2]+INDIRECT(&quot;$wins.B&quot;&amp;[.G$29]))/([$games.F2]+INDIRECT(&quot;$games.B&quot;&amp;[.G$29]))" office:value-type="percentage" office:value="0.129237304380497" calcext:value-type="percentage">
            <text:p>12.92%</text:p>
          </table:table-cell>
          <table:table-cell table:style-name="ce1" table:formula="of:=([$wins.G2]+INDIRECT(&quot;$wins.B&quot;&amp;[.H$29]))/([$games.G2]+INDIRECT(&quot;$games.B&quot;&amp;[.H$29]))" office:value-type="percentage" office:value="0.391826812823923" calcext:value-type="percentage">
            <text:p>39.18%</text:p>
          </table:table-cell>
          <table:table-cell table:style-name="ce1" table:formula="of:=([$wins.H2]+INDIRECT(&quot;$wins.B&quot;&amp;[.I$29]))/([$games.H2]+INDIRECT(&quot;$games.B&quot;&amp;[.I$29]))" office:value-type="percentage" office:value="0.161195582341604" calcext:value-type="percentage">
            <text:p>16.12%</text:p>
          </table:table-cell>
          <table:table-cell table:style-name="ce1" table:formula="of:=([$wins.I2]+INDIRECT(&quot;$wins.B&quot;&amp;[.J$29]))/([$games.I2]+INDIRECT(&quot;$games.B&quot;&amp;[.J$29]))" office:value-type="percentage" office:value="0.477694487613127" calcext:value-type="percentage">
            <text:p>47.77%</text:p>
          </table:table-cell>
          <table:table-cell table:style-name="ce1" table:formula="of:=([$wins.J2]+INDIRECT(&quot;$wins.B&quot;&amp;[.K$29]))/([$games.J2]+INDIRECT(&quot;$games.B&quot;&amp;[.K$29]))" office:value-type="percentage" office:value="0.107855482867" calcext:value-type="percentage">
            <text:p>10.79%</text:p>
          </table:table-cell>
          <table:table-cell table:style-name="ce1" table:formula="of:=([$wins.K2]+INDIRECT(&quot;$wins.B&quot;&amp;[.L$29]))/([$games.K2]+INDIRECT(&quot;$games.B&quot;&amp;[.L$29]))" office:value-type="percentage" office:value="0.784913169319826" calcext:value-type="percentage">
            <text:p>78.49%</text:p>
          </table:table-cell>
          <table:table-cell table:style-name="ce1" table:formula="of:=([$wins.L2]+INDIRECT(&quot;$wins.B&quot;&amp;[.M$29]))/([$games.L2]+INDIRECT(&quot;$games.B&quot;&amp;[.M$29]))" office:value-type="percentage" office:value="0.621480999721267" calcext:value-type="percentage">
            <text:p>62.15%</text:p>
          </table:table-cell>
          <table:table-cell table:style-name="ce1" table:formula="of:=([$wins.M2]+INDIRECT(&quot;$wins.B&quot;&amp;[.N$29]))/([$games.M2]+INDIRECT(&quot;$games.B&quot;&amp;[.N$29]))" office:value-type="percentage" office:value="0.108270951250685" calcext:value-type="percentage">
            <text:p>10.83%</text:p>
          </table:table-cell>
          <table:table-cell table:formula="of:=([$wins.N2]+INDIRECT(&quot;$wins.B&quot;&amp;[.O$29]))/([$games.N2]+INDIRECT(&quot;$games.B&quot;&amp;[.O$29]))" office:value-type="percentage" office:value="0.334713595583161" calcext:value-type="percentage">
            <text:p>33.47%</text:p>
          </table:table-cell>
          <table:table-cell table:formula="of:=([$wins.O2]+INDIRECT(&quot;$wins.B&quot;&amp;[.P$29]))/([$games.O2]+INDIRECT(&quot;$games.B&quot;&amp;[.P$29]))" office:value-type="percentage" office:value="0.109289617486339" calcext:value-type="percentage">
            <text:p>10.93%</text:p>
          </table:table-cell>
          <table:table-cell table:formula="of:=([$wins.P2]+INDIRECT(&quot;$wins.B&quot;&amp;[.Q$29]))/([$games.P2]+INDIRECT(&quot;$games.B&quot;&amp;[.Q$29]))" office:value-type="percentage" office:value="0.0952611218568665" calcext:value-type="percentage">
            <text:p>9.53%</text:p>
          </table:table-cell>
          <table:table-cell table:formula="of:=([$wins.Q2]+INDIRECT(&quot;$wins.B&quot;&amp;[.R$29]))/([$games.Q2]+INDIRECT(&quot;$games.B&quot;&amp;[.R$29]))" office:value-type="percentage" office:value="0.28928965771071" calcext:value-type="percentage">
            <text:p>28.93%</text:p>
          </table:table-cell>
          <table:table-cell table:formula="of:=([$wins.R2]+INDIRECT(&quot;$wins.B&quot;&amp;[.S$29]))/([$games.R2]+INDIRECT(&quot;$games.B&quot;&amp;[.S$29]))" office:value-type="percentage" office:value="0.544186046511628" calcext:value-type="percentage">
            <text:p>54.42%</text:p>
          </table:table-cell>
          <table:table-cell table:formula="of:=([$wins.S2]+INDIRECT(&quot;$wins.B&quot;&amp;[.T$29]))/([$games.S2]+INDIRECT(&quot;$games.B&quot;&amp;[.T$29]))" office:value-type="percentage" office:value="0.117868155807496" calcext:value-type="percentage">
            <text:p>11.79%</text:p>
          </table:table-cell>
          <table:table-cell table:formula="of:=([$wins.T2]+INDIRECT(&quot;$wins.B&quot;&amp;[.U$29]))/([$games.T2]+INDIRECT(&quot;$games.B&quot;&amp;[.U$29]))" office:value-type="percentage" office:value="0.140897727012087" calcext:value-type="percentage">
            <text:p>14.09%</text:p>
          </table:table-cell>
          <table:table-cell table:formula="of:=([$wins.U2]+INDIRECT(&quot;$wins.B&quot;&amp;[.V$29]))/([$games.U2]+INDIRECT(&quot;$games.B&quot;&amp;[.V$29]))" office:value-type="percentage" office:value="0.10306723917694" calcext:value-type="percentage">
            <text:p>10.31%</text:p>
          </table:table-cell>
          <table:table-cell table:formula="of:=([$wins.V2]+INDIRECT(&quot;$wins.B&quot;&amp;[.W$29]))/([$games.V2]+INDIRECT(&quot;$games.B&quot;&amp;[.W$29]))" office:value-type="percentage" office:value="0.105141945046175" calcext:value-type="percentage">
            <text:p>10.51%</text:p>
          </table:table-cell>
          <table:table-cell table:formula="of:=([$wins.W2]+INDIRECT(&quot;$wins.B&quot;&amp;[.X$29]))/([$games.W2]+INDIRECT(&quot;$games.B&quot;&amp;[.X$29]))" office:value-type="percentage" office:value="0.347314671286587" calcext:value-type="percentage">
            <text:p>34.73%</text:p>
          </table:table-cell>
          <table:table-cell table:formula="of:=([$wins.X2]+INDIRECT(&quot;$wins.B&quot;&amp;[.Y$29]))/([$games.X2]+INDIRECT(&quot;$games.B&quot;&amp;[.Y$29]))" office:value-type="percentage" office:value="0.414297505502568" calcext:value-type="percentage">
            <text:p>41.43%</text:p>
          </table:table-cell>
          <table:table-cell table:formula="of:=([$wins.Y2]+INDIRECT(&quot;$wins.B&quot;&amp;[.Z$29]))/([$games.Y2]+INDIRECT(&quot;$games.B&quot;&amp;[.Z$29]))" office:value-type="percentage" office:value="0.792402745995423" calcext:value-type="percentage">
            <text:p>79.24%</text:p>
          </table:table-cell>
          <table:table-cell table:formula="of:=([$wins.Z2]+INDIRECT(&quot;$wins.B&quot;&amp;[.AA$29]))/([$games.Z2]+INDIRECT(&quot;$games.B&quot;&amp;[.AA$29]))" office:value-type="percentage" office:value="0.491432737878236" calcext:value-type="percentage">
            <text:p>49.14%</text:p>
          </table:table-cell>
          <table:table-cell table:formula="of:=([$wins.AA2]+INDIRECT(&quot;$wins.B&quot;&amp;[.AB$29]))/([$games.AA2]+INDIRECT(&quot;$games.B&quot;&amp;[.AB$29]))" office:value-type="percentage" office:value="0.945539033457249" calcext:value-type="percentage">
            <text:p>94.55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1" table:formula="of:=[$wins.C3]/[$games.C3]" office:value-type="percentage" office:value="0.33931484502447" calcext:value-type="percentage">
            <text:p>33.93%</text:p>
          </table:table-cell>
          <table:table-cell table:style-name="ce1" table:formula="of:=([$wins.D3]+INDIRECT(&quot;$wins.C&quot;&amp;[.E$29]))/([$games.D3]+INDIRECT(&quot;$games.C&quot;&amp;[.E$29]))" office:value-type="percentage" office:value="0.377768403290445" calcext:value-type="percentage">
            <text:p>37.78%</text:p>
          </table:table-cell>
          <table:table-cell table:style-name="ce1" table:formula="of:=([$wins.E3]+INDIRECT(&quot;$wins.C&quot;&amp;[.F$29]))/([$games.E3]+INDIRECT(&quot;$games.C&quot;&amp;[.F$29]))" office:value-type="percentage" office:value="0.323125126339195" calcext:value-type="percentage">
            <text:p>32.31%</text:p>
          </table:table-cell>
          <table:table-cell table:style-name="ce1" table:formula="of:=([$wins.F3]+INDIRECT(&quot;$wins.C&quot;&amp;[.G$29]))/([$games.F3]+INDIRECT(&quot;$games.C&quot;&amp;[.G$29]))" office:value-type="percentage" office:value="0.292529034494713" calcext:value-type="percentage">
            <text:p>29.25%</text:p>
          </table:table-cell>
          <table:table-cell table:style-name="ce1" table:formula="of:=([$wins.G3]+INDIRECT(&quot;$wins.C&quot;&amp;[.H$29]))/([$games.G3]+INDIRECT(&quot;$games.C&quot;&amp;[.H$29]))" office:value-type="percentage" office:value="0.385740402193784" calcext:value-type="percentage">
            <text:p>38.57%</text:p>
          </table:table-cell>
          <table:table-cell table:style-name="ce1" table:formula="of:=([$wins.H3]+INDIRECT(&quot;$wins.C&quot;&amp;[.I$29]))/([$games.H3]+INDIRECT(&quot;$games.C&quot;&amp;[.I$29]))" office:value-type="percentage" office:value="0.266816774556713" calcext:value-type="percentage">
            <text:p>26.68%</text:p>
          </table:table-cell>
          <table:table-cell table:style-name="ce1" table:formula="of:=([$wins.I3]+INDIRECT(&quot;$wins.C&quot;&amp;[.J$29]))/([$games.I3]+INDIRECT(&quot;$games.C&quot;&amp;[.J$29]))" office:value-type="percentage" office:value="0.483312209547951" calcext:value-type="percentage">
            <text:p>48.33%</text:p>
          </table:table-cell>
          <table:table-cell table:style-name="ce1" table:formula="of:=([$wins.J3]+INDIRECT(&quot;$wins.C&quot;&amp;[.K$29]))/([$games.J3]+INDIRECT(&quot;$games.C&quot;&amp;[.K$29]))" office:value-type="percentage" office:value="0.256245147737133" calcext:value-type="percentage">
            <text:p>25.62%</text:p>
          </table:table-cell>
          <table:table-cell table:style-name="ce1" table:formula="of:=([$wins.K3]+INDIRECT(&quot;$wins.C&quot;&amp;[.L$29]))/([$games.K3]+INDIRECT(&quot;$games.C&quot;&amp;[.L$29]))" office:value-type="percentage" office:value="0.750102417042196" calcext:value-type="percentage">
            <text:p>75.01%</text:p>
          </table:table-cell>
          <table:table-cell table:style-name="ce1" table:formula="of:=([$wins.L3]+INDIRECT(&quot;$wins.C&quot;&amp;[.M$29]))/([$games.L3]+INDIRECT(&quot;$games.C&quot;&amp;[.M$29]))" office:value-type="percentage" office:value="0.600583090379009" calcext:value-type="percentage">
            <text:p>60.06%</text:p>
          </table:table-cell>
          <table:table-cell table:style-name="ce1" table:formula="of:=([$wins.M3]+INDIRECT(&quot;$wins.C&quot;&amp;[.N$29]))/([$games.M3]+INDIRECT(&quot;$games.C&quot;&amp;[.N$29]))" office:value-type="percentage" office:value="0.239839075716938" calcext:value-type="percentage">
            <text:p>23.98%</text:p>
          </table:table-cell>
          <table:table-cell table:formula="of:=([$wins.N3]+INDIRECT(&quot;$wins.C&quot;&amp;[.O$29]))/([$games.N3]+INDIRECT(&quot;$games.C&quot;&amp;[.O$29]))" office:value-type="percentage" office:value="0.427046993638416" calcext:value-type="percentage">
            <text:p>42.70%</text:p>
          </table:table-cell>
          <table:table-cell table:formula="of:=([$wins.O3]+INDIRECT(&quot;$wins.C&quot;&amp;[.P$29]))/([$games.O3]+INDIRECT(&quot;$games.C&quot;&amp;[.P$29]))" office:value-type="percentage" office:value="0.214060140052176" calcext:value-type="percentage">
            <text:p>21.41%</text:p>
          </table:table-cell>
          <table:table-cell table:formula="of:=([$wins.P3]+INDIRECT(&quot;$wins.C&quot;&amp;[.Q$29]))/([$games.P3]+INDIRECT(&quot;$games.C&quot;&amp;[.Q$29]))" office:value-type="percentage" office:value="0.267122935213297" calcext:value-type="percentage">
            <text:p>26.71%</text:p>
          </table:table-cell>
          <table:table-cell table:formula="of:=([$wins.Q3]+INDIRECT(&quot;$wins.C&quot;&amp;[.R$29]))/([$games.Q3]+INDIRECT(&quot;$games.C&quot;&amp;[.R$29]))" office:value-type="percentage" office:value="0.290248486114011" calcext:value-type="percentage">
            <text:p>29.02%</text:p>
          </table:table-cell>
          <table:table-cell table:formula="of:=([$wins.R3]+INDIRECT(&quot;$wins.C&quot;&amp;[.S$29]))/([$games.R3]+INDIRECT(&quot;$games.C&quot;&amp;[.S$29]))" office:value-type="percentage" office:value="0.443804034582133" calcext:value-type="percentage">
            <text:p>44.38%</text:p>
          </table:table-cell>
          <table:table-cell table:formula="of:=([$wins.S3]+INDIRECT(&quot;$wins.C&quot;&amp;[.T$29]))/([$games.S3]+INDIRECT(&quot;$games.C&quot;&amp;[.T$29]))" office:value-type="percentage" office:value="0.253743818346451" calcext:value-type="percentage">
            <text:p>25.37%</text:p>
          </table:table-cell>
          <table:table-cell table:formula="of:=([$wins.T3]+INDIRECT(&quot;$wins.C&quot;&amp;[.U$29]))/([$games.T3]+INDIRECT(&quot;$games.C&quot;&amp;[.U$29]))" office:value-type="percentage" office:value="0.271613759314076" calcext:value-type="percentage">
            <text:p>27.16%</text:p>
          </table:table-cell>
          <table:table-cell table:formula="of:=([$wins.U3]+INDIRECT(&quot;$wins.C&quot;&amp;[.V$29]))/([$games.U3]+INDIRECT(&quot;$games.C&quot;&amp;[.V$29]))" office:value-type="percentage" office:value="0.21514689578714" calcext:value-type="percentage">
            <text:p>21.51%</text:p>
          </table:table-cell>
          <table:table-cell table:formula="of:=([$wins.V3]+INDIRECT(&quot;$wins.C&quot;&amp;[.W$29]))/([$games.V3]+INDIRECT(&quot;$games.C&quot;&amp;[.W$29]))" office:value-type="percentage" office:value="0.24733606557377" calcext:value-type="percentage">
            <text:p>24.73%</text:p>
          </table:table-cell>
          <table:table-cell table:formula="of:=([$wins.W3]+INDIRECT(&quot;$wins.C&quot;&amp;[.X$29]))/([$games.W3]+INDIRECT(&quot;$games.C&quot;&amp;[.X$29]))" office:value-type="percentage" office:value="0.326028530080628" calcext:value-type="percentage">
            <text:p>32.60%</text:p>
          </table:table-cell>
          <table:table-cell table:formula="of:=([$wins.X3]+INDIRECT(&quot;$wins.C&quot;&amp;[.Y$29]))/([$games.X3]+INDIRECT(&quot;$games.C&quot;&amp;[.Y$29]))" office:value-type="percentage" office:value="0.420493978362931" calcext:value-type="percentage">
            <text:p>42.05%</text:p>
          </table:table-cell>
          <table:table-cell table:formula="of:=([$wins.Y3]+INDIRECT(&quot;$wins.C&quot;&amp;[.Z$29]))/([$games.Y3]+INDIRECT(&quot;$games.C&quot;&amp;[.Z$29]))" office:value-type="percentage" office:value="0.72072451558551" calcext:value-type="percentage">
            <text:p>72.07%</text:p>
          </table:table-cell>
          <table:table-cell table:formula="of:=([$wins.Z3]+INDIRECT(&quot;$wins.C&quot;&amp;[.AA$29]))/([$games.Z3]+INDIRECT(&quot;$games.C&quot;&amp;[.AA$29]))" office:value-type="percentage" office:value="0.568149502335974" calcext:value-type="percentage">
            <text:p>56.81%</text:p>
          </table:table-cell>
          <table:table-cell table:formula="of:=([$wins.AA3]+INDIRECT(&quot;$wins.C&quot;&amp;[.AB$29]))/([$games.AA3]+INDIRECT(&quot;$games.C&quot;&amp;[.AB$29]))" office:value-type="percentage" office:value="0.883876029815614" calcext:value-type="percentage">
            <text:p>88.39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1" table:formula="of:=[$wins.D4]/[$games.D4]" office:value-type="percentage" office:value="0.37620578778135" calcext:value-type="percentage">
            <text:p>37.62%</text:p>
          </table:table-cell>
          <table:table-cell table:style-name="ce1" table:formula="of:=([$wins.E4]+INDIRECT(&quot;$wins.D&quot;&amp;[.F$29]))/([$games.E4]+INDIRECT(&quot;$games.D&quot;&amp;[.F$29]))" office:value-type="percentage" office:value="0.344499110227154" calcext:value-type="percentage">
            <text:p>34.45%</text:p>
          </table:table-cell>
          <table:table-cell table:style-name="ce1" table:formula="of:=([$wins.F4]+INDIRECT(&quot;$wins.D&quot;&amp;[.G$29]))/([$games.F4]+INDIRECT(&quot;$games.D&quot;&amp;[.G$29]))" office:value-type="percentage" office:value="0.33228679657373" calcext:value-type="percentage">
            <text:p>33.23%</text:p>
          </table:table-cell>
          <table:table-cell table:style-name="ce1" table:formula="of:=([$wins.G4]+INDIRECT(&quot;$wins.D&quot;&amp;[.H$29]))/([$games.G4]+INDIRECT(&quot;$games.D&quot;&amp;[.H$29]))" office:value-type="percentage" office:value="0.458149779735683" calcext:value-type="percentage">
            <text:p>45.81%</text:p>
          </table:table-cell>
          <table:table-cell table:style-name="ce1" table:formula="of:=([$wins.H4]+INDIRECT(&quot;$wins.D&quot;&amp;[.I$29]))/([$games.H4]+INDIRECT(&quot;$games.D&quot;&amp;[.I$29]))" office:value-type="percentage" office:value="0.260332280653577" calcext:value-type="percentage">
            <text:p>26.03%</text:p>
          </table:table-cell>
          <table:table-cell table:style-name="ce1" table:formula="of:=([$wins.I4]+INDIRECT(&quot;$wins.D&quot;&amp;[.J$29]))/([$games.I4]+INDIRECT(&quot;$games.D&quot;&amp;[.J$29]))" office:value-type="percentage" office:value="0.66234555398015" calcext:value-type="percentage">
            <text:p>66.23%</text:p>
          </table:table-cell>
          <table:table-cell table:style-name="ce1" table:formula="of:=([$wins.J4]+INDIRECT(&quot;$wins.D&quot;&amp;[.K$29]))/([$games.J4]+INDIRECT(&quot;$games.D&quot;&amp;[.K$29]))" office:value-type="percentage" office:value="0.303377507822566" calcext:value-type="percentage">
            <text:p>30.34%</text:p>
          </table:table-cell>
          <table:table-cell table:style-name="ce1" table:formula="of:=([$wins.K4]+INDIRECT(&quot;$wins.D&quot;&amp;[.L$29]))/([$games.K4]+INDIRECT(&quot;$games.D&quot;&amp;[.L$29]))" office:value-type="percentage" office:value="0.682778229082047" calcext:value-type="percentage">
            <text:p>68.28%</text:p>
          </table:table-cell>
          <table:table-cell table:style-name="ce1" table:formula="of:=([$wins.L4]+INDIRECT(&quot;$wins.D&quot;&amp;[.M$29]))/([$games.L4]+INDIRECT(&quot;$games.D&quot;&amp;[.M$29]))" office:value-type="percentage" office:value="0.701632653061224" calcext:value-type="percentage">
            <text:p>70.16%</text:p>
          </table:table-cell>
          <table:table-cell table:style-name="ce1" table:formula="of:=([$wins.M4]+INDIRECT(&quot;$wins.D&quot;&amp;[.N$29]))/([$games.M4]+INDIRECT(&quot;$games.D&quot;&amp;[.N$29]))" office:value-type="percentage" office:value="0.274786368784104" calcext:value-type="percentage">
            <text:p>27.48%</text:p>
          </table:table-cell>
          <table:table-cell table:formula="of:=([$wins.N4]+INDIRECT(&quot;$wins.D&quot;&amp;[.O$29]))/([$games.N4]+INDIRECT(&quot;$games.D&quot;&amp;[.O$29]))" office:value-type="percentage" office:value="0.446335602723268" calcext:value-type="percentage">
            <text:p>44.63%</text:p>
          </table:table-cell>
          <table:table-cell table:formula="of:=([$wins.O4]+INDIRECT(&quot;$wins.D&quot;&amp;[.P$29]))/([$games.O4]+INDIRECT(&quot;$games.D&quot;&amp;[.P$29]))" office:value-type="percentage" office:value="0.286716621253406" calcext:value-type="percentage">
            <text:p>28.67%</text:p>
          </table:table-cell>
          <table:table-cell table:formula="of:=([$wins.P4]+INDIRECT(&quot;$wins.D&quot;&amp;[.Q$29]))/([$games.P4]+INDIRECT(&quot;$games.D&quot;&amp;[.Q$29]))" office:value-type="percentage" office:value="0.307259106174115" calcext:value-type="percentage">
            <text:p>30.73%</text:p>
          </table:table-cell>
          <table:table-cell table:formula="of:=([$wins.Q4]+INDIRECT(&quot;$wins.D&quot;&amp;[.R$29]))/([$games.Q4]+INDIRECT(&quot;$games.D&quot;&amp;[.R$29]))" office:value-type="percentage" office:value="0.420440118493441" calcext:value-type="percentage">
            <text:p>42.04%</text:p>
          </table:table-cell>
          <table:table-cell table:formula="of:=([$wins.R4]+INDIRECT(&quot;$wins.D&quot;&amp;[.S$29]))/([$games.R4]+INDIRECT(&quot;$games.D&quot;&amp;[.S$29]))" office:value-type="percentage" office:value="0.489995916700694" calcext:value-type="percentage">
            <text:p>49.00%</text:p>
          </table:table-cell>
          <table:table-cell table:formula="of:=([$wins.S4]+INDIRECT(&quot;$wins.D&quot;&amp;[.T$29]))/([$games.S4]+INDIRECT(&quot;$games.D&quot;&amp;[.T$29]))" office:value-type="percentage" office:value="0.286384976525822" calcext:value-type="percentage">
            <text:p>28.64%</text:p>
          </table:table-cell>
          <table:table-cell table:formula="of:=([$wins.T4]+INDIRECT(&quot;$wins.D&quot;&amp;[.U$29]))/([$games.T4]+INDIRECT(&quot;$games.D&quot;&amp;[.U$29]))" office:value-type="percentage" office:value="0.31063829787234" calcext:value-type="percentage">
            <text:p>31.06%</text:p>
          </table:table-cell>
          <table:table-cell table:formula="of:=([$wins.U4]+INDIRECT(&quot;$wins.D&quot;&amp;[.V$29]))/([$games.U4]+INDIRECT(&quot;$games.D&quot;&amp;[.V$29]))" office:value-type="percentage" office:value="0.256982853982301" calcext:value-type="percentage">
            <text:p>25.70%</text:p>
          </table:table-cell>
          <table:table-cell table:formula="of:=([$wins.V4]+INDIRECT(&quot;$wins.D&quot;&amp;[.W$29]))/([$games.V4]+INDIRECT(&quot;$games.D&quot;&amp;[.W$29]))" office:value-type="percentage" office:value="0.280775977711278" calcext:value-type="percentage">
            <text:p>28.08%</text:p>
          </table:table-cell>
          <table:table-cell table:formula="of:=([$wins.W4]+INDIRECT(&quot;$wins.D&quot;&amp;[.X$29]))/([$games.W4]+INDIRECT(&quot;$games.D&quot;&amp;[.X$29]))" office:value-type="percentage" office:value="0.389495798319328" calcext:value-type="percentage">
            <text:p>38.95%</text:p>
          </table:table-cell>
          <table:table-cell table:formula="of:=([$wins.X4]+INDIRECT(&quot;$wins.D&quot;&amp;[.Y$29]))/([$games.X4]+INDIRECT(&quot;$games.D&quot;&amp;[.Y$29]))" office:value-type="percentage" office:value="0.428936170212766" calcext:value-type="percentage">
            <text:p>42.89%</text:p>
          </table:table-cell>
          <table:table-cell table:formula="of:=([$wins.Y4]+INDIRECT(&quot;$wins.D&quot;&amp;[.Z$29]))/([$games.Y4]+INDIRECT(&quot;$games.D&quot;&amp;[.Z$29]))" office:value-type="percentage" office:value="0.744771660264618" calcext:value-type="percentage">
            <text:p>74.48%</text:p>
          </table:table-cell>
          <table:table-cell table:formula="of:=([$wins.Z4]+INDIRECT(&quot;$wins.D&quot;&amp;[.AA$29]))/([$games.Z4]+INDIRECT(&quot;$games.D&quot;&amp;[.AA$29]))" office:value-type="percentage" office:value="0.624774141738607" calcext:value-type="percentage">
            <text:p>62.48%</text:p>
          </table:table-cell>
          <table:table-cell table:formula="of:=([$wins.AA4]+INDIRECT(&quot;$wins.D&quot;&amp;[.AB$29]))/([$games.AA4]+INDIRECT(&quot;$games.D&quot;&amp;[.AB$29]))" office:value-type="percentage" office:value="0.908491343775763" calcext:value-type="percentage">
            <text:p>90.85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style-name="ce1" table:formula="of:=[$wins.E5]/[$games.E5]" office:value-type="percentage" office:value="0.203017832647462" calcext:value-type="percentage">
            <text:p>20.30%</text:p>
          </table:table-cell>
          <table:table-cell table:style-name="ce1" table:formula="of:=([$wins.F5]+INDIRECT(&quot;$wins.E&quot;&amp;[.G$29]))/([$games.F5]+INDIRECT(&quot;$games.E&quot;&amp;[.G$29]))" office:value-type="percentage" office:value="0.240473765085723" calcext:value-type="percentage">
            <text:p>24.05%</text:p>
          </table:table-cell>
          <table:table-cell table:style-name="ce1" table:formula="of:=([$wins.G5]+INDIRECT(&quot;$wins.E&quot;&amp;[.H$29]))/([$games.G5]+INDIRECT(&quot;$games.E&quot;&amp;[.H$29]))" office:value-type="percentage" office:value="0.418644581355419" calcext:value-type="percentage">
            <text:p>41.86%</text:p>
          </table:table-cell>
          <table:table-cell table:style-name="ce1" table:formula="of:=([$wins.H5]+INDIRECT(&quot;$wins.E&quot;&amp;[.I$29]))/([$games.H5]+INDIRECT(&quot;$games.E&quot;&amp;[.I$29]))" office:value-type="percentage" office:value="0.213176144244105" calcext:value-type="percentage">
            <text:p>21.32%</text:p>
          </table:table-cell>
          <table:table-cell table:style-name="ce1" table:formula="of:=([$wins.I5]+INDIRECT(&quot;$wins.E&quot;&amp;[.J$29]))/([$games.I5]+INDIRECT(&quot;$games.E&quot;&amp;[.J$29]))" office:value-type="percentage" office:value="0.48812291519256" calcext:value-type="percentage">
            <text:p>48.81%</text:p>
          </table:table-cell>
          <table:table-cell table:style-name="ce1" table:formula="of:=([$wins.J5]+INDIRECT(&quot;$wins.E&quot;&amp;[.K$29]))/([$games.J5]+INDIRECT(&quot;$games.E&quot;&amp;[.K$29]))" office:value-type="percentage" office:value="0.187589923950031" calcext:value-type="percentage">
            <text:p>18.76%</text:p>
          </table:table-cell>
          <table:table-cell table:style-name="ce1" table:formula="of:=([$wins.K5]+INDIRECT(&quot;$wins.E&quot;&amp;[.L$29]))/([$games.K5]+INDIRECT(&quot;$games.E&quot;&amp;[.L$29]))" office:value-type="percentage" office:value="0.693308160268513" calcext:value-type="percentage">
            <text:p>69.33%</text:p>
          </table:table-cell>
          <table:table-cell table:style-name="ce1" table:formula="of:=([$wins.L5]+INDIRECT(&quot;$wins.E&quot;&amp;[.M$29]))/([$games.L5]+INDIRECT(&quot;$games.E&quot;&amp;[.M$29]))" office:value-type="percentage" office:value="0.577555694357693" calcext:value-type="percentage">
            <text:p>57.76%</text:p>
          </table:table-cell>
          <table:table-cell table:style-name="ce1" table:formula="of:=([$wins.M5]+INDIRECT(&quot;$wins.E&quot;&amp;[.N$29]))/([$games.M5]+INDIRECT(&quot;$games.E&quot;&amp;[.N$29]))" office:value-type="percentage" office:value="0.153957653880002" calcext:value-type="percentage">
            <text:p>15.40%</text:p>
          </table:table-cell>
          <table:table-cell table:formula="of:=([$wins.N5]+INDIRECT(&quot;$wins.E&quot;&amp;[.O$29]))/([$games.N5]+INDIRECT(&quot;$games.E&quot;&amp;[.O$29]))" office:value-type="percentage" office:value="0.339660027114402" calcext:value-type="percentage">
            <text:p>33.97%</text:p>
          </table:table-cell>
          <table:table-cell table:formula="of:=([$wins.O5]+INDIRECT(&quot;$wins.E&quot;&amp;[.P$29]))/([$games.O5]+INDIRECT(&quot;$games.E&quot;&amp;[.P$29]))" office:value-type="percentage" office:value="0.151845378842397" calcext:value-type="percentage">
            <text:p>15.18%</text:p>
          </table:table-cell>
          <table:table-cell table:formula="of:=([$wins.P5]+INDIRECT(&quot;$wins.E&quot;&amp;[.Q$29]))/([$games.P5]+INDIRECT(&quot;$games.E&quot;&amp;[.Q$29]))" office:value-type="percentage" office:value="0.176906148867314" calcext:value-type="percentage">
            <text:p>17.69%</text:p>
          </table:table-cell>
          <table:table-cell table:formula="of:=([$wins.Q5]+INDIRECT(&quot;$wins.E&quot;&amp;[.R$29]))/([$games.Q5]+INDIRECT(&quot;$games.E&quot;&amp;[.R$29]))" office:value-type="percentage" office:value="0.323235445646574" calcext:value-type="percentage">
            <text:p>32.32%</text:p>
          </table:table-cell>
          <table:table-cell table:formula="of:=([$wins.R5]+INDIRECT(&quot;$wins.E&quot;&amp;[.S$29]))/([$games.R5]+INDIRECT(&quot;$games.E&quot;&amp;[.S$29]))" office:value-type="percentage" office:value="0.464366866349928" calcext:value-type="percentage">
            <text:p>46.44%</text:p>
          </table:table-cell>
          <table:table-cell table:formula="of:=([$wins.S5]+INDIRECT(&quot;$wins.E&quot;&amp;[.T$29]))/([$games.S5]+INDIRECT(&quot;$games.E&quot;&amp;[.T$29]))" office:value-type="percentage" office:value="0.167368784530387" calcext:value-type="percentage">
            <text:p>16.74%</text:p>
          </table:table-cell>
          <table:table-cell table:formula="of:=([$wins.T5]+INDIRECT(&quot;$wins.E&quot;&amp;[.U$29]))/([$games.T5]+INDIRECT(&quot;$games.E&quot;&amp;[.U$29]))" office:value-type="percentage" office:value="0.185435939841852" calcext:value-type="percentage">
            <text:p>18.54%</text:p>
          </table:table-cell>
          <table:table-cell table:formula="of:=([$wins.U5]+INDIRECT(&quot;$wins.E&quot;&amp;[.V$29]))/([$games.U5]+INDIRECT(&quot;$games.E&quot;&amp;[.V$29]))" office:value-type="percentage" office:value="0.134389232547074" calcext:value-type="percentage">
            <text:p>13.44%</text:p>
          </table:table-cell>
          <table:table-cell table:formula="of:=([$wins.V5]+INDIRECT(&quot;$wins.E&quot;&amp;[.W$29]))/([$games.V5]+INDIRECT(&quot;$games.E&quot;&amp;[.W$29]))" office:value-type="percentage" office:value="0.164634776319868" calcext:value-type="percentage">
            <text:p>16.46%</text:p>
          </table:table-cell>
          <table:table-cell table:formula="of:=([$wins.W5]+INDIRECT(&quot;$wins.E&quot;&amp;[.X$29]))/([$games.W5]+INDIRECT(&quot;$games.E&quot;&amp;[.X$29]))" office:value-type="percentage" office:value="0.345974992249664" calcext:value-type="percentage">
            <text:p>34.60%</text:p>
          </table:table-cell>
          <table:table-cell table:formula="of:=([$wins.X5]+INDIRECT(&quot;$wins.E&quot;&amp;[.Y$29]))/([$games.X5]+INDIRECT(&quot;$games.E&quot;&amp;[.Y$29]))" office:value-type="percentage" office:value="0.444617622610141" calcext:value-type="percentage">
            <text:p>44.46%</text:p>
          </table:table-cell>
          <table:table-cell table:formula="of:=([$wins.Y5]+INDIRECT(&quot;$wins.E&quot;&amp;[.Z$29]))/([$games.Y5]+INDIRECT(&quot;$games.E&quot;&amp;[.Z$29]))" office:value-type="percentage" office:value="0.741468459152017" calcext:value-type="percentage">
            <text:p>74.15%</text:p>
          </table:table-cell>
          <table:table-cell table:formula="of:=([$wins.Z5]+INDIRECT(&quot;$wins.E&quot;&amp;[.AA$29]))/([$games.Z5]+INDIRECT(&quot;$games.E&quot;&amp;[.AA$29]))" office:value-type="percentage" office:value="0.557537636626108" calcext:value-type="percentage">
            <text:p>55.75%</text:p>
          </table:table-cell>
          <table:table-cell table:formula="of:=([$wins.AA5]+INDIRECT(&quot;$wins.E&quot;&amp;[.AB$29]))/([$games.AA5]+INDIRECT(&quot;$games.E&quot;&amp;[.AB$29]))" office:value-type="percentage" office:value="0.881034833978407" calcext:value-type="percentage">
            <text:p>88.10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table:style-name="ce1" table:formula="of:=[$wins.F6]/[$games.F6]" office:value-type="percentage" office:value="0.100355417615698" calcext:value-type="percentage">
            <text:p>10.04%</text:p>
          </table:table-cell>
          <table:table-cell table:style-name="ce1" table:formula="of:=([$wins.G6]+INDIRECT(&quot;$wins.F&quot;&amp;[.H$29]))/([$games.G6]+INDIRECT(&quot;$games.F&quot;&amp;[.H$29]))" office:value-type="percentage" office:value="0.402057613168724" calcext:value-type="percentage">
            <text:p>40.21%</text:p>
          </table:table-cell>
          <table:table-cell table:style-name="ce1" table:formula="of:=([$wins.H6]+INDIRECT(&quot;$wins.F&quot;&amp;[.I$29]))/([$games.H6]+INDIRECT(&quot;$games.F&quot;&amp;[.I$29]))" office:value-type="percentage" office:value="0.158038332992292" calcext:value-type="percentage">
            <text:p>15.80%</text:p>
          </table:table-cell>
          <table:table-cell table:style-name="ce1" table:formula="of:=([$wins.I6]+INDIRECT(&quot;$wins.F&quot;&amp;[.J$29]))/([$games.I6]+INDIRECT(&quot;$games.F&quot;&amp;[.J$29]))" office:value-type="percentage" office:value="0.473187517034614" calcext:value-type="percentage">
            <text:p>47.32%</text:p>
          </table:table-cell>
          <table:table-cell table:style-name="ce1" table:formula="of:=([$wins.J6]+INDIRECT(&quot;$wins.F&quot;&amp;[.K$29]))/([$games.J6]+INDIRECT(&quot;$games.F&quot;&amp;[.K$29]))" office:value-type="percentage" office:value="0.122864315856143" calcext:value-type="percentage">
            <text:p>12.29%</text:p>
          </table:table-cell>
          <table:table-cell table:style-name="ce1" table:formula="of:=([$wins.K6]+INDIRECT(&quot;$wins.F&quot;&amp;[.L$29]))/([$games.K6]+INDIRECT(&quot;$games.F&quot;&amp;[.L$29]))" office:value-type="percentage" office:value="0.756357388316151" calcext:value-type="percentage">
            <text:p>75.64%</text:p>
          </table:table-cell>
          <table:table-cell table:style-name="ce1" table:formula="of:=([$wins.L6]+INDIRECT(&quot;$wins.F&quot;&amp;[.M$29]))/([$games.L6]+INDIRECT(&quot;$games.F&quot;&amp;[.M$29]))" office:value-type="percentage" office:value="0.629654890192334" calcext:value-type="percentage">
            <text:p>62.97%</text:p>
          </table:table-cell>
          <table:table-cell table:style-name="ce1" table:formula="of:=([$wins.M6]+INDIRECT(&quot;$wins.F&quot;&amp;[.N$29]))/([$games.M6]+INDIRECT(&quot;$games.F&quot;&amp;[.N$29]))" office:value-type="percentage" office:value="0.114929779355301" calcext:value-type="percentage">
            <text:p>11.49%</text:p>
          </table:table-cell>
          <table:table-cell table:formula="of:=([$wins.N6]+INDIRECT(&quot;$wins.F&quot;&amp;[.O$29]))/([$games.N6]+INDIRECT(&quot;$games.F&quot;&amp;[.O$29]))" office:value-type="percentage" office:value="0.315241738171543" calcext:value-type="percentage">
            <text:p>31.52%</text:p>
          </table:table-cell>
          <table:table-cell table:formula="of:=([$wins.O6]+INDIRECT(&quot;$wins.F&quot;&amp;[.P$29]))/([$games.O6]+INDIRECT(&quot;$games.F&quot;&amp;[.P$29]))" office:value-type="percentage" office:value="0.109251473746744" calcext:value-type="percentage">
            <text:p>10.93%</text:p>
          </table:table-cell>
          <table:table-cell table:formula="of:=([$wins.P6]+INDIRECT(&quot;$wins.F&quot;&amp;[.Q$29]))/([$games.P6]+INDIRECT(&quot;$games.F&quot;&amp;[.Q$29]))" office:value-type="percentage" office:value="0.107501050987929" calcext:value-type="percentage">
            <text:p>10.75%</text:p>
          </table:table-cell>
          <table:table-cell table:formula="of:=([$wins.Q6]+INDIRECT(&quot;$wins.F&quot;&amp;[.R$29]))/([$games.Q6]+INDIRECT(&quot;$games.F&quot;&amp;[.R$29]))" office:value-type="percentage" office:value="0.30994396296683" calcext:value-type="percentage">
            <text:p>30.99%</text:p>
          </table:table-cell>
          <table:table-cell table:formula="of:=([$wins.R6]+INDIRECT(&quot;$wins.F&quot;&amp;[.S$29]))/([$games.R6]+INDIRECT(&quot;$games.F&quot;&amp;[.S$29]))" office:value-type="percentage" office:value="0.446704693835475" calcext:value-type="percentage">
            <text:p>44.67%</text:p>
          </table:table-cell>
          <table:table-cell table:formula="of:=([$wins.S6]+INDIRECT(&quot;$wins.F&quot;&amp;[.T$29]))/([$games.S6]+INDIRECT(&quot;$games.F&quot;&amp;[.T$29]))" office:value-type="percentage" office:value="0.131573222811216" calcext:value-type="percentage">
            <text:p>13.16%</text:p>
          </table:table-cell>
          <table:table-cell table:formula="of:=([$wins.T6]+INDIRECT(&quot;$wins.F&quot;&amp;[.U$29]))/([$games.T6]+INDIRECT(&quot;$games.F&quot;&amp;[.U$29]))" office:value-type="percentage" office:value="0.151176349543864" calcext:value-type="percentage">
            <text:p>15.12%</text:p>
          </table:table-cell>
          <table:table-cell table:formula="of:=([$wins.U6]+INDIRECT(&quot;$wins.F&quot;&amp;[.V$29]))/([$games.U6]+INDIRECT(&quot;$games.F&quot;&amp;[.V$29]))" office:value-type="percentage" office:value="0.103165070976745" calcext:value-type="percentage">
            <text:p>10.32%</text:p>
          </table:table-cell>
          <table:table-cell table:formula="of:=([$wins.V6]+INDIRECT(&quot;$wins.F&quot;&amp;[.W$29]))/([$games.V6]+INDIRECT(&quot;$games.F&quot;&amp;[.W$29]))" office:value-type="percentage" office:value="0.115366683358947" calcext:value-type="percentage">
            <text:p>11.54%</text:p>
          </table:table-cell>
          <table:table-cell table:formula="of:=([$wins.W6]+INDIRECT(&quot;$wins.F&quot;&amp;[.X$29]))/([$games.W6]+INDIRECT(&quot;$games.F&quot;&amp;[.X$29]))" office:value-type="percentage" office:value="0.38088690271571" calcext:value-type="percentage">
            <text:p>38.09%</text:p>
          </table:table-cell>
          <table:table-cell table:formula="of:=([$wins.X6]+INDIRECT(&quot;$wins.F&quot;&amp;[.Y$29]))/([$games.X6]+INDIRECT(&quot;$games.F&quot;&amp;[.Y$29]))" office:value-type="percentage" office:value="0.415477913307146" calcext:value-type="percentage">
            <text:p>41.55%</text:p>
          </table:table-cell>
          <table:table-cell table:formula="of:=([$wins.Y6]+INDIRECT(&quot;$wins.F&quot;&amp;[.Z$29]))/([$games.Y6]+INDIRECT(&quot;$games.F&quot;&amp;[.Z$29]))" office:value-type="percentage" office:value="0.820771996472424" calcext:value-type="percentage">
            <text:p>82.08%</text:p>
          </table:table-cell>
          <table:table-cell table:formula="of:=([$wins.Z6]+INDIRECT(&quot;$wins.F&quot;&amp;[.AA$29]))/([$games.Z6]+INDIRECT(&quot;$games.F&quot;&amp;[.AA$29]))" office:value-type="percentage" office:value="0.472698801742919" calcext:value-type="percentage">
            <text:p>47.27%</text:p>
          </table:table-cell>
          <table:table-cell table:formula="of:=([$wins.AA6]+INDIRECT(&quot;$wins.F&quot;&amp;[.AB$29]))/([$games.AA6]+INDIRECT(&quot;$games.F&quot;&amp;[.AB$29]))" office:value-type="percentage" office:value="0.953118546055349" calcext:value-type="percentage">
            <text:p>95.31%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/>
          <table:table-cell table:style-name="ce1" table:formula="of:=[$wins.G7]/[$games.G7]" office:value-type="percentage" office:value="0.634789777411377" calcext:value-type="percentage">
            <text:p>63.48%</text:p>
          </table:table-cell>
          <table:table-cell table:style-name="ce1" table:formula="of:=([$wins.H7]+INDIRECT(&quot;$wins.G&quot;&amp;[.I$29]))/([$games.H7]+INDIRECT(&quot;$games.G&quot;&amp;[.I$29]))" office:value-type="percentage" office:value="0.350805350805351" calcext:value-type="percentage">
            <text:p>35.08%</text:p>
          </table:table-cell>
          <table:table-cell table:style-name="ce1" table:formula="of:=([$wins.I7]+INDIRECT(&quot;$wins.G&quot;&amp;[.J$29]))/([$games.I7]+INDIRECT(&quot;$games.G&quot;&amp;[.J$29]))" office:value-type="percentage" office:value="0.545243619489559" calcext:value-type="percentage">
            <text:p>54.52%</text:p>
          </table:table-cell>
          <table:table-cell table:style-name="ce1" table:formula="of:=([$wins.J7]+INDIRECT(&quot;$wins.G&quot;&amp;[.K$29]))/([$games.J7]+INDIRECT(&quot;$games.G&quot;&amp;[.K$29]))" office:value-type="percentage" office:value="0.387935397782175" calcext:value-type="percentage">
            <text:p>38.79%</text:p>
          </table:table-cell>
          <table:table-cell table:style-name="ce1" table:formula="of:=([$wins.K7]+INDIRECT(&quot;$wins.G&quot;&amp;[.L$29]))/([$games.K7]+INDIRECT(&quot;$games.G&quot;&amp;[.L$29]))" office:value-type="percentage" office:value="0.698029754724568" calcext:value-type="percentage">
            <text:p>69.80%</text:p>
          </table:table-cell>
          <table:table-cell table:style-name="ce1" table:formula="of:=([$wins.L7]+INDIRECT(&quot;$wins.G&quot;&amp;[.M$29]))/([$games.L7]+INDIRECT(&quot;$games.G&quot;&amp;[.M$29]))" office:value-type="percentage" office:value="0.643636363636364" calcext:value-type="percentage">
            <text:p>64.36%</text:p>
          </table:table-cell>
          <table:table-cell table:style-name="ce1" table:formula="of:=([$wins.M7]+INDIRECT(&quot;$wins.G&quot;&amp;[.N$29]))/([$games.M7]+INDIRECT(&quot;$games.G&quot;&amp;[.N$29]))" office:value-type="percentage" office:value="0.363036303630363" calcext:value-type="percentage">
            <text:p>36.30%</text:p>
          </table:table-cell>
          <table:table-cell table:formula="of:=([$wins.N7]+INDIRECT(&quot;$wins.G&quot;&amp;[.O$29]))/([$games.N7]+INDIRECT(&quot;$games.G&quot;&amp;[.O$29]))" office:value-type="percentage" office:value="0.445569097293948" calcext:value-type="percentage">
            <text:p>44.56%</text:p>
          </table:table-cell>
          <table:table-cell table:formula="of:=([$wins.O7]+INDIRECT(&quot;$wins.G&quot;&amp;[.P$29]))/([$games.O7]+INDIRECT(&quot;$games.G&quot;&amp;[.P$29]))" office:value-type="percentage" office:value="0.324222237483689" calcext:value-type="percentage">
            <text:p>32.42%</text:p>
          </table:table-cell>
          <table:table-cell table:formula="of:=([$wins.P7]+INDIRECT(&quot;$wins.G&quot;&amp;[.Q$29]))/([$games.P7]+INDIRECT(&quot;$games.G&quot;&amp;[.Q$29]))" office:value-type="percentage" office:value="0.359314797459127" calcext:value-type="percentage">
            <text:p>35.93%</text:p>
          </table:table-cell>
          <table:table-cell table:formula="of:=([$wins.Q7]+INDIRECT(&quot;$wins.G&quot;&amp;[.R$29]))/([$games.Q7]+INDIRECT(&quot;$games.G&quot;&amp;[.R$29]))" office:value-type="percentage" office:value="0.360436393577604" calcext:value-type="percentage">
            <text:p>36.04%</text:p>
          </table:table-cell>
          <table:table-cell table:formula="of:=([$wins.R7]+INDIRECT(&quot;$wins.G&quot;&amp;[.S$29]))/([$games.R7]+INDIRECT(&quot;$games.G&quot;&amp;[.S$29]))" office:value-type="percentage" office:value="0.543747502996404" calcext:value-type="percentage">
            <text:p>54.37%</text:p>
          </table:table-cell>
          <table:table-cell table:formula="of:=([$wins.S7]+INDIRECT(&quot;$wins.G&quot;&amp;[.T$29]))/([$games.S7]+INDIRECT(&quot;$games.G&quot;&amp;[.T$29]))" office:value-type="percentage" office:value="0.380621876735147" calcext:value-type="percentage">
            <text:p>38.06%</text:p>
          </table:table-cell>
          <table:table-cell table:formula="of:=([$wins.T7]+INDIRECT(&quot;$wins.G&quot;&amp;[.U$29]))/([$games.T7]+INDIRECT(&quot;$games.G&quot;&amp;[.U$29]))" office:value-type="percentage" office:value="0.384163315805753" calcext:value-type="percentage">
            <text:p>38.42%</text:p>
          </table:table-cell>
          <table:table-cell table:formula="of:=([$wins.U7]+INDIRECT(&quot;$wins.G&quot;&amp;[.V$29]))/([$games.U7]+INDIRECT(&quot;$games.G&quot;&amp;[.V$29]))" office:value-type="percentage" office:value="0.329504024214074" calcext:value-type="percentage">
            <text:p>32.95%</text:p>
          </table:table-cell>
          <table:table-cell table:formula="of:=([$wins.V7]+INDIRECT(&quot;$wins.G&quot;&amp;[.W$29]))/([$games.V7]+INDIRECT(&quot;$games.G&quot;&amp;[.W$29]))" office:value-type="percentage" office:value="0.361377062538195" calcext:value-type="percentage">
            <text:p>36.14%</text:p>
          </table:table-cell>
          <table:table-cell table:formula="of:=([$wins.W7]+INDIRECT(&quot;$wins.G&quot;&amp;[.X$29]))/([$games.W7]+INDIRECT(&quot;$games.G&quot;&amp;[.X$29]))" office:value-type="percentage" office:value="0.365432098765432" calcext:value-type="percentage">
            <text:p>36.54%</text:p>
          </table:table-cell>
          <table:table-cell table:formula="of:=([$wins.X7]+INDIRECT(&quot;$wins.G&quot;&amp;[.Y$29]))/([$games.X7]+INDIRECT(&quot;$games.G&quot;&amp;[.Y$29]))" office:value-type="percentage" office:value="0.531391054575297" calcext:value-type="percentage">
            <text:p>53.14%</text:p>
          </table:table-cell>
          <table:table-cell table:formula="of:=([$wins.Y7]+INDIRECT(&quot;$wins.G&quot;&amp;[.Z$29]))/([$games.Y7]+INDIRECT(&quot;$games.G&quot;&amp;[.Z$29]))" office:value-type="percentage" office:value="0.790376569037657" calcext:value-type="percentage">
            <text:p>79.04%</text:p>
          </table:table-cell>
          <table:table-cell table:formula="of:=([$wins.Z7]+INDIRECT(&quot;$wins.G&quot;&amp;[.AA$29]))/([$games.Z7]+INDIRECT(&quot;$games.G&quot;&amp;[.AA$29]))" office:value-type="percentage" office:value="0.630734416786669" calcext:value-type="percentage">
            <text:p>63.07%</text:p>
          </table:table-cell>
          <table:table-cell table:formula="of:=([$wins.AA7]+INDIRECT(&quot;$wins.G&quot;&amp;[.AB$29]))/([$games.AA7]+INDIRECT(&quot;$games.G&quot;&amp;[.AB$29]))" office:value-type="percentage" office:value="0.900813008130081" calcext:value-type="percentage">
            <text:p>90.08%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/>
          <table:table-cell table:style-name="ce1" table:formula="of:=[$wins.H8]/[$games.H8]" office:value-type="percentage" office:value="0.150684931506849" calcext:value-type="percentage">
            <text:p>15.07%</text:p>
          </table:table-cell>
          <table:table-cell table:style-name="ce1" table:formula="of:=([$wins.I8]+INDIRECT(&quot;$wins.H&quot;&amp;[.J$29]))/([$games.I8]+INDIRECT(&quot;$games.H&quot;&amp;[.J$29]))" office:value-type="percentage" office:value="0.458143074581431" calcext:value-type="percentage">
            <text:p>45.81%</text:p>
          </table:table-cell>
          <table:table-cell table:style-name="ce1" table:formula="of:=([$wins.J8]+INDIRECT(&quot;$wins.H&quot;&amp;[.K$29]))/([$games.J8]+INDIRECT(&quot;$games.H&quot;&amp;[.K$29]))" office:value-type="percentage" office:value="0.158807191038672" calcext:value-type="percentage">
            <text:p>15.88%</text:p>
          </table:table-cell>
          <table:table-cell table:style-name="ce1" table:formula="of:=([$wins.K8]+INDIRECT(&quot;$wins.H&quot;&amp;[.L$29]))/([$games.K8]+INDIRECT(&quot;$games.H&quot;&amp;[.L$29]))" office:value-type="percentage" office:value="0.68958904109589" calcext:value-type="percentage">
            <text:p>68.96%</text:p>
          </table:table-cell>
          <table:table-cell table:style-name="ce1" table:formula="of:=([$wins.L8]+INDIRECT(&quot;$wins.H&quot;&amp;[.M$29]))/([$games.L8]+INDIRECT(&quot;$games.H&quot;&amp;[.M$29]))" office:value-type="percentage" office:value="0.506636543349336" calcext:value-type="percentage">
            <text:p>50.66%</text:p>
          </table:table-cell>
          <table:table-cell table:style-name="ce1" table:formula="of:=([$wins.M8]+INDIRECT(&quot;$wins.H&quot;&amp;[.N$29]))/([$games.M8]+INDIRECT(&quot;$games.H&quot;&amp;[.N$29]))" office:value-type="percentage" office:value="0.121918087346329" calcext:value-type="percentage">
            <text:p>12.19%</text:p>
          </table:table-cell>
          <table:table-cell table:formula="of:=([$wins.N8]+INDIRECT(&quot;$wins.H&quot;&amp;[.O$29]))/([$games.N8]+INDIRECT(&quot;$games.H&quot;&amp;[.O$29]))" office:value-type="percentage" office:value="0.284191583610188" calcext:value-type="percentage">
            <text:p>28.42%</text:p>
          </table:table-cell>
          <table:table-cell table:formula="of:=([$wins.O8]+INDIRECT(&quot;$wins.H&quot;&amp;[.P$29]))/([$games.O8]+INDIRECT(&quot;$games.H&quot;&amp;[.P$29]))" office:value-type="percentage" office:value="0.161653272101033" calcext:value-type="percentage">
            <text:p>16.17%</text:p>
          </table:table-cell>
          <table:table-cell table:formula="of:=([$wins.P8]+INDIRECT(&quot;$wins.H&quot;&amp;[.Q$29]))/([$games.P8]+INDIRECT(&quot;$games.H&quot;&amp;[.Q$29]))" office:value-type="percentage" office:value="0.137146582486961" calcext:value-type="percentage">
            <text:p>13.71%</text:p>
          </table:table-cell>
          <table:table-cell table:formula="of:=([$wins.Q8]+INDIRECT(&quot;$wins.H&quot;&amp;[.R$29]))/([$games.Q8]+INDIRECT(&quot;$games.H&quot;&amp;[.R$29]))" office:value-type="percentage" office:value="0.267743717205192" calcext:value-type="percentage">
            <text:p>26.77%</text:p>
          </table:table-cell>
          <table:table-cell table:formula="of:=([$wins.R8]+INDIRECT(&quot;$wins.H&quot;&amp;[.S$29]))/([$games.R8]+INDIRECT(&quot;$games.H&quot;&amp;[.S$29]))" office:value-type="percentage" office:value="0.403592478248667" calcext:value-type="percentage">
            <text:p>40.36%</text:p>
          </table:table-cell>
          <table:table-cell table:formula="of:=([$wins.S8]+INDIRECT(&quot;$wins.H&quot;&amp;[.T$29]))/([$games.S8]+INDIRECT(&quot;$games.H&quot;&amp;[.T$29]))" office:value-type="percentage" office:value="0.136855070480361" calcext:value-type="percentage">
            <text:p>13.69%</text:p>
          </table:table-cell>
          <table:table-cell table:formula="of:=([$wins.T8]+INDIRECT(&quot;$wins.H&quot;&amp;[.U$29]))/([$games.T8]+INDIRECT(&quot;$games.H&quot;&amp;[.U$29]))" office:value-type="percentage" office:value="0.158271894163853" calcext:value-type="percentage">
            <text:p>15.83%</text:p>
          </table:table-cell>
          <table:table-cell table:formula="of:=([$wins.U8]+INDIRECT(&quot;$wins.H&quot;&amp;[.V$29]))/([$games.U8]+INDIRECT(&quot;$games.H&quot;&amp;[.V$29]))" office:value-type="percentage" office:value="0.109711904330495" calcext:value-type="percentage">
            <text:p>10.97%</text:p>
          </table:table-cell>
          <table:table-cell table:formula="of:=([$wins.V8]+INDIRECT(&quot;$wins.H&quot;&amp;[.W$29]))/([$games.V8]+INDIRECT(&quot;$games.H&quot;&amp;[.W$29]))" office:value-type="percentage" office:value="0.134322093185952" calcext:value-type="percentage">
            <text:p>13.43%</text:p>
          </table:table-cell>
          <table:table-cell table:formula="of:=([$wins.W8]+INDIRECT(&quot;$wins.H&quot;&amp;[.X$29]))/([$games.W8]+INDIRECT(&quot;$games.H&quot;&amp;[.X$29]))" office:value-type="percentage" office:value="0.288252306844787" calcext:value-type="percentage">
            <text:p>28.83%</text:p>
          </table:table-cell>
          <table:table-cell table:formula="of:=([$wins.X8]+INDIRECT(&quot;$wins.H&quot;&amp;[.Y$29]))/([$games.X8]+INDIRECT(&quot;$games.H&quot;&amp;[.Y$29]))" office:value-type="percentage" office:value="0.363011816433086" calcext:value-type="percentage">
            <text:p>36.30%</text:p>
          </table:table-cell>
          <table:table-cell table:formula="of:=([$wins.Y8]+INDIRECT(&quot;$wins.H&quot;&amp;[.Z$29]))/([$games.Y8]+INDIRECT(&quot;$games.H&quot;&amp;[.Z$29]))" office:value-type="percentage" office:value="0.68515406162465" calcext:value-type="percentage">
            <text:p>68.52%</text:p>
          </table:table-cell>
          <table:table-cell table:formula="of:=([$wins.Z8]+INDIRECT(&quot;$wins.H&quot;&amp;[.AA$29]))/([$games.Z8]+INDIRECT(&quot;$games.H&quot;&amp;[.AA$29]))" office:value-type="percentage" office:value="0.518289251547552" calcext:value-type="percentage">
            <text:p>51.83%</text:p>
          </table:table-cell>
          <table:table-cell table:formula="of:=([$wins.AA8]+INDIRECT(&quot;$wins.H&quot;&amp;[.AB$29]))/([$games.AA8]+INDIRECT(&quot;$games.H&quot;&amp;[.AB$29]))" office:value-type="percentage" office:value="0.869047619047619" calcext:value-type="percentage">
            <text:p>86.90%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8"/>
          <table:table-cell table:style-name="ce1" table:formula="of:=[$wins.I9]/[$games.I9]" office:value-type="percentage" office:value="0.472527472527472" calcext:value-type="percentage">
            <text:p>47.25%</text:p>
          </table:table-cell>
          <table:table-cell table:style-name="ce1" table:formula="of:=([$wins.J9]+INDIRECT(&quot;$wins.I&quot;&amp;[.K$29]))/([$games.J9]+INDIRECT(&quot;$games.I&quot;&amp;[.K$29]))" office:value-type="percentage" office:value="0.426626184561597" calcext:value-type="percentage">
            <text:p>42.66%</text:p>
          </table:table-cell>
          <table:table-cell table:style-name="ce1" table:formula="of:=([$wins.K9]+INDIRECT(&quot;$wins.I&quot;&amp;[.L$29]))/([$games.K9]+INDIRECT(&quot;$games.I&quot;&amp;[.L$29]))" office:value-type="percentage" office:value="0.73101518784972" calcext:value-type="percentage">
            <text:p>73.10%</text:p>
          </table:table-cell>
          <table:table-cell table:style-name="ce1" table:formula="of:=([$wins.L9]+INDIRECT(&quot;$wins.I&quot;&amp;[.M$29]))/([$games.L9]+INDIRECT(&quot;$games.I&quot;&amp;[.M$29]))" office:value-type="percentage" office:value="0.701309674693705" calcext:value-type="percentage">
            <text:p>70.13%</text:p>
          </table:table-cell>
          <table:table-cell table:style-name="ce1" table:formula="of:=([$wins.M9]+INDIRECT(&quot;$wins.I&quot;&amp;[.N$29]))/([$games.M9]+INDIRECT(&quot;$games.I&quot;&amp;[.N$29]))" office:value-type="percentage" office:value="0.400223645420352" calcext:value-type="percentage">
            <text:p>40.02%</text:p>
          </table:table-cell>
          <table:table-cell table:formula="of:=([$wins.N9]+INDIRECT(&quot;$wins.I&quot;&amp;[.O$29]))/([$games.N9]+INDIRECT(&quot;$games.I&quot;&amp;[.O$29]))" office:value-type="percentage" office:value="0.576670766707667" calcext:value-type="percentage">
            <text:p>57.67%</text:p>
          </table:table-cell>
          <table:table-cell table:formula="of:=([$wins.O9]+INDIRECT(&quot;$wins.I&quot;&amp;[.P$29]))/([$games.O9]+INDIRECT(&quot;$games.I&quot;&amp;[.P$29]))" office:value-type="percentage" office:value="0.399505086609843" calcext:value-type="percentage">
            <text:p>39.95%</text:p>
          </table:table-cell>
          <table:table-cell table:formula="of:=([$wins.P9]+INDIRECT(&quot;$wins.I&quot;&amp;[.Q$29]))/([$games.P9]+INDIRECT(&quot;$games.I&quot;&amp;[.Q$29]))" office:value-type="percentage" office:value="0.442860084422938" calcext:value-type="percentage">
            <text:p>44.29%</text:p>
          </table:table-cell>
          <table:table-cell table:formula="of:=([$wins.Q9]+INDIRECT(&quot;$wins.I&quot;&amp;[.R$29]))/([$games.Q9]+INDIRECT(&quot;$games.I&quot;&amp;[.R$29]))" office:value-type="percentage" office:value="0.561266447368421" calcext:value-type="percentage">
            <text:p>56.13%</text:p>
          </table:table-cell>
          <table:table-cell table:formula="of:=([$wins.R9]+INDIRECT(&quot;$wins.I&quot;&amp;[.S$29]))/([$games.R9]+INDIRECT(&quot;$games.I&quot;&amp;[.S$29]))" office:value-type="percentage" office:value="0.560016057808109" calcext:value-type="percentage">
            <text:p>56.00%</text:p>
          </table:table-cell>
          <table:table-cell table:formula="of:=([$wins.S9]+INDIRECT(&quot;$wins.I&quot;&amp;[.T$29]))/([$games.S9]+INDIRECT(&quot;$games.I&quot;&amp;[.T$29]))" office:value-type="percentage" office:value="0.416357643180882" calcext:value-type="percentage">
            <text:p>41.64%</text:p>
          </table:table-cell>
          <table:table-cell table:formula="of:=([$wins.T9]+INDIRECT(&quot;$wins.I&quot;&amp;[.U$29]))/([$games.T9]+INDIRECT(&quot;$games.I&quot;&amp;[.U$29]))" office:value-type="percentage" office:value="0.499739664688118" calcext:value-type="percentage">
            <text:p>49.97%</text:p>
          </table:table-cell>
          <table:table-cell table:formula="of:=([$wins.U9]+INDIRECT(&quot;$wins.I&quot;&amp;[.V$29]))/([$games.U9]+INDIRECT(&quot;$games.I&quot;&amp;[.V$29]))" office:value-type="percentage" office:value="0.416820765700979" calcext:value-type="percentage">
            <text:p>41.68%</text:p>
          </table:table-cell>
          <table:table-cell table:formula="of:=([$wins.V9]+INDIRECT(&quot;$wins.I&quot;&amp;[.W$29]))/([$games.V9]+INDIRECT(&quot;$games.I&quot;&amp;[.W$29]))" office:value-type="percentage" office:value="0.416226844665218" calcext:value-type="percentage">
            <text:p>41.62%</text:p>
          </table:table-cell>
          <table:table-cell table:formula="of:=([$wins.W9]+INDIRECT(&quot;$wins.I&quot;&amp;[.X$29]))/([$games.W9]+INDIRECT(&quot;$games.I&quot;&amp;[.X$29]))" office:value-type="percentage" office:value="0.461759868421053" calcext:value-type="percentage">
            <text:p>46.18%</text:p>
          </table:table-cell>
          <table:table-cell table:formula="of:=([$wins.X9]+INDIRECT(&quot;$wins.I&quot;&amp;[.Y$29]))/([$games.X9]+INDIRECT(&quot;$games.I&quot;&amp;[.Y$29]))" office:value-type="percentage" office:value="0.626730014459822" calcext:value-type="percentage">
            <text:p>62.67%</text:p>
          </table:table-cell>
          <table:table-cell table:formula="of:=([$wins.Y9]+INDIRECT(&quot;$wins.I&quot;&amp;[.Z$29]))/([$games.Y9]+INDIRECT(&quot;$games.I&quot;&amp;[.Z$29]))" office:value-type="percentage" office:value="0.765695527287649" calcext:value-type="percentage">
            <text:p>76.57%</text:p>
          </table:table-cell>
          <table:table-cell table:formula="of:=([$wins.Z9]+INDIRECT(&quot;$wins.I&quot;&amp;[.AA$29]))/([$games.Z9]+INDIRECT(&quot;$games.I&quot;&amp;[.AA$29]))" office:value-type="percentage" office:value="0.692419221209611" calcext:value-type="percentage">
            <text:p>69.24%</text:p>
          </table:table-cell>
          <table:table-cell table:formula="of:=([$wins.AA9]+INDIRECT(&quot;$wins.I&quot;&amp;[.AB$29]))/([$games.AA9]+INDIRECT(&quot;$games.I&quot;&amp;[.AB$29]))" office:value-type="percentage" office:value="0.894325657894737" calcext:value-type="percentage">
            <text:p>89.43%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9"/>
          <table:table-cell table:style-name="ce1" table:formula="of:=[$wins.J10]/[$games.J10]" office:value-type="percentage" office:value="0.0604082193663666" calcext:value-type="percentage">
            <text:p>6.04%</text:p>
          </table:table-cell>
          <table:table-cell table:style-name="ce1" table:formula="of:=([$wins.K10]+INDIRECT(&quot;$wins.J&quot;&amp;[.L$29]))/([$games.K10]+INDIRECT(&quot;$games.J&quot;&amp;[.L$29]))" office:value-type="percentage" office:value="0.747525659824047" calcext:value-type="percentage">
            <text:p>74.75%</text:p>
          </table:table-cell>
          <table:table-cell table:style-name="ce1" table:formula="of:=([$wins.L10]+INDIRECT(&quot;$wins.J&quot;&amp;[.M$29]))/([$games.L10]+INDIRECT(&quot;$games.J&quot;&amp;[.M$29]))" office:value-type="percentage" office:value="0.57866101069716" calcext:value-type="percentage">
            <text:p>57.87%</text:p>
          </table:table-cell>
          <table:table-cell table:style-name="ce1" table:formula="of:=([$wins.M10]+INDIRECT(&quot;$wins.J&quot;&amp;[.N$29]))/([$games.M10]+INDIRECT(&quot;$games.J&quot;&amp;[.N$29]))" office:value-type="percentage" office:value="0.097655981486149" calcext:value-type="percentage">
            <text:p>9.77%</text:p>
          </table:table-cell>
          <table:table-cell table:formula="of:=([$wins.N10]+INDIRECT(&quot;$wins.J&quot;&amp;[.O$29]))/([$games.N10]+INDIRECT(&quot;$games.J&quot;&amp;[.O$29]))" office:value-type="percentage" office:value="0.305037611123775" calcext:value-type="percentage">
            <text:p>30.50%</text:p>
          </table:table-cell>
          <table:table-cell table:formula="of:=([$wins.O10]+INDIRECT(&quot;$wins.J&quot;&amp;[.P$29]))/([$games.O10]+INDIRECT(&quot;$games.J&quot;&amp;[.P$29]))" office:value-type="percentage" office:value="0.111197797154658" calcext:value-type="percentage">
            <text:p>11.12%</text:p>
          </table:table-cell>
          <table:table-cell table:formula="of:=([$wins.P10]+INDIRECT(&quot;$wins.J&quot;&amp;[.Q$29]))/([$games.P10]+INDIRECT(&quot;$games.J&quot;&amp;[.Q$29]))" office:value-type="percentage" office:value="0.0913288158952567" calcext:value-type="percentage">
            <text:p>9.13%</text:p>
          </table:table-cell>
          <table:table-cell table:formula="of:=([$wins.Q10]+INDIRECT(&quot;$wins.J&quot;&amp;[.R$29]))/([$games.Q10]+INDIRECT(&quot;$games.J&quot;&amp;[.R$29]))" office:value-type="percentage" office:value="0.264955295418933" calcext:value-type="percentage">
            <text:p>26.50%</text:p>
          </table:table-cell>
          <table:table-cell table:formula="of:=([$wins.R10]+INDIRECT(&quot;$wins.J&quot;&amp;[.S$29]))/([$games.R10]+INDIRECT(&quot;$games.J&quot;&amp;[.S$29]))" office:value-type="percentage" office:value="0.640748211993398" calcext:value-type="percentage">
            <text:p>64.07%</text:p>
          </table:table-cell>
          <table:table-cell table:formula="of:=([$wins.S10]+INDIRECT(&quot;$wins.J&quot;&amp;[.T$29]))/([$games.S10]+INDIRECT(&quot;$games.J&quot;&amp;[.T$29]))" office:value-type="percentage" office:value="0.101762992488119" calcext:value-type="percentage">
            <text:p>10.18%</text:p>
          </table:table-cell>
          <table:table-cell table:formula="of:=([$wins.T10]+INDIRECT(&quot;$wins.J&quot;&amp;[.U$29]))/([$games.T10]+INDIRECT(&quot;$games.J&quot;&amp;[.U$29]))" office:value-type="percentage" office:value="0.137934201161696" calcext:value-type="percentage">
            <text:p>13.79%</text:p>
          </table:table-cell>
          <table:table-cell table:formula="of:=([$wins.U10]+INDIRECT(&quot;$wins.J&quot;&amp;[.V$29]))/([$games.U10]+INDIRECT(&quot;$games.J&quot;&amp;[.V$29]))" office:value-type="percentage" office:value="0.0881111179098085" calcext:value-type="percentage">
            <text:p>8.81%</text:p>
          </table:table-cell>
          <table:table-cell table:formula="of:=([$wins.V10]+INDIRECT(&quot;$wins.J&quot;&amp;[.W$29]))/([$games.V10]+INDIRECT(&quot;$games.J&quot;&amp;[.W$29]))" office:value-type="percentage" office:value="0.0927336116335612" calcext:value-type="percentage">
            <text:p>9.27%</text:p>
          </table:table-cell>
          <table:table-cell table:formula="of:=([$wins.W10]+INDIRECT(&quot;$wins.J&quot;&amp;[.X$29]))/([$games.W10]+INDIRECT(&quot;$games.J&quot;&amp;[.X$29]))" office:value-type="percentage" office:value="0.343110628281731" calcext:value-type="percentage">
            <text:p>34.31%</text:p>
          </table:table-cell>
          <table:table-cell table:formula="of:=([$wins.X10]+INDIRECT(&quot;$wins.J&quot;&amp;[.Y$29]))/([$games.X10]+INDIRECT(&quot;$games.J&quot;&amp;[.Y$29]))" office:value-type="percentage" office:value="0.358252207380575" calcext:value-type="percentage">
            <text:p>35.83%</text:p>
          </table:table-cell>
          <table:table-cell table:formula="of:=([$wins.Y10]+INDIRECT(&quot;$wins.J&quot;&amp;[.Z$29]))/([$games.Y10]+INDIRECT(&quot;$games.J&quot;&amp;[.Z$29]))" office:value-type="percentage" office:value="0.76316272243625" calcext:value-type="percentage">
            <text:p>76.32%</text:p>
          </table:table-cell>
          <table:table-cell table:formula="of:=([$wins.Z10]+INDIRECT(&quot;$wins.J&quot;&amp;[.AA$29]))/([$games.Z10]+INDIRECT(&quot;$games.J&quot;&amp;[.AA$29]))" office:value-type="percentage" office:value="0.430979498861048" calcext:value-type="percentage">
            <text:p>43.10%</text:p>
          </table:table-cell>
          <table:table-cell table:formula="of:=([$wins.AA10]+INDIRECT(&quot;$wins.J&quot;&amp;[.AB$29]))/([$games.AA10]+INDIRECT(&quot;$games.J&quot;&amp;[.AB$29]))" office:value-type="percentage" office:value="0.952367941712204" calcext:value-type="percentage">
            <text:p>95.24%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"/>
          <table:table-cell table:style-name="ce1" table:formula="of:=[$wins.K11]/[$games.K11]" office:value-type="string" office:string-value="" calcext:value-type="error">
            <text:p>#DIV/0!</text:p>
          </table:table-cell>
          <table:table-cell table:style-name="ce1" table:formula="of:=([$wins.L11]+INDIRECT(&quot;$wins.K&quot;&amp;[.M$29]))/([$games.L11]+INDIRECT(&quot;$games.K&quot;&amp;[.M$29]))" office:value-type="percentage" office:value="0.80936729663106" calcext:value-type="percentage">
            <text:p>80.94%</text:p>
          </table:table-cell>
          <table:table-cell table:style-name="ce1" table:formula="of:=([$wins.M11]+INDIRECT(&quot;$wins.K&quot;&amp;[.N$29]))/([$games.M11]+INDIRECT(&quot;$games.K&quot;&amp;[.N$29]))" office:value-type="percentage" office:value="0.672723475355054" calcext:value-type="percentage">
            <text:p>67.27%</text:p>
          </table:table-cell>
          <table:table-cell table:formula="of:=([$wins.N11]+INDIRECT(&quot;$wins.K&quot;&amp;[.O$29]))/([$games.N11]+INDIRECT(&quot;$games.K&quot;&amp;[.O$29]))" office:value-type="percentage" office:value="0.702436938862762" calcext:value-type="percentage">
            <text:p>70.24%</text:p>
          </table:table-cell>
          <table:table-cell table:formula="of:=([$wins.O11]+INDIRECT(&quot;$wins.K&quot;&amp;[.P$29]))/([$games.O11]+INDIRECT(&quot;$games.K&quot;&amp;[.P$29]))" office:value-type="percentage" office:value="0.691202626898345" calcext:value-type="percentage">
            <text:p>69.12%</text:p>
          </table:table-cell>
          <table:table-cell table:formula="of:=([$wins.P11]+INDIRECT(&quot;$wins.K&quot;&amp;[.Q$29]))/([$games.P11]+INDIRECT(&quot;$games.K&quot;&amp;[.Q$29]))" office:value-type="percentage" office:value="0.750406008932197" calcext:value-type="percentage">
            <text:p>75.04%</text:p>
          </table:table-cell>
          <table:table-cell table:formula="of:=([$wins.Q11]+INDIRECT(&quot;$wins.K&quot;&amp;[.R$29]))/([$games.Q11]+INDIRECT(&quot;$games.K&quot;&amp;[.R$29]))" office:value-type="percentage" office:value="0.685726038667215" calcext:value-type="percentage">
            <text:p>68.57%</text:p>
          </table:table-cell>
          <table:table-cell table:formula="of:=([$wins.R11]+INDIRECT(&quot;$wins.K&quot;&amp;[.S$29]))/([$games.R11]+INDIRECT(&quot;$games.K&quot;&amp;[.S$29]))" office:value-type="percentage" office:value="0.701954397394137" calcext:value-type="percentage">
            <text:p>70.20%</text:p>
          </table:table-cell>
          <table:table-cell table:formula="of:=([$wins.S11]+INDIRECT(&quot;$wins.K&quot;&amp;[.T$29]))/([$games.S11]+INDIRECT(&quot;$games.K&quot;&amp;[.T$29]))" office:value-type="percentage" office:value="0.666157902039684" calcext:value-type="percentage">
            <text:p>66.62%</text:p>
          </table:table-cell>
          <table:table-cell table:formula="of:=([$wins.T11]+INDIRECT(&quot;$wins.K&quot;&amp;[.U$29]))/([$games.T11]+INDIRECT(&quot;$games.K&quot;&amp;[.U$29]))" office:value-type="percentage" office:value="0.709570271953498" calcext:value-type="percentage">
            <text:p>70.96%</text:p>
          </table:table-cell>
          <table:table-cell table:formula="of:=([$wins.U11]+INDIRECT(&quot;$wins.K&quot;&amp;[.V$29]))/([$games.U11]+INDIRECT(&quot;$games.K&quot;&amp;[.V$29]))" office:value-type="percentage" office:value="0.660076880834706" calcext:value-type="percentage">
            <text:p>66.01%</text:p>
          </table:table-cell>
          <table:table-cell table:formula="of:=([$wins.V11]+INDIRECT(&quot;$wins.K&quot;&amp;[.W$29]))/([$games.V11]+INDIRECT(&quot;$games.K&quot;&amp;[.W$29]))" office:value-type="percentage" office:value="0.754732342764095" calcext:value-type="percentage">
            <text:p>75.47%</text:p>
          </table:table-cell>
          <table:table-cell table:formula="of:=([$wins.W11]+INDIRECT(&quot;$wins.K&quot;&amp;[.X$29]))/([$games.W11]+INDIRECT(&quot;$games.K&quot;&amp;[.X$29]))" office:value-type="percentage" office:value="0.697955778055903" calcext:value-type="percentage">
            <text:p>69.80%</text:p>
          </table:table-cell>
          <table:table-cell table:formula="of:=([$wins.X11]+INDIRECT(&quot;$wins.K&quot;&amp;[.Y$29]))/([$games.X11]+INDIRECT(&quot;$games.K&quot;&amp;[.Y$29]))" office:value-type="percentage" office:value="0.753968253968254" calcext:value-type="percentage">
            <text:p>75.40%</text:p>
          </table:table-cell>
          <table:table-cell table:formula="of:=([$wins.Y11]+INDIRECT(&quot;$wins.K&quot;&amp;[.Z$29]))/([$games.Y11]+INDIRECT(&quot;$games.K&quot;&amp;[.Z$29]))" office:value-type="percentage" office:value="0.83375104427736" calcext:value-type="percentage">
            <text:p>83.38%</text:p>
          </table:table-cell>
          <table:table-cell table:formula="of:=([$wins.Z11]+INDIRECT(&quot;$wins.K&quot;&amp;[.AA$29]))/([$games.Z11]+INDIRECT(&quot;$games.K&quot;&amp;[.AA$29]))" office:value-type="percentage" office:value="0.816687217427045" calcext:value-type="percentage">
            <text:p>81.67%</text:p>
          </table:table-cell>
          <table:table-cell table:formula="of:=([$wins.AA11]+INDIRECT(&quot;$wins.K&quot;&amp;[.AB$29]))/([$games.AA11]+INDIRECT(&quot;$games.K&quot;&amp;[.AB$29]))" office:value-type="percentage" office:value="0.902353966870096" calcext:value-type="percentage">
            <text:p>90.24%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1"/>
          <table:table-cell table:style-name="ce1" table:formula="of:=[$wins.L12]/[$games.L12]" office:value-type="string" office:string-value="" calcext:value-type="error">
            <text:p>#DIV/0!</text:p>
          </table:table-cell>
          <table:table-cell table:style-name="ce1" table:formula="of:=([$wins.M12]+INDIRECT(&quot;$wins.L&quot;&amp;[.N$29]))/([$games.M12]+INDIRECT(&quot;$games.L&quot;&amp;[.N$29]))" office:value-type="percentage" office:value="0.522262080607723" calcext:value-type="percentage">
            <text:p>52.23%</text:p>
          </table:table-cell>
          <table:table-cell table:formula="of:=([$wins.N12]+INDIRECT(&quot;$wins.L&quot;&amp;[.O$29]))/([$games.N12]+INDIRECT(&quot;$games.L&quot;&amp;[.O$29]))" office:value-type="percentage" office:value="0.612352702153596" calcext:value-type="percentage">
            <text:p>61.24%</text:p>
          </table:table-cell>
          <table:table-cell table:formula="of:=([$wins.O12]+INDIRECT(&quot;$wins.L&quot;&amp;[.P$29]))/([$games.O12]+INDIRECT(&quot;$games.L&quot;&amp;[.P$29]))" office:value-type="percentage" office:value="0.549135328026352" calcext:value-type="percentage">
            <text:p>54.91%</text:p>
          </table:table-cell>
          <table:table-cell table:formula="of:=([$wins.P12]+INDIRECT(&quot;$wins.L&quot;&amp;[.Q$29]))/([$games.P12]+INDIRECT(&quot;$games.L&quot;&amp;[.Q$29]))" office:value-type="percentage" office:value="0.584322554236594" calcext:value-type="percentage">
            <text:p>58.43%</text:p>
          </table:table-cell>
          <table:table-cell table:formula="of:=([$wins.Q12]+INDIRECT(&quot;$wins.L&quot;&amp;[.R$29]))/([$games.Q12]+INDIRECT(&quot;$games.L&quot;&amp;[.R$29]))" office:value-type="percentage" office:value="0.623746490172483" calcext:value-type="percentage">
            <text:p>62.37%</text:p>
          </table:table-cell>
          <table:table-cell table:formula="of:=([$wins.R12]+INDIRECT(&quot;$wins.L&quot;&amp;[.S$29]))/([$games.R12]+INDIRECT(&quot;$games.L&quot;&amp;[.S$29]))" office:value-type="percentage" office:value="0.608806096528366" calcext:value-type="percentage">
            <text:p>60.88%</text:p>
          </table:table-cell>
          <table:table-cell table:formula="of:=([$wins.S12]+INDIRECT(&quot;$wins.L&quot;&amp;[.T$29]))/([$games.S12]+INDIRECT(&quot;$games.L&quot;&amp;[.T$29]))" office:value-type="percentage" office:value="0.55327468230694" calcext:value-type="percentage">
            <text:p>55.33%</text:p>
          </table:table-cell>
          <table:table-cell table:formula="of:=([$wins.T12]+INDIRECT(&quot;$wins.L&quot;&amp;[.U$29]))/([$games.T12]+INDIRECT(&quot;$games.L&quot;&amp;[.U$29]))" office:value-type="percentage" office:value="0.584535256410256" calcext:value-type="percentage">
            <text:p>58.45%</text:p>
          </table:table-cell>
          <table:table-cell table:formula="of:=([$wins.U12]+INDIRECT(&quot;$wins.L&quot;&amp;[.V$29]))/([$games.U12]+INDIRECT(&quot;$games.L&quot;&amp;[.V$29]))" office:value-type="percentage" office:value="0.495879312753178" calcext:value-type="percentage">
            <text:p>49.59%</text:p>
          </table:table-cell>
          <table:table-cell table:formula="of:=([$wins.V12]+INDIRECT(&quot;$wins.L&quot;&amp;[.W$29]))/([$games.V12]+INDIRECT(&quot;$games.L&quot;&amp;[.W$29]))" office:value-type="percentage" office:value="0.559185319620891" calcext:value-type="percentage">
            <text:p>55.92%</text:p>
          </table:table-cell>
          <table:table-cell table:formula="of:=([$wins.W12]+INDIRECT(&quot;$wins.L&quot;&amp;[.X$29]))/([$games.W12]+INDIRECT(&quot;$games.L&quot;&amp;[.X$29]))" office:value-type="percentage" office:value="0.545010183299389" calcext:value-type="percentage">
            <text:p>54.50%</text:p>
          </table:table-cell>
          <table:table-cell table:formula="of:=([$wins.X12]+INDIRECT(&quot;$wins.L&quot;&amp;[.Y$29]))/([$games.X12]+INDIRECT(&quot;$games.L&quot;&amp;[.Y$29]))" office:value-type="percentage" office:value="0.66042345276873" calcext:value-type="percentage">
            <text:p>66.04%</text:p>
          </table:table-cell>
          <table:table-cell table:formula="of:=([$wins.Y12]+INDIRECT(&quot;$wins.L&quot;&amp;[.Z$29]))/([$games.Y12]+INDIRECT(&quot;$games.L&quot;&amp;[.Z$29]))" office:value-type="percentage" office:value="0.754328112118714" calcext:value-type="percentage">
            <text:p>75.43%</text:p>
          </table:table-cell>
          <table:table-cell table:formula="of:=([$wins.Z12]+INDIRECT(&quot;$wins.L&quot;&amp;[.AA$29]))/([$games.Z12]+INDIRECT(&quot;$games.L&quot;&amp;[.AA$29]))" office:value-type="percentage" office:value="0.754838709677419" calcext:value-type="percentage">
            <text:p>75.48%</text:p>
          </table:table-cell>
          <table:table-cell table:formula="of:=([$wins.AA12]+INDIRECT(&quot;$wins.L&quot;&amp;[.AB$29]))/([$games.AA12]+INDIRECT(&quot;$games.L&quot;&amp;[.AB$29]))" office:value-type="percentage" office:value="0.913006756756757" calcext:value-type="percentage">
            <text:p>91.30%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2"/>
          <table:table-cell table:style-name="ce1" table:formula="of:=[$wins.M13]/[$games.M13]" office:value-type="percentage" office:value="0.0486768133826957" calcext:value-type="percentage">
            <text:p>4.87%</text:p>
          </table:table-cell>
          <table:table-cell table:formula="of:=([$wins.N13]+INDIRECT(&quot;$wins.M&quot;&amp;[.O$29]))/([$games.N13]+INDIRECT(&quot;$games.M&quot;&amp;[.O$29]))" office:value-type="percentage" office:value="0.250794301527109" calcext:value-type="percentage">
            <text:p>25.08%</text:p>
          </table:table-cell>
          <table:table-cell table:formula="of:=([$wins.O13]+INDIRECT(&quot;$wins.M&quot;&amp;[.P$29]))/([$games.O13]+INDIRECT(&quot;$games.M&quot;&amp;[.P$29]))" office:value-type="percentage" office:value="0.0751228564555483" calcext:value-type="percentage">
            <text:p>7.51%</text:p>
          </table:table-cell>
          <table:table-cell table:formula="of:=([$wins.P13]+INDIRECT(&quot;$wins.M&quot;&amp;[.Q$29]))/([$games.P13]+INDIRECT(&quot;$games.M&quot;&amp;[.Q$29]))" office:value-type="percentage" office:value="0.0846208943006242" calcext:value-type="percentage">
            <text:p>8.46%</text:p>
          </table:table-cell>
          <table:table-cell table:formula="of:=([$wins.Q13]+INDIRECT(&quot;$wins.M&quot;&amp;[.R$29]))/([$games.Q13]+INDIRECT(&quot;$games.M&quot;&amp;[.R$29]))" office:value-type="percentage" office:value="0.242916235780765" calcext:value-type="percentage">
            <text:p>24.29%</text:p>
          </table:table-cell>
          <table:table-cell table:formula="of:=([$wins.R13]+INDIRECT(&quot;$wins.M&quot;&amp;[.S$29]))/([$games.R13]+INDIRECT(&quot;$games.M&quot;&amp;[.S$29]))" office:value-type="percentage" office:value="0.404786465855168" calcext:value-type="percentage">
            <text:p>40.48%</text:p>
          </table:table-cell>
          <table:table-cell table:formula="of:=([$wins.S13]+INDIRECT(&quot;$wins.M&quot;&amp;[.T$29]))/([$games.S13]+INDIRECT(&quot;$games.M&quot;&amp;[.T$29]))" office:value-type="percentage" office:value="0.0742841522585936" calcext:value-type="percentage">
            <text:p>7.43%</text:p>
          </table:table-cell>
          <table:table-cell table:formula="of:=([$wins.T13]+INDIRECT(&quot;$wins.M&quot;&amp;[.U$29]))/([$games.T13]+INDIRECT(&quot;$games.M&quot;&amp;[.U$29]))" office:value-type="percentage" office:value="0.100190692161006" calcext:value-type="percentage">
            <text:p>10.02%</text:p>
          </table:table-cell>
          <table:table-cell table:formula="of:=([$wins.U13]+INDIRECT(&quot;$wins.M&quot;&amp;[.V$29]))/([$games.U13]+INDIRECT(&quot;$games.M&quot;&amp;[.V$29]))" office:value-type="percentage" office:value="0.0676817792985458" calcext:value-type="percentage">
            <text:p>6.77%</text:p>
          </table:table-cell>
          <table:table-cell table:formula="of:=([$wins.V13]+INDIRECT(&quot;$wins.M&quot;&amp;[.W$29]))/([$games.V13]+INDIRECT(&quot;$games.M&quot;&amp;[.W$29]))" office:value-type="percentage" office:value="0.0864432989690722" calcext:value-type="percentage">
            <text:p>8.64%</text:p>
          </table:table-cell>
          <table:table-cell table:formula="of:=([$wins.W13]+INDIRECT(&quot;$wins.M&quot;&amp;[.X$29]))/([$games.W13]+INDIRECT(&quot;$games.M&quot;&amp;[.X$29]))" office:value-type="percentage" office:value="0.286324351804779" calcext:value-type="percentage">
            <text:p>28.63%</text:p>
          </table:table-cell>
          <table:table-cell table:formula="of:=([$wins.X13]+INDIRECT(&quot;$wins.M&quot;&amp;[.Y$29]))/([$games.X13]+INDIRECT(&quot;$games.M&quot;&amp;[.Y$29]))" office:value-type="percentage" office:value="0.340159271899886" calcext:value-type="percentage">
            <text:p>34.02%</text:p>
          </table:table-cell>
          <table:table-cell table:formula="of:=([$wins.Y13]+INDIRECT(&quot;$wins.M&quot;&amp;[.Z$29]))/([$games.Y13]+INDIRECT(&quot;$games.M&quot;&amp;[.Z$29]))" office:value-type="percentage" office:value="0.715188583078491" calcext:value-type="percentage">
            <text:p>71.52%</text:p>
          </table:table-cell>
          <table:table-cell table:formula="of:=([$wins.Z13]+INDIRECT(&quot;$wins.M&quot;&amp;[.AA$29]))/([$games.Z13]+INDIRECT(&quot;$games.M&quot;&amp;[.AA$29]))" office:value-type="percentage" office:value="0.487081438610996" calcext:value-type="percentage">
            <text:p>48.71%</text:p>
          </table:table-cell>
          <table:table-cell table:formula="of:=([$wins.AA13]+INDIRECT(&quot;$wins.M&quot;&amp;[.AB$29]))/([$games.AA13]+INDIRECT(&quot;$games.M&quot;&amp;[.AB$29]))" office:value-type="percentage" office:value="0.863024867509172" calcext:value-type="percentage">
            <text:p>86.30%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3"/>
          <table:table-cell table:formula="of:=[$wins.N14]/[$games.N14]" office:value-type="percentage" office:value="0.389873417721519" calcext:value-type="percentage">
            <text:p>38.99%</text:p>
          </table:table-cell>
          <table:table-cell table:formula="of:=([$wins.O14]+INDIRECT(&quot;$wins.N&quot;&amp;[.P$29]))/([$games.O14]+INDIRECT(&quot;$games.N&quot;&amp;[.P$29]))" office:value-type="percentage" office:value="0.259675660943036" calcext:value-type="percentage">
            <text:p>25.97%</text:p>
          </table:table-cell>
          <table:table-cell table:formula="of:=([$wins.P14]+INDIRECT(&quot;$wins.N&quot;&amp;[.Q$29]))/([$games.P14]+INDIRECT(&quot;$games.N&quot;&amp;[.Q$29]))" office:value-type="percentage" office:value="0.297087870346923" calcext:value-type="percentage">
            <text:p>29.71%</text:p>
          </table:table-cell>
          <table:table-cell table:formula="of:=([$wins.Q14]+INDIRECT(&quot;$wins.N&quot;&amp;[.R$29]))/([$games.Q14]+INDIRECT(&quot;$games.N&quot;&amp;[.R$29]))" office:value-type="percentage" office:value="0.440236936746351" calcext:value-type="percentage">
            <text:p>44.02%</text:p>
          </table:table-cell>
          <table:table-cell table:formula="of:=([$wins.R14]+INDIRECT(&quot;$wins.N&quot;&amp;[.S$29]))/([$games.R14]+INDIRECT(&quot;$games.N&quot;&amp;[.S$29]))" office:value-type="percentage" office:value="0.481044650379107" calcext:value-type="percentage">
            <text:p>48.10%</text:p>
          </table:table-cell>
          <table:table-cell table:formula="of:=([$wins.S14]+INDIRECT(&quot;$wins.N&quot;&amp;[.T$29]))/([$games.S14]+INDIRECT(&quot;$games.N&quot;&amp;[.T$29]))" office:value-type="percentage" office:value="0.269722740786835" calcext:value-type="percentage">
            <text:p>26.97%</text:p>
          </table:table-cell>
          <table:table-cell table:formula="of:=([$wins.T14]+INDIRECT(&quot;$wins.N&quot;&amp;[.U$29]))/([$games.T14]+INDIRECT(&quot;$games.N&quot;&amp;[.U$29]))" office:value-type="percentage" office:value="0.317243504159392" calcext:value-type="percentage">
            <text:p>31.72%</text:p>
          </table:table-cell>
          <table:table-cell table:formula="of:=([$wins.U14]+INDIRECT(&quot;$wins.N&quot;&amp;[.V$29]))/([$games.U14]+INDIRECT(&quot;$games.N&quot;&amp;[.V$29]))" office:value-type="percentage" office:value="0.239416974684427" calcext:value-type="percentage">
            <text:p>23.94%</text:p>
          </table:table-cell>
          <table:table-cell table:formula="of:=([$wins.V14]+INDIRECT(&quot;$wins.N&quot;&amp;[.W$29]))/([$games.V14]+INDIRECT(&quot;$games.N&quot;&amp;[.W$29]))" office:value-type="percentage" office:value="0.285802915934236" calcext:value-type="percentage">
            <text:p>28.58%</text:p>
          </table:table-cell>
          <table:table-cell table:formula="of:=([$wins.W14]+INDIRECT(&quot;$wins.N&quot;&amp;[.X$29]))/([$games.W14]+INDIRECT(&quot;$games.N&quot;&amp;[.X$29]))" office:value-type="percentage" office:value="0.363544406231034" calcext:value-type="percentage">
            <text:p>36.35%</text:p>
          </table:table-cell>
          <table:table-cell table:formula="of:=([$wins.X14]+INDIRECT(&quot;$wins.N&quot;&amp;[.Y$29]))/([$games.X14]+INDIRECT(&quot;$games.N&quot;&amp;[.Y$29]))" office:value-type="percentage" office:value="0.436374922408442" calcext:value-type="percentage">
            <text:p>43.64%</text:p>
          </table:table-cell>
          <table:table-cell table:formula="of:=([$wins.Y14]+INDIRECT(&quot;$wins.N&quot;&amp;[.Z$29]))/([$games.Y14]+INDIRECT(&quot;$games.N&quot;&amp;[.Z$29]))" office:value-type="percentage" office:value="0.763348996155489" calcext:value-type="percentage">
            <text:p>76.33%</text:p>
          </table:table-cell>
          <table:table-cell table:formula="of:=([$wins.Z14]+INDIRECT(&quot;$wins.N&quot;&amp;[.AA$29]))/([$games.Z14]+INDIRECT(&quot;$games.N&quot;&amp;[.AA$29]))" office:value-type="percentage" office:value="0.633461305314205" calcext:value-type="percentage">
            <text:p>63.35%</text:p>
          </table:table-cell>
          <table:table-cell table:formula="of:=([$wins.AA14]+INDIRECT(&quot;$wins.N&quot;&amp;[.AB$29]))/([$games.AA14]+INDIRECT(&quot;$games.N&quot;&amp;[.AB$29]))" office:value-type="percentage" office:value="0.895234182415777" calcext:value-type="percentage">
            <text:p>89.52%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/>
          <table:table-cell table:style-name="ce2"/>
          <table:table-cell table:formula="of:=[$wins.O15]/[$games.O15]" office:value-type="percentage" office:value="0.0476190476190476" calcext:value-type="percentage">
            <text:p>4.76%</text:p>
          </table:table-cell>
          <table:table-cell table:formula="of:=([$wins.P15]+INDIRECT(&quot;$wins.O&quot;&amp;[.Q$29]))/([$games.P15]+INDIRECT(&quot;$games.O&quot;&amp;[.Q$29]))" office:value-type="percentage" office:value="0.0860545262224042" calcext:value-type="percentage">
            <text:p>8.61%</text:p>
          </table:table-cell>
          <table:table-cell table:formula="of:=([$wins.Q15]+INDIRECT(&quot;$wins.O&quot;&amp;[.R$29]))/([$games.Q15]+INDIRECT(&quot;$games.O&quot;&amp;[.R$29]))" office:value-type="percentage" office:value="0.238535969709718" calcext:value-type="percentage">
            <text:p>23.85%</text:p>
          </table:table-cell>
          <table:table-cell table:formula="of:=([$wins.R15]+INDIRECT(&quot;$wins.O&quot;&amp;[.S$29]))/([$games.R15]+INDIRECT(&quot;$games.O&quot;&amp;[.S$29]))" office:value-type="percentage" office:value="0.443340234644583" calcext:value-type="percentage">
            <text:p>44.33%</text:p>
          </table:table-cell>
          <table:table-cell table:formula="of:=([$wins.S15]+INDIRECT(&quot;$wins.O&quot;&amp;[.T$29]))/([$games.S15]+INDIRECT(&quot;$games.O&quot;&amp;[.T$29]))" office:value-type="percentage" office:value="0.0794571872429864" calcext:value-type="percentage">
            <text:p>7.95%</text:p>
          </table:table-cell>
          <table:table-cell table:formula="of:=([$wins.T15]+INDIRECT(&quot;$wins.O&quot;&amp;[.U$29]))/([$games.T15]+INDIRECT(&quot;$games.O&quot;&amp;[.U$29]))" office:value-type="percentage" office:value="0.106597080092782" calcext:value-type="percentage">
            <text:p>10.66%</text:p>
          </table:table-cell>
          <table:table-cell table:formula="of:=([$wins.U15]+INDIRECT(&quot;$wins.O&quot;&amp;[.V$29]))/([$games.U15]+INDIRECT(&quot;$games.O&quot;&amp;[.V$29]))" office:value-type="percentage" office:value="0.0757150094413485" calcext:value-type="percentage">
            <text:p>7.57%</text:p>
          </table:table-cell>
          <table:table-cell table:formula="of:=([$wins.V15]+INDIRECT(&quot;$wins.O&quot;&amp;[.W$29]))/([$games.V15]+INDIRECT(&quot;$games.O&quot;&amp;[.W$29]))" office:value-type="percentage" office:value="0.0864626716690187" calcext:value-type="percentage">
            <text:p>8.65%</text:p>
          </table:table-cell>
          <table:table-cell table:formula="of:=([$wins.W15]+INDIRECT(&quot;$wins.O&quot;&amp;[.X$29]))/([$games.W15]+INDIRECT(&quot;$games.O&quot;&amp;[.X$29]))" office:value-type="percentage" office:value="0.263975155279503" calcext:value-type="percentage">
            <text:p>26.40%</text:p>
          </table:table-cell>
          <table:table-cell table:formula="of:=([$wins.X15]+INDIRECT(&quot;$wins.O&quot;&amp;[.Y$29]))/([$games.X15]+INDIRECT(&quot;$games.O&quot;&amp;[.Y$29]))" office:value-type="percentage" office:value="0.343062134299248" calcext:value-type="percentage">
            <text:p>34.31%</text:p>
          </table:table-cell>
          <table:table-cell table:formula="of:=([$wins.Y15]+INDIRECT(&quot;$wins.O&quot;&amp;[.Z$29]))/([$games.Y15]+INDIRECT(&quot;$games.O&quot;&amp;[.Z$29]))" office:value-type="percentage" office:value="0.716346153846154" calcext:value-type="percentage">
            <text:p>71.63%</text:p>
          </table:table-cell>
          <table:table-cell table:formula="of:=([$wins.Z15]+INDIRECT(&quot;$wins.O&quot;&amp;[.AA$29]))/([$games.Z15]+INDIRECT(&quot;$games.O&quot;&amp;[.AA$29]))" office:value-type="percentage" office:value="0.475339477942728" calcext:value-type="percentage">
            <text:p>47.53%</text:p>
          </table:table-cell>
          <table:table-cell table:formula="of:=([$wins.AA15]+INDIRECT(&quot;$wins.O&quot;&amp;[.AB$29]))/([$games.AA15]+INDIRECT(&quot;$games.O&quot;&amp;[.AB$29]))" office:value-type="percentage" office:value="0.872766943951998" calcext:value-type="percentage">
            <text:p>87.28%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3"/>
          <table:table-cell table:style-name="ce2" table:number-columns-repeated="2"/>
          <table:table-cell table:formula="of:=[$wins.P16]/[$games.P16]" office:value-type="percentage" office:value="0.0621692730658941" calcext:value-type="percentage">
            <text:p>6.22%</text:p>
          </table:table-cell>
          <table:table-cell table:formula="of:=([$wins.Q16]+INDIRECT(&quot;$wins.P&quot;&amp;[.R$29]))/([$games.Q16]+INDIRECT(&quot;$games.P&quot;&amp;[.R$29]))" office:value-type="percentage" office:value="0.269793216686336" calcext:value-type="percentage">
            <text:p>26.98%</text:p>
          </table:table-cell>
          <table:table-cell table:formula="of:=([$wins.R16]+INDIRECT(&quot;$wins.P&quot;&amp;[.S$29]))/([$games.R16]+INDIRECT(&quot;$games.P&quot;&amp;[.S$29]))" office:value-type="percentage" office:value="0.433849579916996" calcext:value-type="percentage">
            <text:p>43.38%</text:p>
          </table:table-cell>
          <table:table-cell table:formula="of:=([$wins.S16]+INDIRECT(&quot;$wins.P&quot;&amp;[.T$29]))/([$games.S16]+INDIRECT(&quot;$games.P&quot;&amp;[.T$29]))" office:value-type="percentage" office:value="0.0946963187020933" calcext:value-type="percentage">
            <text:p>9.47%</text:p>
          </table:table-cell>
          <table:table-cell table:formula="of:=([$wins.T16]+INDIRECT(&quot;$wins.P&quot;&amp;[.U$29]))/([$games.T16]+INDIRECT(&quot;$games.P&quot;&amp;[.U$29]))" office:value-type="percentage" office:value="0.122073016119434" calcext:value-type="percentage">
            <text:p>12.21%</text:p>
          </table:table-cell>
          <table:table-cell table:formula="of:=([$wins.U16]+INDIRECT(&quot;$wins.P&quot;&amp;[.V$29]))/([$games.U16]+INDIRECT(&quot;$games.P&quot;&amp;[.V$29]))" office:value-type="percentage" office:value="0.0794253091636627" calcext:value-type="percentage">
            <text:p>7.94%</text:p>
          </table:table-cell>
          <table:table-cell table:formula="of:=([$wins.V16]+INDIRECT(&quot;$wins.P&quot;&amp;[.W$29]))/([$games.V16]+INDIRECT(&quot;$games.P&quot;&amp;[.W$29]))" office:value-type="percentage" office:value="0.0884479350879018" calcext:value-type="percentage">
            <text:p>8.84%</text:p>
          </table:table-cell>
          <table:table-cell table:formula="of:=([$wins.W16]+INDIRECT(&quot;$wins.P&quot;&amp;[.X$29]))/([$games.W16]+INDIRECT(&quot;$games.P&quot;&amp;[.X$29]))" office:value-type="percentage" office:value="0.292098512057465" calcext:value-type="percentage">
            <text:p>29.21%</text:p>
          </table:table-cell>
          <table:table-cell table:formula="of:=([$wins.X16]+INDIRECT(&quot;$wins.P&quot;&amp;[.Y$29]))/([$games.X16]+INDIRECT(&quot;$games.P&quot;&amp;[.Y$29]))" office:value-type="percentage" office:value="0.38468323561459" calcext:value-type="percentage">
            <text:p>38.47%</text:p>
          </table:table-cell>
          <table:table-cell table:formula="of:=([$wins.Y16]+INDIRECT(&quot;$wins.P&quot;&amp;[.Z$29]))/([$games.Y16]+INDIRECT(&quot;$games.P&quot;&amp;[.Z$29]))" office:value-type="percentage" office:value="0.779623593733572" calcext:value-type="percentage">
            <text:p>77.96%</text:p>
          </table:table-cell>
          <table:table-cell table:formula="of:=([$wins.Z16]+INDIRECT(&quot;$wins.P&quot;&amp;[.AA$29]))/([$games.Z16]+INDIRECT(&quot;$games.P&quot;&amp;[.AA$29]))" office:value-type="percentage" office:value="0.465345013062855" calcext:value-type="percentage">
            <text:p>46.53%</text:p>
          </table:table-cell>
          <table:table-cell table:formula="of:=([$wins.AA16]+INDIRECT(&quot;$wins.P&quot;&amp;[.AB$29]))/([$games.AA16]+INDIRECT(&quot;$games.P&quot;&amp;[.AB$29]))" office:value-type="percentage" office:value="0.941637084986427" calcext:value-type="percentage">
            <text:p>94.16%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3"/>
          <table:table-cell table:style-name="ce2" table:number-columns-repeated="3"/>
          <table:table-cell table:formula="of:=[$wins.Q17]/[$games.Q17]" office:value-type="percentage" office:value="0.367683429513603" calcext:value-type="percentage">
            <text:p>36.77%</text:p>
          </table:table-cell>
          <table:table-cell table:formula="of:=([$wins.R17]+INDIRECT(&quot;$wins.Q&quot;&amp;[.S$29]))/([$games.R17]+INDIRECT(&quot;$games.Q&quot;&amp;[.S$29]))" office:value-type="percentage" office:value="0.509917355371901" calcext:value-type="percentage">
            <text:p>50.99%</text:p>
          </table:table-cell>
          <table:table-cell table:formula="of:=([$wins.S17]+INDIRECT(&quot;$wins.Q&quot;&amp;[.T$29]))/([$games.S17]+INDIRECT(&quot;$games.Q&quot;&amp;[.T$29]))" office:value-type="percentage" office:value="0.270503696538382" calcext:value-type="percentage">
            <text:p>27.05%</text:p>
          </table:table-cell>
          <table:table-cell table:formula="of:=([$wins.T17]+INDIRECT(&quot;$wins.Q&quot;&amp;[.U$29]))/([$games.T17]+INDIRECT(&quot;$games.Q&quot;&amp;[.U$29]))" office:value-type="percentage" office:value="0.299695121951219" calcext:value-type="percentage">
            <text:p>29.97%</text:p>
          </table:table-cell>
          <table:table-cell table:formula="of:=([$wins.U17]+INDIRECT(&quot;$wins.Q&quot;&amp;[.V$29]))/([$games.U17]+INDIRECT(&quot;$games.Q&quot;&amp;[.V$29]))" office:value-type="percentage" office:value="0.231482753882094" calcext:value-type="percentage">
            <text:p>23.15%</text:p>
          </table:table-cell>
          <table:table-cell table:formula="of:=([$wins.V17]+INDIRECT(&quot;$wins.Q&quot;&amp;[.W$29]))/([$games.V17]+INDIRECT(&quot;$games.Q&quot;&amp;[.W$29]))" office:value-type="percentage" office:value="0.269318417236379" calcext:value-type="percentage">
            <text:p>26.93%</text:p>
          </table:table-cell>
          <table:table-cell table:formula="of:=([$wins.W17]+INDIRECT(&quot;$wins.Q&quot;&amp;[.X$29]))/([$games.W17]+INDIRECT(&quot;$games.Q&quot;&amp;[.X$29]))" office:value-type="percentage" office:value="0.345782626940831" calcext:value-type="percentage">
            <text:p>34.58%</text:p>
          </table:table-cell>
          <table:table-cell table:formula="of:=([$wins.X17]+INDIRECT(&quot;$wins.Q&quot;&amp;[.Y$29]))/([$games.X17]+INDIRECT(&quot;$games.Q&quot;&amp;[.Y$29]))" office:value-type="percentage" office:value="0.457988410596026" calcext:value-type="percentage">
            <text:p>45.80%</text:p>
          </table:table-cell>
          <table:table-cell table:formula="of:=([$wins.Y17]+INDIRECT(&quot;$wins.Q&quot;&amp;[.Z$29]))/([$games.Y17]+INDIRECT(&quot;$games.Q&quot;&amp;[.Z$29]))" office:value-type="percentage" office:value="0.759327593275933" calcext:value-type="percentage">
            <text:p>75.93%</text:p>
          </table:table-cell>
          <table:table-cell table:formula="of:=([$wins.Z17]+INDIRECT(&quot;$wins.Q&quot;&amp;[.AA$29]))/([$games.Z17]+INDIRECT(&quot;$games.Q&quot;&amp;[.AA$29]))" office:value-type="percentage" office:value="0.639235245220283" calcext:value-type="percentage">
            <text:p>63.92%</text:p>
          </table:table-cell>
          <table:table-cell table:formula="of:=([$wins.AA17]+INDIRECT(&quot;$wins.Q&quot;&amp;[.AB$29]))/([$games.AA17]+INDIRECT(&quot;$games.Q&quot;&amp;[.AB$29]))" office:value-type="percentage" office:value="0.900527811611855" calcext:value-type="percentage">
            <text:p>90.05%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3"/>
          <table:table-cell table:style-name="ce2" table:number-columns-repeated="4"/>
          <table:table-cell table:formula="of:=[$wins.R18]/[$games.R18]" office:value-type="string" office:string-value="" calcext:value-type="error">
            <text:p>#DIV/0!</text:p>
          </table:table-cell>
          <table:table-cell table:formula="of:=([$wins.S18]+INDIRECT(&quot;$wins.R&quot;&amp;[.T$29]))/([$games.S18]+INDIRECT(&quot;$games.R&quot;&amp;[.T$29]))" office:value-type="percentage" office:value="0.42993762993763" calcext:value-type="percentage">
            <text:p>42.99%</text:p>
          </table:table-cell>
          <table:table-cell table:formula="of:=([$wins.T18]+INDIRECT(&quot;$wins.R&quot;&amp;[.U$29]))/([$games.T18]+INDIRECT(&quot;$games.R&quot;&amp;[.U$29]))" office:value-type="percentage" office:value="0.482423490488007" calcext:value-type="percentage">
            <text:p>48.24%</text:p>
          </table:table-cell>
          <table:table-cell table:formula="of:=([$wins.U18]+INDIRECT(&quot;$wins.R&quot;&amp;[.V$29]))/([$games.U18]+INDIRECT(&quot;$games.R&quot;&amp;[.V$29]))" office:value-type="percentage" office:value="0.503652597402597" calcext:value-type="percentage">
            <text:p>50.37%</text:p>
          </table:table-cell>
          <table:table-cell table:formula="of:=([$wins.V18]+INDIRECT(&quot;$wins.R&quot;&amp;[.W$29]))/([$games.V18]+INDIRECT(&quot;$games.R&quot;&amp;[.W$29]))" office:value-type="percentage" office:value="0.743028299938029" calcext:value-type="percentage">
            <text:p>74.30%</text:p>
          </table:table-cell>
          <table:table-cell table:formula="of:=([$wins.W18]+INDIRECT(&quot;$wins.R&quot;&amp;[.X$29]))/([$games.W18]+INDIRECT(&quot;$games.R&quot;&amp;[.X$29]))" office:value-type="percentage" office:value="0.458667736757624" calcext:value-type="percentage">
            <text:p>45.87%</text:p>
          </table:table-cell>
          <table:table-cell table:formula="of:=([$wins.X18]+INDIRECT(&quot;$wins.R&quot;&amp;[.Y$29]))/([$games.X18]+INDIRECT(&quot;$games.R&quot;&amp;[.Y$29]))" office:value-type="percentage" office:value="0.54069024286323" calcext:value-type="percentage">
            <text:p>54.07%</text:p>
          </table:table-cell>
          <table:table-cell table:formula="of:=([$wins.Y18]+INDIRECT(&quot;$wins.R&quot;&amp;[.Z$29]))/([$games.Y18]+INDIRECT(&quot;$games.R&quot;&amp;[.Z$29]))" office:value-type="percentage" office:value="0.765586034912718" calcext:value-type="percentage">
            <text:p>76.56%</text:p>
          </table:table-cell>
          <table:table-cell table:formula="of:=([$wins.Z18]+INDIRECT(&quot;$wins.R&quot;&amp;[.AA$29]))/([$games.Z18]+INDIRECT(&quot;$games.R&quot;&amp;[.AA$29]))" office:value-type="percentage" office:value="0.606550580431177" calcext:value-type="percentage">
            <text:p>60.66%</text:p>
          </table:table-cell>
          <table:table-cell table:formula="of:=([$wins.AA18]+INDIRECT(&quot;$wins.R&quot;&amp;[.AB$29]))/([$games.AA18]+INDIRECT(&quot;$games.R&quot;&amp;[.AB$29]))" office:value-type="percentage" office:value="0.884984025559105" calcext:value-type="percentage">
            <text:p>88.50%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3"/>
          <table:table-cell table:style-name="ce2" table:number-columns-repeated="5"/>
          <table:table-cell table:formula="of:=[$wins.S19]/[$games.S19]" office:value-type="percentage" office:value="0.0553031142635487" calcext:value-type="percentage">
            <text:p>5.53%</text:p>
          </table:table-cell>
          <table:table-cell table:formula="of:=([$wins.T19]+INDIRECT(&quot;$wins.S&quot;&amp;[.U$29]))/([$games.T19]+INDIRECT(&quot;$games.S&quot;&amp;[.U$29]))" office:value-type="percentage" office:value="0.114654049235411" calcext:value-type="percentage">
            <text:p>11.47%</text:p>
          </table:table-cell>
          <table:table-cell table:formula="of:=([$wins.U19]+INDIRECT(&quot;$wins.S&quot;&amp;[.V$29]))/([$games.U19]+INDIRECT(&quot;$games.S&quot;&amp;[.V$29]))" office:value-type="percentage" office:value="0.0809861579781007" calcext:value-type="percentage">
            <text:p>8.10%</text:p>
          </table:table-cell>
          <table:table-cell table:formula="of:=([$wins.V19]+INDIRECT(&quot;$wins.S&quot;&amp;[.W$29]))/([$games.V19]+INDIRECT(&quot;$games.S&quot;&amp;[.W$29]))" office:value-type="percentage" office:value="0.094485231347106" calcext:value-type="percentage">
            <text:p>9.45%</text:p>
          </table:table-cell>
          <table:table-cell table:formula="of:=([$wins.W19]+INDIRECT(&quot;$wins.S&quot;&amp;[.X$29]))/([$games.W19]+INDIRECT(&quot;$games.S&quot;&amp;[.X$29]))" office:value-type="percentage" office:value="0.307067481255207" calcext:value-type="percentage">
            <text:p>30.71%</text:p>
          </table:table-cell>
          <table:table-cell table:formula="of:=([$wins.X19]+INDIRECT(&quot;$wins.S&quot;&amp;[.Y$29]))/([$games.X19]+INDIRECT(&quot;$games.S&quot;&amp;[.Y$29]))" office:value-type="percentage" office:value="0.360934182590233" calcext:value-type="percentage">
            <text:p>36.09%</text:p>
          </table:table-cell>
          <table:table-cell table:formula="of:=([$wins.Y19]+INDIRECT(&quot;$wins.S&quot;&amp;[.Z$29]))/([$games.Y19]+INDIRECT(&quot;$games.S&quot;&amp;[.Z$29]))" office:value-type="percentage" office:value="0.702411772721079" calcext:value-type="percentage">
            <text:p>70.24%</text:p>
          </table:table-cell>
          <table:table-cell table:formula="of:=([$wins.Z19]+INDIRECT(&quot;$wins.S&quot;&amp;[.AA$29]))/([$games.Z19]+INDIRECT(&quot;$games.S&quot;&amp;[.AA$29]))" office:value-type="percentage" office:value="0.474081184860121" calcext:value-type="percentage">
            <text:p>47.41%</text:p>
          </table:table-cell>
          <table:table-cell table:formula="of:=([$wins.AA19]+INDIRECT(&quot;$wins.S&quot;&amp;[.AB$29]))/([$games.AA19]+INDIRECT(&quot;$games.S&quot;&amp;[.AB$29]))" office:value-type="percentage" office:value="0.870441988950276" calcext:value-type="percentage">
            <text:p>87.04%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3"/>
          <table:table-cell table:style-name="ce2" table:number-columns-repeated="6"/>
          <table:table-cell table:formula="of:=[$wins.T20]/[$games.T20]" office:value-type="percentage" office:value="0.083969465648855" calcext:value-type="percentage">
            <text:p>8.40%</text:p>
          </table:table-cell>
          <table:table-cell table:formula="of:=([$wins.U20]+INDIRECT(&quot;$wins.T&quot;&amp;[.V$29]))/([$games.U20]+INDIRECT(&quot;$games.T&quot;&amp;[.V$29]))" office:value-type="percentage" office:value="0.10435903690024" calcext:value-type="percentage">
            <text:p>10.44%</text:p>
          </table:table-cell>
          <table:table-cell table:formula="of:=([$wins.V20]+INDIRECT(&quot;$wins.T&quot;&amp;[.W$29]))/([$games.V20]+INDIRECT(&quot;$games.T&quot;&amp;[.W$29]))" office:value-type="percentage" office:value="0.119729147429978" calcext:value-type="percentage">
            <text:p>11.97%</text:p>
          </table:table-cell>
          <table:table-cell table:formula="of:=([$wins.W20]+INDIRECT(&quot;$wins.T&quot;&amp;[.X$29]))/([$games.W20]+INDIRECT(&quot;$games.T&quot;&amp;[.X$29]))" office:value-type="percentage" office:value="0.320541760722348" calcext:value-type="percentage">
            <text:p>32.05%</text:p>
          </table:table-cell>
          <table:table-cell table:formula="of:=([$wins.X20]+INDIRECT(&quot;$wins.T&quot;&amp;[.Y$29]))/([$games.X20]+INDIRECT(&quot;$games.T&quot;&amp;[.Y$29]))" office:value-type="percentage" office:value="0.410521955260978" calcext:value-type="percentage">
            <text:p>41.05%</text:p>
          </table:table-cell>
          <table:table-cell table:formula="of:=([$wins.Y20]+INDIRECT(&quot;$wins.T&quot;&amp;[.Z$29]))/([$games.Y20]+INDIRECT(&quot;$games.T&quot;&amp;[.Z$29]))" office:value-type="percentage" office:value="0.72616385444196" calcext:value-type="percentage">
            <text:p>72.62%</text:p>
          </table:table-cell>
          <table:table-cell table:formula="of:=([$wins.Z20]+INDIRECT(&quot;$wins.T&quot;&amp;[.AA$29]))/([$games.Z20]+INDIRECT(&quot;$games.T&quot;&amp;[.AA$29]))" office:value-type="percentage" office:value="0.494399502177971" calcext:value-type="percentage">
            <text:p>49.44%</text:p>
          </table:table-cell>
          <table:table-cell table:formula="of:=([$wins.AA20]+INDIRECT(&quot;$wins.T&quot;&amp;[.AB$29]))/([$games.AA20]+INDIRECT(&quot;$games.T&quot;&amp;[.AB$29]))" office:value-type="percentage" office:value="0.878224974200206" calcext:value-type="percentage">
            <text:p>87.82%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/>
          <table:table-cell table:style-name="ce2" table:number-columns-repeated="7"/>
          <table:table-cell table:formula="of:=[$wins.U21]/[$games.U21]" office:value-type="percentage" office:value="0.0441265142794497" calcext:value-type="percentage">
            <text:p>4.41%</text:p>
          </table:table-cell>
          <table:table-cell table:formula="of:=([$wins.V21]+INDIRECT(&quot;$wins.U&quot;&amp;[.W$29]))/([$games.V21]+INDIRECT(&quot;$games.U&quot;&amp;[.W$29]))" office:value-type="percentage" office:value="0.0822143617569285" calcext:value-type="percentage">
            <text:p>8.22%</text:p>
          </table:table-cell>
          <table:table-cell table:formula="of:=([$wins.W21]+INDIRECT(&quot;$wins.U&quot;&amp;[.X$29]))/([$games.W21]+INDIRECT(&quot;$games.U&quot;&amp;[.X$29]))" office:value-type="percentage" office:value="0.250480241492865" calcext:value-type="percentage">
            <text:p>25.05%</text:p>
          </table:table-cell>
          <table:table-cell table:formula="of:=([$wins.X21]+INDIRECT(&quot;$wins.U&quot;&amp;[.Y$29]))/([$games.X21]+INDIRECT(&quot;$games.U&quot;&amp;[.Y$29]))" office:value-type="percentage" office:value="0.320465434633812" calcext:value-type="percentage">
            <text:p>32.05%</text:p>
          </table:table-cell>
          <table:table-cell table:formula="of:=([$wins.Y21]+INDIRECT(&quot;$wins.U&quot;&amp;[.Z$29]))/([$games.Y21]+INDIRECT(&quot;$games.U&quot;&amp;[.Z$29]))" office:value-type="percentage" office:value="0.70592363840539" calcext:value-type="percentage">
            <text:p>70.59%</text:p>
          </table:table-cell>
          <table:table-cell table:formula="of:=([$wins.Z21]+INDIRECT(&quot;$wins.U&quot;&amp;[.AA$29]))/([$games.Z21]+INDIRECT(&quot;$games.U&quot;&amp;[.AA$29]))" office:value-type="percentage" office:value="0.441548565502938" calcext:value-type="percentage">
            <text:p>44.15%</text:p>
          </table:table-cell>
          <table:table-cell table:formula="of:=([$wins.AA21]+INDIRECT(&quot;$wins.U&quot;&amp;[.AB$29]))/([$games.AA21]+INDIRECT(&quot;$games.U&quot;&amp;[.AB$29]))" office:value-type="percentage" office:value="0.870454859670953" calcext:value-type="percentage">
            <text:p>87.05%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3"/>
          <table:table-cell table:style-name="ce2" table:number-columns-repeated="8"/>
          <table:table-cell table:formula="of:=[$wins.V22]/[$games.V22]" office:value-type="percentage" office:value="0.0547353760445682" calcext:value-type="percentage">
            <text:p>5.47%</text:p>
          </table:table-cell>
          <table:table-cell table:formula="of:=([$wins.W22]+INDIRECT(&quot;$wins.V&quot;&amp;[.X$29]))/([$games.W22]+INDIRECT(&quot;$games.V&quot;&amp;[.X$29]))" office:value-type="percentage" office:value="0.263082583810302" calcext:value-type="percentage">
            <text:p>26.31%</text:p>
          </table:table-cell>
          <table:table-cell table:formula="of:=([$wins.X22]+INDIRECT(&quot;$wins.V&quot;&amp;[.Y$29]))/([$games.X22]+INDIRECT(&quot;$games.V&quot;&amp;[.Y$29]))" office:value-type="percentage" office:value="0.296342219466832" calcext:value-type="percentage">
            <text:p>29.63%</text:p>
          </table:table-cell>
          <table:table-cell table:formula="of:=([$wins.Y22]+INDIRECT(&quot;$wins.V&quot;&amp;[.Z$29]))/([$games.Y22]+INDIRECT(&quot;$games.V&quot;&amp;[.Z$29]))" office:value-type="percentage" office:value="0.746699167174487" calcext:value-type="percentage">
            <text:p>74.67%</text:p>
          </table:table-cell>
          <table:table-cell table:formula="of:=([$wins.Z22]+INDIRECT(&quot;$wins.V&quot;&amp;[.AA$29]))/([$games.Z22]+INDIRECT(&quot;$games.V&quot;&amp;[.AA$29]))" office:value-type="percentage" office:value="0.4360625574977" calcext:value-type="percentage">
            <text:p>43.61%</text:p>
          </table:table-cell>
          <table:table-cell table:formula="of:=([$wins.AA22]+INDIRECT(&quot;$wins.V&quot;&amp;[.AB$29]))/([$games.AA22]+INDIRECT(&quot;$games.V&quot;&amp;[.AB$29]))" office:value-type="percentage" office:value="0.917338709677419" calcext:value-type="percentage">
            <text:p>91.73%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3"/>
          <table:table-cell table:style-name="ce2" table:number-columns-repeated="9"/>
          <table:table-cell table:formula="of:=[$wins.W23]/[$games.W23]" office:value-type="percentage" office:value="0.319757365684575" calcext:value-type="percentage">
            <text:p>31.98%</text:p>
          </table:table-cell>
          <table:table-cell table:formula="of:=([$wins.X23]+INDIRECT(&quot;$wins.W&quot;&amp;[.Y$29]))/([$games.X23]+INDIRECT(&quot;$games.W&quot;&amp;[.Y$29]))" office:value-type="percentage" office:value="0.416228247673007" calcext:value-type="percentage">
            <text:p>41.62%</text:p>
          </table:table-cell>
          <table:table-cell table:formula="of:=([$wins.Y23]+INDIRECT(&quot;$wins.W&quot;&amp;[.Z$29]))/([$games.Y23]+INDIRECT(&quot;$games.W&quot;&amp;[.Z$29]))" office:value-type="percentage" office:value="0.743513398553807" calcext:value-type="percentage">
            <text:p>74.35%</text:p>
          </table:table-cell>
          <table:table-cell table:formula="of:=([$wins.Z23]+INDIRECT(&quot;$wins.W&quot;&amp;[.AA$29]))/([$games.Z23]+INDIRECT(&quot;$games.W&quot;&amp;[.AA$29]))" office:value-type="percentage" office:value="0.591942148760331" calcext:value-type="percentage">
            <text:p>59.19%</text:p>
          </table:table-cell>
          <table:table-cell table:formula="of:=([$wins.AA23]+INDIRECT(&quot;$wins.W&quot;&amp;[.AB$29]))/([$games.AA23]+INDIRECT(&quot;$games.W&quot;&amp;[.AB$29]))" office:value-type="percentage" office:value="0.863522537562604" calcext:value-type="percentage">
            <text:p>86.35%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3"/>
          <table:table-cell table:style-name="ce2" table:number-columns-repeated="10"/>
          <table:table-cell table:formula="of:=[$wins.X24]/[$games.X24]" office:value-type="percentage" office:value="0.399495374264087" calcext:value-type="percentage">
            <text:p>39.95%</text:p>
          </table:table-cell>
          <table:table-cell table:formula="of:=([$wins.Y24]+INDIRECT(&quot;$wins.X&quot;&amp;[.Z$29]))/([$games.Y24]+INDIRECT(&quot;$games.X&quot;&amp;[.Z$29]))" office:value-type="percentage" office:value="0.76668014557218" calcext:value-type="percentage">
            <text:p>76.67%</text:p>
          </table:table-cell>
          <table:table-cell table:formula="of:=([$wins.Z24]+INDIRECT(&quot;$wins.X&quot;&amp;[.AA$29]))/([$games.Z24]+INDIRECT(&quot;$games.X&quot;&amp;[.AA$29]))" office:value-type="percentage" office:value="0.643553859202714" calcext:value-type="percentage">
            <text:p>64.36%</text:p>
          </table:table-cell>
          <table:table-cell table:formula="of:=([$wins.AA24]+INDIRECT(&quot;$wins.X&quot;&amp;[.AB$29]))/([$games.AA24]+INDIRECT(&quot;$games.X&quot;&amp;[.AB$29]))" office:value-type="percentage" office:value="0.90671031096563" calcext:value-type="percentage">
            <text:p>90.67%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3"/>
          <table:table-cell table:style-name="ce2" table:number-columns-repeated="11"/>
          <table:table-cell table:formula="of:=[$wins.Y25]/[$games.Y25]" office:value-type="string" office:string-value="" calcext:value-type="error">
            <text:p>#DIV/0!</text:p>
          </table:table-cell>
          <table:table-cell table:formula="of:=([$wins.Z25]+INDIRECT(&quot;$wins.Y&quot;&amp;[.AA$29]))/([$games.Z25]+INDIRECT(&quot;$games.Y&quot;&amp;[.AA$29]))" office:value-type="percentage" office:value="0.854743912678421" calcext:value-type="percentage">
            <text:p>85.47%</text:p>
          </table:table-cell>
          <table:table-cell table:formula="of:=([$wins.AA25]+INDIRECT(&quot;$wins.Y&quot;&amp;[.AB$29]))/([$games.AA25]+INDIRECT(&quot;$games.Y&quot;&amp;[.AB$29]))" office:value-type="percentage" office:value="0.929153094462541" calcext:value-type="percentage">
            <text:p>92.92%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3"/>
          <table:table-cell table:style-name="ce2" table:number-columns-repeated="12"/>
          <table:table-cell table:formula="of:=[$wins.Z26]/[$games.Z26]" office:value-type="percentage" office:value="0.485525227460711" calcext:value-type="percentage">
            <text:p>48.55%</text:p>
          </table:table-cell>
          <table:table-cell table:formula="of:=([$wins.AA26]+INDIRECT(&quot;$wins.Z&quot;&amp;[.AB$29]))/([$games.AA26]+INDIRECT(&quot;$games.Z&quot;&amp;[.AB$29]))" office:value-type="percentage" office:value="0.931062782109151" calcext:value-type="percentage">
            <text:p>93.11%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lways</text:p>
          </table:table-cell>
          <table:table-cell table:number-columns-repeated="11"/>
          <table:table-cell table:style-name="ce2" table:number-columns-repeated="13"/>
          <table:table-cell table:formula="of:=[$wins.AA27]/[$games.AA27]" office:value-type="string" office:string-value="" calcext:value-type="error">
            <text:p>#DIV/0!</text:p>
          </table:table-cell>
        </table:table-row>
        <table:table-row table:style-name="ro1" table:visibility="collapse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number-columns-repeated="11"/>
          <table:table-cell table:style-name="ce2" table:number-columns-repeated="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J</text:p>
          </table:table-cell>
          <table:table-cell table:style-name="Default" table:number-columns-repeated="25"/>
        </table:table-row>
        <calcext:conditional-formats>
          <calcext:conditional-format calcext:target-range-address="ratio.B2:ratio.B2 ratio.C2:ratio.C3 ratio.D2:ratio.D4 ratio.E2:ratio.E5 ratio.F2:ratio.F6 ratio.G2:ratio.G7 ratio.H2:ratio.H8 ratio.I2:ratio.I9 ratio.J2:ratio.J10 ratio.K2:ratio.K11 ratio.L2:ratio.L12 ratio.M2:ratio.M13 ratio.N2:ratio.N14 ratio.O2:ratio.O15 ratio.P2:ratio.P16 ratio.Q2:ratio.Q17 ratio.R2:ratio.R18 ratio.S2:ratio.T19 ratio.U2:ratio.U21 ratio.V2:ratio.V22 ratio.W2:ratio.W23 ratio.X2:ratio.X24 ratio.Y2:ratio.Y25 ratio.Z2:ratio.Z26 ratio.AA2:ratio.AA27 ratio.AB2:ratio.AB28 ratio.T20:ratio.T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9T14:52:10.988233594</dc:date>
    <meta:editing-duration>PT4H14M22S</meta:editing-duration>
    <meta:editing-cycles>1</meta:editing-cycles>
    <meta:document-statistic meta:table-count="3" meta:cell-count="1921" meta:object-count="0"/>
    <meta:generator>LibreOffice/6.4.7.2$Linux_X86_64 LibreOffice_project/40$Build-2</meta:generator>
  </office:meta>
</office:document-meta>
</file>